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320000000428F474EB35C12A5AE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729fcf"/>
    </style:style>
    <style:style style:name="ta3" style:family="table" style:master-page-name="Default">
      <style:table-properties table:display="true" style:writing-mode="lr-tb" tableooo:tab-color="#355269"/>
    </style:style>
    <style:style style:name="ta4" style:family="table" style:master-page-name="Default">
      <style:table-properties table:display="true" style:writing-mode="lr-tb" tableooo:tab-color="#ff3838"/>
    </style:style>
    <style:style style:name="ta5" style:family="table" style:master-page-name="Default">
      <style:table-properties table:display="true" style:writing-mode="lr-tb" tableooo:tab-color="#f10d0c"/>
    </style:style>
    <style:style style:name="ta6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0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6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9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6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99">
      <style:table-cell-properties style:cell-protect="protected" style:print-content="true"/>
    </style:style>
    <style:style style:name="ce158" style:family="table-cell" style:parent-style-name="Default" style:data-style-name="N123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9" style:family="table-cell" style:parent-style-name="Default" style:data-style-name="N99">
      <style:table-cell-properties style:cell-protect="protected" style:print-content="true"/>
      <style:text-properties fo:color="#ffffff" style:font-name="Times New Roman"/>
    </style:style>
    <style:style style:name="ce161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7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1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4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0" style:family="table-cell" style:parent-style-name="Default" style:data-style-name="N10000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6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5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5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0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>
      <style:table-cell-properties style:cell-protect="hidden-and-protected" style:print-content="true"/>
    </style:style>
    <style:style style:name="ce3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1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2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4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6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28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43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5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6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7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14.96mm" svg:height="15mm" svg:x="200.22mm" svg:y="11mm" draw:control="control3"/>
          <draw:control draw:z-index="1" draw:style-name="gr1" draw:text-style-name="P1" svg:width="114.96mm" svg:height="15mm" svg:x="200mm" svg:y="35.12mm" draw:control="control4"/>
          <draw:g draw:z-index="4">
            <draw:frame draw:name="Image 4" draw:style-name="gr2" draw:text-style-name="P2" svg:width="212.49mm" svg:height="17.62mm" svg:x="0mm" svg:y="176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89.87mm" svg:x2="90mm" svg:y2="198.19mm">
              <text:p/>
            </draw:line>
            <draw:line draw:style-name="gr3" draw:text-style-name="P3" svg:x1="206.19mm" svg:y1="179.96mm" svg:x2="155mm" svg:y2="199.15mm">
              <text:p/>
            </draw:line>
          </draw:g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5"/>
          <table:covered-table-cell table:number-columns-repeated="5" table:style-name="ce3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5"/>
          <table:table-cell table:style-name="ce35"/>
          <table:table-cell table:style-name="ce3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covered-table-cell table:style-name="ce8"/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42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2"/>
          <table:table-cell table:number-columns-repeated="1014"/>
        </table:table-row>
        <table:table-row table:style-name="ro4">
          <table:table-cell table:style-name="ce9" table:number-columns-repeated="8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4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4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4">
          <table:table-cell table:style-name="ce16"/>
          <table:table-cell table:style-name="ce28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C26" table:end-x="22.51mm" table:end-y="2.18mm" draw:z-index="2" draw:style-name="gr4" draw:text-style-name="P4" svg:width="33.97mm" svg:height="10.1mm" svg:x="11.14mm" svg:y="2.68mm" draw:control="control1"/>
          </table:table-cell>
          <table:table-cell table:number-columns-repeated="2"/>
          <table:table-cell>
            <draw:control table:end-cell-address="Aide.F26" table:end-x="15.03mm" table:end-y="2.56mm" draw:z-index="3" draw:style-name="gr4" draw:text-style-name="P4" svg:width="34.93mm" svg:height="10.48mm" svg:x="2.69mm" svg:y="2.68mm" draw:control="control2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9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2"/>
          <table:table-cell table:number-columns-repeated="1023"/>
        </table:table-row>
        <table:table-row table:style-name="ro4">
          <table:table-cell table:style-name="ce7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4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4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5.05mm" svg:height="15mm" svg:x="234.07mm" svg:y="163mm" draw:control="control5"/>
          <draw:control draw:z-index="1" draw:style-name="gr4" draw:text-style-name="P1" svg:width="45mm" svg:height="15mm" svg:x="285.61mm" svg:y="163mm" draw:control="control6"/>
          <draw:control draw:z-index="2" draw:style-name="gr1" draw:text-style-name="P1" svg:width="42.47mm" svg:height="15mm" svg:x="2.47mm" svg:y="163mm" draw:control="control7"/>
          <draw:control draw:z-index="3" draw:style-name="gr1" draw:text-style-name="P1" svg:width="69.96mm" svg:height="15mm" svg:x="50.78mm" svg:y="163mm" draw:control="control8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4" table:default-cell-style-name="ce58"/>
        <table:table-column table:style-name="co5" table:default-cell-style-name="ce58"/>
        <table:table-column table:style-name="co8" table:default-cell-style-name="ce58"/>
        <table:table-column table:style-name="co9" table:default-cell-style-name="ce58"/>
        <table:table-column table:style-name="co1" table:number-columns-repeated="53" table:default-cell-style-name="ce58"/>
        <table:table-row table:style-name="ro6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covered-table-cell table:style-name="ce60"/>
          <table:covered-table-cell table:style-name="ce45"/>
          <table:covered-table-cell table:style-name="ce48"/>
          <table:covered-table-cell table:number-columns-repeated="5" table:style-name="ce69"/>
          <table:covered-table-cell table:number-columns-repeated="2" table:style-name="ce59"/>
          <table:table-cell table:style-name="ce156"/>
          <table:table-cell table:number-columns-repeated="15"/>
          <table:table-cell table:style-name="ce161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6">
          <table:table-cell table:style-name="ce68" office:value-type="float" office:value="1" calcext:value-type="float">
            <text:p>1</text:p>
          </table:table-cell>
          <table:table-cell table:style-name="ce76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9"/>
          <table:table-cell table:style-name="ce83" table:formula="of:=IF(OR(ISNUMBER([.C4]);ISERROR(VALUE([.C4])));&quot;FAUX&quot;;IF(ISBLANK([.C4]);&quot;&quot;;IF([.$AA$1];IF(VALUE([.C4])=INDEX([$Données.E$1:$Données.E$1048576];[$Données.F4]+3);&quot;VRAI&quot;;&quot;FAUX&quot;);&quot;&quot;)))">
            <text:p/>
          </table:table-cell>
          <table:table-cell table:style-name="ce90" table:formula="of:=IF(AND([.$AA$1];[.$AA$2]);INDEX([$Données.E$1:$Données.E$1048576];[$Données.F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9"/>
          <table:table-cell table:style-name="ce87" table:formula="of:=IF(OR(ISNUMBER([.H4]);ISERROR(VALUE([.H4])));&quot;FAUX&quot;;IF(ISBLANK([.H4]);&quot;&quot;;IF([.$AA$1];IF(VALUE([.H4])=INDEX([$Données.E$1:$Données.E$1048576];[$Données.F14]+3);&quot;VRAI&quot;;&quot;FAUX&quot;);&quot;&quot;)))">
            <text:p/>
          </table:table-cell>
          <table:table-cell table:style-name="ce117" table:formula="of:=IF(AND([.$AA$1];[.$AA$2]);INDEX([$Données.E$1:$Données.E$1048576];[$Données.F14]+3);&quot;&quot;)">
            <text:p/>
          </table:table-cell>
          <table:table-cell table:style-name="ce157"/>
          <table:table-cell table:number-columns-repeated="53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78" table:formula="of:=INDEX([$Données.D$1:$Données.D$1048576];[$Données.F5]+3)" office:value-type="string" office:string-value="15²" calcext:value-type="string">
            <text:p>15²</text:p>
          </table:table-cell>
          <table:table-cell table:style-name="ce79"/>
          <table:table-cell table:style-name="ce84" table:formula="of:=IF(OR(ISNUMBER([.C5]);ISERROR(VALUE([.C5])));&quot;FAUX&quot;;IF(ISBLANK([.C5]);&quot;&quot;;IF([.$AA$1];IF(VALUE([.C5])=INDEX([$Données.E$1:$Données.E$1048576];[$Données.F5]+3);&quot;VRAI&quot;;&quot;FAUX&quot;);&quot;&quot;)))">
            <text:p/>
          </table:table-cell>
          <table:table-cell table:style-name="ce91" table:formula="of:=IF(AND([.$AA$1];[.$AA$2]);INDEX([$Données.E$1:$Données.E$1048576];[$Données.F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5]);ISERROR(VALUE([.H5])));&quot;FAUX&quot;;IF(ISBLANK([.H5]);&quot;&quot;;IF([.$AA$1];IF(VALUE([.H5])=INDEX([$Données.E$1:$Données.E$1048576];[$Données.F15]+3);&quot;VRAI&quot;;&quot;FAUX&quot;);&quot;&quot;)))">
            <text:p/>
          </table:table-cell>
          <table:table-cell table:style-name="ce119" table:formula="of:=IF(AND([.$AA$1];[.$AA$2]);INDEX([$Données.E$1:$Données.E$1048576];[$Données.F15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68" office:value-type="float" office:value="3" calcext:value-type="float">
            <text:p>3</text:p>
          </table:table-cell>
          <table:table-cell table:style-name="ce76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9"/>
          <table:table-cell table:style-name="ce87" table:formula="of:=IF(OR(ISNUMBER([.C6]);ISERROR(VALUE([.C6])));&quot;FAUX&quot;;IF(ISBLANK([.C6]);&quot;&quot;;IF([.$AA$1];IF(VALUE([.C6])=INDEX([$Données.E$1:$Données.E$1048576];[$Données.F6]+3);&quot;VRAI&quot;;&quot;FAUX&quot;);&quot;&quot;)))">
            <text:p/>
          </table:table-cell>
          <table:table-cell table:style-name="ce93" table:formula="of:=IF(AND([.$AA$1];[.$AA$2]);INDEX([$Données.E$1:$Données.E$1048576];[$Données.F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9"/>
          <table:table-cell table:style-name="ce87" table:formula="of:=IF(OR(ISNUMBER([.H6]);ISERROR(VALUE([.H6])));&quot;FAUX&quot;;IF(ISBLANK([.H6]);&quot;&quot;;IF([.$AA$1];IF(VALUE([.H6])=INDEX([$Données.E$1:$Données.E$1048576];[$Données.F16]+3);&quot;VRAI&quot;;&quot;FAUX&quot;);&quot;&quot;)))">
            <text:p/>
          </table:table-cell>
          <table:table-cell table:style-name="ce122" table:formula="of:=IF(AND([.$AA$1];[.$AA$2]);INDEX([$Données.E$1:$Données.E$1048576];[$Données.F16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78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9"/>
          <table:table-cell table:style-name="ce84" table:formula="of:=IF(OR(ISNUMBER([.C7]);ISERROR(VALUE([.C7])));&quot;FAUX&quot;;IF(ISBLANK([.C7]);&quot;&quot;;IF([.$AA$1];IF(VALUE([.C7])=INDEX([$Données.E$1:$Données.E$1048576];[$Données.F7]+3);&quot;VRAI&quot;;&quot;FAUX&quot;);&quot;&quot;)))">
            <text:p/>
          </table:table-cell>
          <table:table-cell table:style-name="ce95" table:formula="of:=IF(AND([.$AA$1];[.$AA$2]);INDEX([$Données.E$1:$Données.E$1048576];[$Données.F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9"/>
          <table:table-cell table:style-name="ce84" table:formula="of:=IF(OR(ISNUMBER([.H7]);ISERROR(VALUE([.H7])));&quot;FAUX&quot;;IF(ISBLANK([.H7]);&quot;&quot;;IF([.$AA$1];IF(VALUE([.H7])=INDEX([$Données.E$1:$Données.E$1048576];[$Données.F17]+3);&quot;VRAI&quot;;&quot;FAUX&quot;);&quot;&quot;)))">
            <text:p/>
          </table:table-cell>
          <table:table-cell table:style-name="ce128" table:formula="of:=IF(AND([.$AA$1];[.$AA$2]);INDEX([$Données.E$1:$Données.E$1048576];[$Données.F17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5" calcext:value-type="float">
            <text:p>5</text:p>
          </table:table-cell>
          <table:table-cell table:style-name="ce76" table:formula="of:=INDEX([$Données.D$1:$Données.D$1048576];[$Données.F8]+3)" office:value-type="string" office:string-value="11²" calcext:value-type="string">
            <text:p>11²</text:p>
          </table:table-cell>
          <table:table-cell table:style-name="ce79"/>
          <table:table-cell table:style-name="ce87" table:formula="of:=IF(OR(ISNUMBER([.C8]);ISERROR(VALUE([.C8])));&quot;FAUX&quot;;IF(ISBLANK([.C8]);&quot;&quot;;IF([.$AA$1];IF(VALUE([.C8])=INDEX([$Données.E$1:$Données.E$1048576];[$Données.F8]+3);&quot;VRAI&quot;;&quot;FAUX&quot;);&quot;&quot;)))">
            <text:p/>
          </table:table-cell>
          <table:table-cell table:style-name="ce99" table:formula="of:=IF(AND([.$AA$1];[.$AA$2]);INDEX([$Données.E$1:$Données.E$1048576];[$Données.F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9"/>
          <table:table-cell table:style-name="ce87" table:formula="of:=IF(OR(ISNUMBER([.H8]);ISERROR(VALUE([.H8])));&quot;FAUX&quot;;IF(ISBLANK([.H8]);&quot;&quot;;IF([.$AA$1];IF(VALUE([.H8])=INDEX([$Données.E$1:$Données.E$1048576];[$Données.F18]+3);&quot;VRAI&quot;;&quot;FAUX&quot;);&quot;&quot;)))">
            <text:p/>
          </table:table-cell>
          <table:table-cell table:style-name="ce130" table:formula="of:=IF(AND([.$AA$1];[.$AA$2]);INDEX([$Données.E$1:$Données.E$1048576];[$Données.F18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6" calcext:value-type="float">
            <text:p>6</text:p>
          </table:table-cell>
          <table:table-cell table:style-name="ce78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9"/>
          <table:table-cell table:style-name="ce84" table:formula="of:=IF(OR(ISNUMBER([.C9]);ISERROR(VALUE([.C9])));&quot;FAUX&quot;;IF(ISBLANK([.C9]);&quot;&quot;;IF([.$AA$1];IF(VALUE([.C9])=INDEX([$Données.E$1:$Données.E$1048576];[$Données.F9]+3);&quot;VRAI&quot;;&quot;FAUX&quot;);&quot;&quot;)))">
            <text:p/>
          </table:table-cell>
          <table:table-cell table:style-name="ce100" table:formula="of:=IF(AND([.$AA$1];[.$AA$2]);INDEX([$Données.E$1:$Données.E$1048576];[$Données.F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D$1:$Données.D$1048576];[$Données.F19]+3)" office:value-type="string" office:string-value="25²" calcext:value-type="string">
            <text:p>25²</text:p>
          </table:table-cell>
          <table:table-cell table:style-name="ce79"/>
          <table:table-cell table:style-name="ce84" table:formula="of:=IF(OR(ISNUMBER([.H9]);ISERROR(VALUE([.H9])));&quot;FAUX&quot;;IF(ISBLANK([.H9]);&quot;&quot;;IF([.$AA$1];IF(VALUE([.H9])=INDEX([$Données.E$1:$Données.E$1048576];[$Données.F19]+3);&quot;VRAI&quot;;&quot;FAUX&quot;);&quot;&quot;)))">
            <text:p/>
          </table:table-cell>
          <table:table-cell table:style-name="ce132" table:formula="of:=IF(AND([.$AA$1];[.$AA$2]);INDEX([$Données.E$1:$Données.E$1048576];[$Données.F19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7" calcext:value-type="float">
            <text:p>7</text:p>
          </table:table-cell>
          <table:table-cell table:style-name="ce76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9"/>
          <table:table-cell table:style-name="ce87" table:formula="of:=IF(OR(ISNUMBER([.C10]);ISERROR(VALUE([.C10])));&quot;FAUX&quot;;IF(ISBLANK([.C10]);&quot;&quot;;IF([.$AA$1];IF(VALUE([.C10])=INDEX([$Données.E$1:$Données.E$1048576];[$Données.F10]+3);&quot;VRAI&quot;;&quot;FAUX&quot;);&quot;&quot;)))">
            <text:p/>
          </table:table-cell>
          <table:table-cell table:style-name="ce101" table:formula="of:=IF(AND([.$AA$1];[.$AA$2]);INDEX([$Données.E$1:$Données.E$1048576];[$Données.F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9"/>
          <table:table-cell table:style-name="ce87" table:formula="of:=IF(OR(ISNUMBER([.H10]);ISERROR(VALUE([.H10])));&quot;FAUX&quot;;IF(ISBLANK([.H10]);&quot;&quot;;IF([.$AA$1];IF(VALUE([.H10])=INDEX([$Données.E$1:$Données.E$1048576];[$Données.F20]+3);&quot;VRAI&quot;;&quot;FAUX&quot;);&quot;&quot;)))">
            <text:p/>
          </table:table-cell>
          <table:table-cell table:style-name="ce133" table:formula="of:=IF(AND([.$AA$1];[.$AA$2]);INDEX([$Données.E$1:$Données.E$1048576];[$Données.F20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8" calcext:value-type="float">
            <text:p>8</text:p>
          </table:table-cell>
          <table:table-cell table:style-name="ce78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9"/>
          <table:table-cell table:style-name="ce84" table:formula="of:=IF(OR(ISNUMBER([.C11]);ISERROR(VALUE([.C11])));&quot;FAUX&quot;;IF(ISBLANK([.C11]);&quot;&quot;;IF([.$AA$1];IF(VALUE([.C11])=INDEX([$Données.E$1:$Données.E$1048576];[$Données.F11]+3);&quot;VRAI&quot;;&quot;FAUX&quot;);&quot;&quot;)))">
            <text:p/>
          </table:table-cell>
          <table:table-cell table:style-name="ce103" table:formula="of:=IF(AND([.$AA$1];[.$AA$2]);INDEX([$Données.E$1:$Données.E$1048576];[$Données.F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9"/>
          <table:table-cell table:style-name="ce84" table:formula="of:=IF(OR(ISNUMBER([.H11]);ISERROR(VALUE([.H11])));&quot;FAUX&quot;;IF(ISBLANK([.H11]);&quot;&quot;;IF([.$AA$1];IF(VALUE([.H11])=INDEX([$Données.E$1:$Données.E$1048576];[$Données.F21]+3);&quot;VRAI&quot;;&quot;FAUX&quot;);&quot;&quot;)))">
            <text:p/>
          </table:table-cell>
          <table:table-cell table:style-name="ce144" table:formula="of:=IF(AND([.$AA$1];[.$AA$2]);INDEX([$Données.E$1:$Données.E$1048576];[$Données.F21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9" calcext:value-type="float">
            <text:p>9</text:p>
          </table:table-cell>
          <table:table-cell table:style-name="ce76" table:formula="of:=INDEX([$Données.D$1:$Données.D$1048576];[$Données.F12]+3)" office:value-type="string" office:string-value="65²" calcext:value-type="string">
            <text:p>65²</text:p>
          </table:table-cell>
          <table:table-cell table:style-name="ce79"/>
          <table:table-cell table:style-name="ce87" table:formula="of:=IF(OR(ISNUMBER([.C12]);ISERROR(VALUE([.C12])));&quot;FAUX&quot;;IF(ISBLANK([.C12]);&quot;&quot;;IF([.$AA$1];IF(VALUE([.C12])=INDEX([$Données.E$1:$Données.E$1048576];[$Données.F12]+3);&quot;VRAI&quot;;&quot;FAUX&quot;);&quot;&quot;)))">
            <text:p/>
          </table:table-cell>
          <table:table-cell table:style-name="ce106" table:formula="of:=IF(AND([.$AA$1];[.$AA$2]);INDEX([$Données.E$1:$Données.E$1048576];[$Données.F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9"/>
          <table:table-cell table:style-name="ce87" table:formula="of:=IF(OR(ISNUMBER([.H12]);ISERROR(VALUE([.H12])));&quot;FAUX&quot;;IF(ISBLANK([.H12]);&quot;&quot;;IF([.$AA$1];IF(VALUE([.H12])=INDEX([$Données.E$1:$Données.E$1048576];[$Données.F22]+3);&quot;VRAI&quot;;&quot;FAUX&quot;);&quot;&quot;)))">
            <text:p/>
          </table:table-cell>
          <table:table-cell table:style-name="ce145" table:formula="of:=IF(AND([.$AA$1];[.$AA$2]);INDEX([$Données.E$1:$Données.E$1048576];[$Données.F22]+3);&quot;&quot;)">
            <text:p/>
          </table:table-cell>
          <table:table-cell table:number-columns-repeated="16"/>
          <table:table-cell table:style-name="ce59" table:number-columns-repeated="2"/>
          <table:table-cell table:number-columns-repeated="36"/>
        </table:table-row>
        <table:table-row table:style-name="ro6">
          <table:table-cell table:style-name="ce70" office:value-type="float" office:value="10" calcext:value-type="float">
            <text:p>10</text:p>
          </table:table-cell>
          <table:table-cell table:style-name="ce78" table:formula="of:=INDEX([$Données.D$1:$Données.D$1048576];[$Données.F13]+3)" office:value-type="string" office:string-value="13²" calcext:value-type="string">
            <text:p>13²</text:p>
          </table:table-cell>
          <table:table-cell table:style-name="ce79"/>
          <table:table-cell table:style-name="ce84" table:formula="of:=IF(OR(ISNUMBER([.C13]);ISERROR(VALUE([.C13])));&quot;FAUX&quot;;IF(ISBLANK([.C13]);&quot;&quot;;IF([.$AA$1];IF(VALUE([.C13])=INDEX([$Données.E$1:$Données.E$1048576];[$Données.F13]+3);&quot;VRAI&quot;;&quot;FAUX&quot;);&quot;&quot;)))">
            <text:p/>
          </table:table-cell>
          <table:table-cell table:style-name="ce107" table:formula="of:=IF(AND([.$AA$1];[.$AA$2]);INDEX([$Données.E$1:$Données.E$1048576];[$Données.F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13]);ISERROR(VALUE([.H13])));&quot;FAUX&quot;;IF(ISBLANK([.H13]);&quot;&quot;;IF([.$AA$1];IF(VALUE([.H13])=INDEX([$Données.E$1:$Données.E$1048576];[$Données.F23]+3);&quot;VRAI&quot;;&quot;FAUX&quot;);&quot;&quot;)))">
            <text:p/>
          </table:table-cell>
          <table:table-cell table:style-name="ce147" table:formula="of:=IF(AND([.$AA$1];[.$AA$2]);INDEX([$Données.E$1:$Données.E$1048576];[$Données.F23]+3);&quot;&quot;)">
            <text:p/>
          </table:table-cell>
          <table:table-cell table:style-name="ce158"/>
          <table:table-cell table:number-columns-repeated="15"/>
          <table:table-cell table:style-name="ce59"/>
          <table:table-cell table:number-columns-repeated="37"/>
        </table:table-row>
        <table:table-row table:style-name="ro6">
          <table:table-cell table:style-name="ce52" table:number-columns-repeated="2"/>
          <table:table-cell table:style-name="ce59" table:number-columns-repeated="2"/>
          <table:table-cell table:style-name="ce52" table:number-columns-repeated="6"/>
          <table:table-cell table:number-columns-repeated="54"/>
        </table:table-row>
        <table:table-row table:style-name="ro6">
          <table:table-cell table:style-name="ce52" table:number-columns-repeated="2"/>
          <table:table-cell/>
          <table:table-cell table:style-name="ce88" table:number-columns-repeated="3"/>
          <table:table-cell table:style-name="ce110" table:number-columns-repeated="2"/>
          <table:table-cell table:style-name="ce88" table:number-columns-repeated="2"/>
          <table:table-cell table:number-columns-repeated="54"/>
        </table:table-row>
        <table:table-row table:style-name="ro6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6">
          <table:table-cell table:style-name="ce52" table:number-columns-repeated="2"/>
          <table:table-cell table:number-columns-repeated="62"/>
        </table:table-row>
        <table:table-row table:style-name="ro6">
          <table:table-cell table:style-name="ce52" table:number-columns-repeated="2"/>
          <table:table-cell/>
          <table:table-cell table:style-name="ce89"/>
          <table:table-cell table:number-columns-repeated="60"/>
        </table:table-row>
        <table:table-row table:style-name="ro6" table:number-rows-repeated="2">
          <table:table-cell table:style-name="ce52" table:number-columns-repeated="2"/>
          <table:table-cell table:number-columns-repeated="62"/>
        </table:table-row>
        <table:table-row table:style-name="ro6">
          <table:table-cell table:style-name="ce52" table:number-columns-repeated="2"/>
          <table:table-cell table:style-name="ce59" table:number-columns-repeated="2"/>
          <table:table-cell table:number-columns-repeated="60"/>
        </table:table-row>
        <table:table-row table:style-name="ro6" table:number-rows-repeated="2">
          <table:table-cell table:style-name="ce52" table:number-columns-repeated="2"/>
          <table:table-cell table:number-columns-repeated="62"/>
        </table:table-row>
        <table:table-row table:style-name="ro6">
          <table:table-cell table:style-name="ce52" table:number-columns-repeated="2"/>
          <table:table-cell table:style-name="ce59" table:number-columns-repeated="2"/>
          <table:table-cell table:style-name="ce108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6" table:number-rows-repeated="63">
          <table:table-cell table:style-name="ce52" table:number-columns-repeated="2"/>
          <table:table-cell table:number-columns-repeated="62"/>
        </table:table-row>
        <table:table-row table:style-name="ro6" table:number-rows-repeated="1048488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3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0.18mm" svg:height="15mm" svg:x="228.79mm" svg:y="163mm" draw:control="control9"/>
          <draw:control draw:z-index="1" draw:style-name="gr4" draw:text-style-name="P1" svg:width="59.9mm" svg:height="15mm" svg:x="294.34mm" svg:y="163mm" draw:control="control10"/>
          <draw:control draw:z-index="2" draw:style-name="gr1" draw:text-style-name="P1" svg:width="45.53mm" svg:height="15mm" svg:x="3.62mm" svg:y="163mm" draw:control="control11"/>
          <draw:control draw:z-index="3" draw:style-name="gr1" draw:text-style-name="P1" svg:width="69.96mm" svg:height="15mm" svg:x="54.96mm" svg:y="163mm" draw:control="control12"/>
        </table:shapes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5" table:default-cell-style-name="ce179"/>
        <table:table-column table:style-name="co1" table:number-columns-repeated="1013" table:default-cell-style-name="ce179"/>
        <table:table-row table:style-name="ro6">
          <table:table-cell table:style-name="ce16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172"/>
          <table:covered-table-cell table:number-columns-repeated="5" table:style-name="ce182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6">
          <table:covered-table-cell table:style-name="ce63"/>
          <table:covered-table-cell table:style-name="ce166"/>
          <table:covered-table-cell table:style-name="ce172"/>
          <table:covered-table-cell table:number-columns-repeated="7" table:style-name="ce182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6"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9"/>
          <table:table-cell table:style-name="ce169" table:formula="of:=IF(OR(ISNUMBER([.C4]);ISERROR(VALUE([.C4])));&quot;FAUX&quot;;IF(ISBLANK([.C4]);&quot;&quot;;IF([.$AA$1];IF(VALUE([.C4])=INDEX([$Données.L$1:$Données.L$1048576];[$Données.M4]+3);&quot;VRAI&quot;;&quot;FAUX&quot;);&quot;&quot;)))">
            <text:p/>
          </table:table-cell>
          <table:table-cell table:style-name="ce97" table:formula="of:=IF(AND([.$AA$1];[.$AA$2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9"/>
          <table:table-cell table:style-name="ce169" table:formula="of:=IF(OR(ISNUMBER([.H4]);ISERROR(VALUE([.H4])));&quot;FAUX&quot;;IF(ISBLANK([.H4]);&quot;&quot;;IF([.$AA$1];IF(VALUE([.H4])=INDEX([$Données.L$1:$Données.L$1048576];[$Données.M15]+3);&quot;VRAI&quot;;&quot;FAUX&quot;);&quot;&quot;)))">
            <text:p/>
          </table:table-cell>
          <table:table-cell table:style-name="ce138" table:formula="of:=IF(AND([.$AA$1];[.$AA$2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9"/>
          <table:table-cell table:style-name="ce170" table:formula="of:=IF(OR(ISNUMBER([.C5]);ISERROR(VALUE([.C5])));&quot;FAUX&quot;;IF(ISBLANK([.C5]);&quot;&quot;;IF([.$AA$1];IF(VALUE([.C5])=INDEX([$Données.L$1:$Données.L$1048576];[$Données.M5]+3);&quot;VRAI&quot;;&quot;FAUX&quot;);&quot;&quot;)))">
            <text:p/>
          </table:table-cell>
          <table:table-cell table:style-name="ce112" table:formula="of:=IF(AND([.$AA$1];[.$AA$2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9"/>
          <table:table-cell table:style-name="ce170" table:formula="of:=IF(OR(ISNUMBER([.H5]);ISERROR(VALUE([.H5])));&quot;FAUX&quot;;IF(ISBLANK([.H5]);&quot;&quot;;IF([.$AA$1];IF(VALUE([.H5])=INDEX([$Données.L$1:$Données.L$1048576];[$Données.M16]+3);&quot;VRAI&quot;;&quot;FAUX&quot;);&quot;&quot;)))">
            <text:p/>
          </table:table-cell>
          <table:table-cell table:style-name="ce141" table:formula="of:=IF(AND([.$AA$1];[.$AA$2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9"/>
          <table:table-cell table:style-name="ce169" table:formula="of:=IF(OR(ISNUMBER([.C6]);ISERROR(VALUE([.C6])));&quot;FAUX&quot;;IF(ISBLANK([.C6]);&quot;&quot;;IF([.$AA$1];IF(VALUE([.C6])=INDEX([$Données.L$1:$Données.L$1048576];[$Données.M6]+3);&quot;VRAI&quot;;&quot;FAUX&quot;);&quot;&quot;)))">
            <text:p/>
          </table:table-cell>
          <table:table-cell table:style-name="ce114" table:formula="of:=IF(AND([.$AA$1];[.$AA$2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9"/>
          <table:table-cell table:style-name="ce169" table:formula="of:=IF(OR(ISNUMBER([.H6]);ISERROR(VALUE([.H6])));&quot;FAUX&quot;;IF(ISBLANK([.H6]);&quot;&quot;;IF([.$AA$1];IF(VALUE([.H6])=INDEX([$Données.L$1:$Données.L$1048576];[$Données.M17]+3);&quot;VRAI&quot;;&quot;FAUX&quot;);&quot;&quot;)))">
            <text:p/>
          </table:table-cell>
          <table:table-cell table:style-name="ce142" table:formula="of:=IF(AND([.$AA$1];[.$AA$2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9"/>
          <table:table-cell table:style-name="ce170" table:formula="of:=IF(OR(ISNUMBER([.C7]);ISERROR(VALUE([.C7])));&quot;FAUX&quot;;IF(ISBLANK([.C7]);&quot;&quot;;IF([.$AA$1];IF(VALUE([.C7])=INDEX([$Données.L$1:$Données.L$1048576];[$Données.M7]+3);&quot;VRAI&quot;;&quot;FAUX&quot;);&quot;&quot;)))">
            <text:p/>
          </table:table-cell>
          <table:table-cell table:style-name="ce120" table:formula="of:=IF(AND([.$AA$1];[.$AA$2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9"/>
          <table:table-cell table:style-name="ce170" table:formula="of:=IF(OR(ISNUMBER([.H7]);ISERROR(VALUE([.H7])));&quot;FAUX&quot;;IF(ISBLANK([.H7]);&quot;&quot;;IF([.$AA$1];IF(VALUE([.H7])=INDEX([$Données.L$1:$Données.L$1048576];[$Données.M18]+3);&quot;VRAI&quot;;&quot;FAUX&quot;);&quot;&quot;)))">
            <text:p/>
          </table:table-cell>
          <table:table-cell table:style-name="ce143" table:formula="of:=IF(AND([.$AA$1];[.$AA$2]);INDEX([$Données.L$1:$Données.L$1048576];[$Données.M18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9"/>
          <table:table-cell table:style-name="ce169" table:formula="of:=IF(OR(ISNUMBER([.C8]);ISERROR(VALUE([.C8])));&quot;FAUX&quot;;IF(ISBLANK([.C8]);&quot;&quot;;IF([.$AA$1];IF(VALUE([.C8])=INDEX([$Données.L$1:$Données.L$1048576];[$Données.M8]+3);&quot;VRAI&quot;;&quot;FAUX&quot;);&quot;&quot;)))">
            <text:p/>
          </table:table-cell>
          <table:table-cell table:style-name="ce121" table:formula="of:=IF(AND([.$AA$1];[.$AA$2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9"/>
          <table:table-cell table:style-name="ce169" table:formula="of:=IF(OR(ISNUMBER([.H8]);ISERROR(VALUE([.H8])));&quot;FAUX&quot;;IF(ISBLANK([.H8]);&quot;&quot;;IF([.$AA$1];IF(VALUE([.H8])=INDEX([$Données.L$1:$Données.L$1048576];[$Données.M19]+3);&quot;VRAI&quot;;&quot;FAUX&quot;);&quot;&quot;)))">
            <text:p/>
          </table:table-cell>
          <table:table-cell table:style-name="ce148" table:formula="of:=IF(AND([.$AA$1];[.$AA$2]);INDEX([$Données.L$1:$Données.L$1048576];[$Données.M19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9"/>
          <table:table-cell table:style-name="ce170" table:formula="of:=IF(OR(ISNUMBER([.C9]);ISERROR(VALUE([.C9])));&quot;FAUX&quot;;IF(ISBLANK([.C9]);&quot;&quot;;IF([.$AA$1];IF(VALUE([.C9])=INDEX([$Données.L$1:$Données.L$1048576];[$Données.M9]+3);&quot;VRAI&quot;;&quot;FAUX&quot;);&quot;&quot;)))">
            <text:p/>
          </table:table-cell>
          <table:table-cell table:style-name="ce175" table:formula="of:=IF(AND([.$AA$1];[.$AA$2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9"/>
          <table:table-cell table:style-name="ce170" table:formula="of:=IF(OR(ISNUMBER([.H9]);ISERROR(VALUE([.H9])));&quot;FAUX&quot;;IF(ISBLANK([.H9]);&quot;&quot;;IF([.$AA$1];IF(VALUE([.H9])=INDEX([$Données.L$1:$Données.L$1048576];[$Données.M20]+3);&quot;VRAI&quot;;&quot;FAUX&quot;);&quot;&quot;)))">
            <text:p/>
          </table:table-cell>
          <table:table-cell table:style-name="ce151" table:formula="of:=IF(AND([.$AA$1];[.$AA$2]);INDEX([$Données.L$1:$Données.L$1048576];[$Données.M20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9"/>
          <table:table-cell table:style-name="ce169" table:formula="of:=IF(OR(ISNUMBER([.C10]);ISERROR(VALUE([.C10])));&quot;FAUX&quot;;IF(ISBLANK([.C10]);&quot;&quot;;IF([.$AA$1];IF(VALUE([.C10])=INDEX([$Données.L$1:$Données.L$1048576];[$Données.M10]+3);&quot;VRAI&quot;;&quot;FAUX&quot;);&quot;&quot;)))">
            <text:p/>
          </table:table-cell>
          <table:table-cell table:style-name="ce125" table:formula="of:=IF(AND([.$AA$1];[.$AA$2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9"/>
          <table:table-cell table:style-name="ce169" table:formula="of:=IF(OR(ISNUMBER([.H10]);ISERROR(VALUE([.H10])));&quot;FAUX&quot;;IF(ISBLANK([.H10]);&quot;&quot;;IF([.$AA$1];IF(VALUE([.H10])=INDEX([$Données.L$1:$Données.L$1048576];[$Données.M21]+3);&quot;VRAI&quot;;&quot;FAUX&quot;);&quot;&quot;)))">
            <text:p/>
          </table:table-cell>
          <table:table-cell table:style-name="ce154" table:formula="of:=IF(AND([.$AA$1];[.$AA$2]);INDEX([$Données.L$1:$Données.L$1048576];[$Données.M21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9"/>
          <table:table-cell table:style-name="ce170" table:formula="of:=IF(OR(ISNUMBER([.C11]);ISERROR(VALUE([.C11])));&quot;FAUX&quot;;IF(ISBLANK([.C11]);&quot;&quot;;IF([.$AA$1];IF(VALUE([.C11])=INDEX([$Données.L$1:$Données.L$1048576];[$Données.M11]+3);&quot;VRAI&quot;;&quot;FAUX&quot;);&quot;&quot;)))">
            <text:p/>
          </table:table-cell>
          <table:table-cell table:style-name="ce126" table:formula="of:=IF(AND([.$AA$1];[.$AA$2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9"/>
          <table:table-cell table:style-name="ce170" table:formula="of:=IF(OR(ISNUMBER([.H11]);ISERROR(VALUE([.H11])));&quot;FAUX&quot;;IF(ISBLANK([.H11]);&quot;&quot;;IF([.$AA$1];IF(VALUE([.H11])=INDEX([$Données.L$1:$Données.L$1048576];[$Données.M22]+3);&quot;VRAI&quot;;&quot;FAUX&quot;);&quot;&quot;)))">
            <text:p/>
          </table:table-cell>
          <table:table-cell table:style-name="ce155" table:formula="of:=IF(AND([.$AA$1];[.$AA$2]);INDEX([$Données.L$1:$Données.L$1048576];[$Données.M22]+3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9"/>
          <table:table-cell table:style-name="ce169" table:formula="of:=IF(OR(ISNUMBER([.C12]);ISERROR(VALUE([.C12])));&quot;FAUX&quot;;IF(ISBLANK([.C12]);&quot;&quot;;IF([.$AA$1];IF(VALUE([.C12])=INDEX([$Données.L$1:$Données.L$1048576];[$Données.M12]+3);&quot;VRAI&quot;;&quot;FAUX&quot;);&quot;&quot;)))">
            <text:p/>
          </table:table-cell>
          <table:table-cell table:style-name="ce134" table:formula="of:=IF(AND([.$AA$1];[.$AA$2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9"/>
          <table:table-cell table:style-name="ce169" table:formula="of:=IF(OR(ISNUMBER([.H12]);ISERROR(VALUE([.H12])));&quot;FAUX&quot;;IF(ISBLANK([.H12]);&quot;&quot;;IF([.$AA$1];IF(VALUE([.H12])=INDEX([$Données.L$1:$Données.L$1048576];[$Données.M23]+3);&quot;VRAI&quot;;&quot;FAUX&quot;);&quot;&quot;)))">
            <text:p/>
          </table:table-cell>
          <table:table-cell table:style-name="ce190" table:formula="of:=IF(AND([.$AA$1];[.$AA$2]);INDEX([$Données.L$1:$Données.L$1048576];[$Données.M23]+3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9"/>
          <table:table-cell table:style-name="ce170" table:formula="of:=IF(OR(ISNUMBER([.C13]);ISERROR(VALUE([.C13])));&quot;FAUX&quot;;IF(ISBLANK([.C13]);&quot;&quot;;IF([.$AA$1];IF(VALUE([.C13])=INDEX([$Données.L$1:$Données.L$1048576];[$Données.M13]+3);&quot;VRAI&quot;;&quot;FAUX&quot;);&quot;&quot;)))">
            <text:p/>
          </table:table-cell>
          <table:table-cell table:style-name="ce136" table:formula="of:=IF(AND([.$AA$1];[.$AA$2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9"/>
          <table:table-cell table:style-name="ce170" table:formula="of:=IF(OR(ISNUMBER([.H13]);ISERROR(VALUE([.H13])));&quot;FAUX&quot;;IF(ISBLANK([.H13]);&quot;&quot;;IF([.$AA$1];IF(VALUE([.H13])=INDEX([$Données.L$1:$Données.L$1048576];[$Données.M24]+3);&quot;VRAI&quot;;&quot;FAUX&quot;);&quot;&quot;)))">
            <text:p/>
          </table:table-cell>
          <table:table-cell table:style-name="ce124" table:formula="of:=IF(AND([.$AA$1];[.$AA$2]);INDEX([$Données.L$1:$Données.L$1048576];[$Données.M24]+3);&quot;&quot;)">
            <text:p/>
          </table:table-cell>
          <table:table-cell table:number-columns-repeated="1014"/>
        </table:table-row>
        <table:table-row table:style-name="ro6">
          <table:table-cell table:style-name="ce176" table:number-columns-repeated="2"/>
          <table:table-cell/>
          <table:table-cell table:style-name="ce17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7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6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76"/>
          <table:covered-table-cell table:number-columns-repeated="8"/>
          <table:table-cell table:number-columns-repeated="1014"/>
        </table:table-row>
        <table:table-row table:style-name="ro6" table:number-rows-repeated="2">
          <table:table-cell table:style-name="ce176"/>
          <table:table-cell table:style-name="Default"/>
          <table:table-cell table:number-columns-repeated="1022"/>
        </table:table-row>
        <table:table-row table:style-name="ro6" table:number-rows-repeated="5">
          <table:table-cell table:style-name="ce176" table:number-columns-repeated="2"/>
          <table:table-cell table:number-columns-repeated="1022"/>
        </table:table-row>
        <table:table-row table:style-name="ro6">
          <table:table-cell table:style-name="ce13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6" table:number-rows-repeated="63">
          <table:table-cell table:style-name="ce176" table:number-columns-repeated="2"/>
          <table:table-cell table:number-columns-repeated="1022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4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5.01mm" svg:height="15mm" svg:x="240.11mm" svg:y="163mm" draw:control="control13"/>
          <draw:control draw:z-index="1" draw:style-name="gr4" draw:text-style-name="P1" svg:width="64.97mm" svg:height="15mm" svg:x="314.25mm" svg:y="163mm" draw:control="control14"/>
          <draw:control draw:z-index="2" draw:style-name="gr1" draw:text-style-name="P1" svg:width="43.54mm" svg:height="15mm" svg:x="4.68mm" svg:y="163mm" draw:control="control15"/>
          <draw:control draw:z-index="3" draw:style-name="gr1" draw:text-style-name="P1" svg:width="69.96mm" svg:height="15mm" svg:x="56.04mm" svg:y="163mm" draw:control="control16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6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[.E24]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6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6">
          <table:table-cell table:style-name="ce68" office:value-type="float" office:value="1" calcext:value-type="float">
            <text:p>1</text:p>
          </table:table-cell>
          <table:table-cell table:style-name="ce76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9"/>
          <table:table-cell table:style-name="ce218" table:formula="of:=IF(OR(ISNUMBER([.C4]);ISERROR(VALUE([.C4])));&quot;FAUX&quot;;IF(ISBLANK([.C4]);&quot;&quot;;IF([.$AA$1];IF(VALUE([.C4])=INDEX([$Données.S$1:$Données.S$1048576];[$Données.T4]+3);&quot;VRAI&quot;;&quot;FAUX&quot;);&quot;&quot;)))">
            <text:p/>
          </table:table-cell>
          <table:table-cell table:style-name="ce220" table:formula="of:=IF(AND([.$AA$1];[.$AA$2]);INDEX([$Données.S$1:$Données.S$1048576];[$Données.T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9"/>
          <table:table-cell table:style-name="ce218" table:formula="of:=IF(OR(ISNUMBER([.H4]);ISERROR(VALUE([.H4])));&quot;FAUX&quot;;IF(ISBLANK([.H4]);&quot;&quot;;IF([.$AA$1];IF(VALUE([.H4])=INDEX([$Données.S$1:$Données.S$1048576];[$Données.T20]+3);&quot;VRAI&quot;;&quot;FAUX&quot;);&quot;&quot;)))">
            <text:p/>
          </table:table-cell>
          <table:table-cell table:style-name="ce233" table:formula="of:=IF(AND([.$AA$1];[.$AA$2]);INDEX([$Données.S$1:$Données.S$1048576];[$Données.T20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78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9"/>
          <table:table-cell table:style-name="ce219" table:formula="of:=IF(OR(ISNUMBER([.C5]);ISERROR(VALUE([.C5])));&quot;FAUX&quot;;IF(ISBLANK([.C5]);&quot;&quot;;IF([.$AA$1];IF(VALUE([.C5])=INDEX([$Données.S$1:$Données.S$1048576];[$Données.T5]+3);&quot;VRAI&quot;;&quot;FAUX&quot;);&quot;&quot;)))">
            <text:p/>
          </table:table-cell>
          <table:table-cell table:style-name="ce221" table:formula="of:=IF(AND([.$AA$1];[.$AA$2]);INDEX([$Données.S$1:$Données.S$1048576];[$Données.T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9"/>
          <table:table-cell table:style-name="ce219" table:formula="of:=IF(OR(ISNUMBER([.H5]);ISERROR(VALUE([.H5])));&quot;FAUX&quot;;IF(ISBLANK([.H5]);&quot;&quot;;IF([.$AA$1];IF(VALUE([.H5])=INDEX([$Données.S$1:$Données.S$1048576];[$Données.T21]+3);&quot;VRAI&quot;;&quot;FAUX&quot;);&quot;&quot;)))">
            <text:p/>
          </table:table-cell>
          <table:table-cell table:style-name="ce234" table:formula="of:=IF(AND([.$AA$1];[.$AA$2]);INDEX([$Données.S$1:$Données.S$1048576];[$Données.T21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68" office:value-type="float" office:value="3" calcext:value-type="float">
            <text:p>3</text:p>
          </table:table-cell>
          <table:table-cell table:style-name="ce76" table:formula="of:=INDEX([$Données.R$1:$Données.R$1048576];[$Données.T6]+3)" office:value-type="string" office:string-value="29²" calcext:value-type="string">
            <text:p>29²</text:p>
          </table:table-cell>
          <table:table-cell table:style-name="ce79"/>
          <table:table-cell table:style-name="ce218" table:formula="of:=IF(OR(ISNUMBER([.C6]);ISERROR(VALUE([.C6])));&quot;FAUX&quot;;IF(ISBLANK([.C6]);&quot;&quot;;IF([.$AA$1];IF(VALUE([.C6])=INDEX([$Données.S$1:$Données.S$1048576];[$Données.T6]+3);&quot;VRAI&quot;;&quot;FAUX&quot;);&quot;&quot;)))">
            <text:p/>
          </table:table-cell>
          <table:table-cell table:style-name="ce222" table:formula="of:=IF(AND([.$AA$1];[.$AA$2]);INDEX([$Données.S$1:$Données.S$1048576];[$Données.T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9"/>
          <table:table-cell table:style-name="ce218" table:formula="of:=IF(OR(ISNUMBER([.H6]);ISERROR(VALUE([.H6])));&quot;FAUX&quot;;IF(ISBLANK([.H6]);&quot;&quot;;IF([.$AA$1];IF(VALUE([.H6])=INDEX([$Données.S$1:$Données.S$1048576];[$Données.T22]+3);&quot;VRAI&quot;;&quot;FAUX&quot;);&quot;&quot;)))">
            <text:p/>
          </table:table-cell>
          <table:table-cell table:style-name="ce235" table:formula="of:=IF(AND([.$AA$1];[.$AA$2]);INDEX([$Données.S$1:$Données.S$1048576];[$Données.T22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78" table:formula="of:=INDEX([$Données.R$1:$Données.R$1048576];[$Données.T7]+3)" office:value-type="string" office:string-value="21²" calcext:value-type="string">
            <text:p>21²</text:p>
          </table:table-cell>
          <table:table-cell table:style-name="ce79"/>
          <table:table-cell table:style-name="ce219" table:formula="of:=IF(OR(ISNUMBER([.C7]);ISERROR(VALUE([.C7])));&quot;FAUX&quot;;IF(ISBLANK([.C7]);&quot;&quot;;IF([.$AA$1];IF(VALUE([.C7])=INDEX([$Données.S$1:$Données.S$1048576];[$Données.T7]+3);&quot;VRAI&quot;;&quot;FAUX&quot;);&quot;&quot;)))">
            <text:p/>
          </table:table-cell>
          <table:table-cell table:style-name="ce223" table:formula="of:=IF(AND([.$AA$1];[.$AA$2]);INDEX([$Données.S$1:$Données.S$1048576];[$Données.T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R$1:$Données.R$1048576];[$Données.T23]+3)" office:value-type="string" office:string-value="45²" calcext:value-type="string">
            <text:p>45²</text:p>
          </table:table-cell>
          <table:table-cell table:style-name="ce79"/>
          <table:table-cell table:style-name="ce219" table:formula="of:=IF(OR(ISNUMBER([.H7]);ISERROR(VALUE([.H7])));&quot;FAUX&quot;;IF(ISBLANK([.H7]);&quot;&quot;;IF([.$AA$1];IF(VALUE([.H7])=INDEX([$Données.S$1:$Données.S$1048576];[$Données.T23]+3);&quot;VRAI&quot;;&quot;FAUX&quot;);&quot;&quot;)))">
            <text:p/>
          </table:table-cell>
          <table:table-cell table:style-name="ce236" table:formula="of:=IF(AND([.$AA$1];[.$AA$2]);INDEX([$Données.S$1:$Données.S$1048576];[$Données.T23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5" calcext:value-type="float">
            <text:p>5</text:p>
          </table:table-cell>
          <table:table-cell table:style-name="ce76" table:formula="of:=INDEX([$Données.R$1:$Données.R$1048576];[$Données.T8]+3)" office:value-type="string" office:string-value="75²" calcext:value-type="string">
            <text:p>75²</text:p>
          </table:table-cell>
          <table:table-cell table:style-name="ce79"/>
          <table:table-cell table:style-name="ce218" table:formula="of:=IF(OR(ISNUMBER([.C8]);ISERROR(VALUE([.C8])));&quot;FAUX&quot;;IF(ISBLANK([.C8]);&quot;&quot;;IF([.$AA$1];IF(VALUE([.C8])=INDEX([$Données.S$1:$Données.S$1048576];[$Données.T8]+3);&quot;VRAI&quot;;&quot;FAUX&quot;);&quot;&quot;)))">
            <text:p/>
          </table:table-cell>
          <table:table-cell table:style-name="ce224" table:formula="of:=IF(AND([.$AA$1];[.$AA$2]);INDEX([$Données.S$1:$Données.S$1048576];[$Données.T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R$1:$Données.R$1048576];[$Données.T24]+3)" office:value-type="string" office:string-value="19²" calcext:value-type="string">
            <text:p>19²</text:p>
          </table:table-cell>
          <table:table-cell table:style-name="ce79"/>
          <table:table-cell table:style-name="ce218" table:formula="of:=IF(OR(ISNUMBER([.H8]);ISERROR(VALUE([.H8])));&quot;FAUX&quot;;IF(ISBLANK([.H8]);&quot;&quot;;IF([.$AA$1];IF(VALUE([.H8])=INDEX([$Données.S$1:$Données.S$1048576];[$Données.T24]+3);&quot;VRAI&quot;;&quot;FAUX&quot;);&quot;&quot;)))">
            <text:p/>
          </table:table-cell>
          <table:table-cell table:style-name="ce237" table:formula="of:=IF(AND([.$AA$1];[.$AA$2]);INDEX([$Données.S$1:$Données.S$1048576];[$Données.T24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6" calcext:value-type="float">
            <text:p>6</text:p>
          </table:table-cell>
          <table:table-cell table:style-name="ce78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9"/>
          <table:table-cell table:style-name="ce219" table:formula="of:=IF(OR(ISNUMBER([.C9]);ISERROR(VALUE([.C9])));&quot;FAUX&quot;;IF(ISBLANK([.C9]);&quot;&quot;;IF([.$AA$1];IF(VALUE([.C9])=INDEX([$Données.S$1:$Données.S$1048576];[$Données.T9]+3);&quot;VRAI&quot;;&quot;FAUX&quot;);&quot;&quot;)))">
            <text:p/>
          </table:table-cell>
          <table:table-cell table:style-name="ce225" table:formula="of:=IF(AND([.$AA$1];[.$AA$2]);INDEX([$Données.S$1:$Données.S$1048576];[$Données.T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R$1:$Données.R$1048576];[$Données.T25]+3)" office:value-type="string" office:string-value="65²" calcext:value-type="string">
            <text:p>65²</text:p>
          </table:table-cell>
          <table:table-cell table:style-name="ce79"/>
          <table:table-cell table:style-name="ce219" table:formula="of:=IF(OR(ISNUMBER([.H9]);ISERROR(VALUE([.H9])));&quot;FAUX&quot;;IF(ISBLANK([.H9]);&quot;&quot;;IF([.$AA$1];IF(VALUE([.H9])=INDEX([$Données.S$1:$Données.S$1048576];[$Données.T25]+3);&quot;VRAI&quot;;&quot;FAUX&quot;);&quot;&quot;)))">
            <text:p/>
          </table:table-cell>
          <table:table-cell table:style-name="ce238" table:formula="of:=IF(AND([.$AA$1];[.$AA$2]);INDEX([$Données.S$1:$Données.S$1048576];[$Données.T25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7" calcext:value-type="float">
            <text:p>7</text:p>
          </table:table-cell>
          <table:table-cell table:style-name="ce76" table:formula="of:=INDEX([$Données.R$1:$Données.R$1048576];[$Données.T10]+3)" office:value-type="string" office:string-value="35²" calcext:value-type="string">
            <text:p>35²</text:p>
          </table:table-cell>
          <table:table-cell table:style-name="ce79"/>
          <table:table-cell table:style-name="ce218" table:formula="of:=IF(OR(ISNUMBER([.C10]);ISERROR(VALUE([.C10])));&quot;FAUX&quot;;IF(ISBLANK([.C10]);&quot;&quot;;IF([.$AA$1];IF(VALUE([.C10])=INDEX([$Données.S$1:$Données.S$1048576];[$Données.T10]+3);&quot;VRAI&quot;;&quot;FAUX&quot;);&quot;&quot;)))">
            <text:p/>
          </table:table-cell>
          <table:table-cell table:style-name="ce227" table:formula="of:=IF(AND([.$AA$1];[.$AA$2]);INDEX([$Données.S$1:$Données.S$1048576];[$Données.T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R$1:$Données.R$1048576];[$Données.T26]+3)" office:value-type="string" office:string-value="26²" calcext:value-type="string">
            <text:p>26²</text:p>
          </table:table-cell>
          <table:table-cell table:style-name="ce79"/>
          <table:table-cell table:style-name="ce218" table:formula="of:=IF(OR(ISNUMBER([.H10]);ISERROR(VALUE([.H10])));&quot;FAUX&quot;;IF(ISBLANK([.H10]);&quot;&quot;;IF([.$AA$1];IF(VALUE([.H10])=INDEX([$Données.S$1:$Données.S$1048576];[$Données.T26]+3);&quot;VRAI&quot;;&quot;FAUX&quot;);&quot;&quot;)))">
            <text:p/>
          </table:table-cell>
          <table:table-cell table:style-name="ce240" table:formula="of:=IF(AND([.$AA$1];[.$AA$2]);INDEX([$Données.S$1:$Données.S$1048576];[$Données.T26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8" calcext:value-type="float">
            <text:p>8</text:p>
          </table:table-cell>
          <table:table-cell table:style-name="ce78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9"/>
          <table:table-cell table:style-name="ce219" table:formula="of:=IF(OR(ISNUMBER([.C11]);ISERROR(VALUE([.C11])));&quot;FAUX&quot;;IF(ISBLANK([.C11]);&quot;&quot;;IF([.$AA$1];IF(VALUE([.C11])=INDEX([$Données.S$1:$Données.S$1048576];[$Données.T11]+3);&quot;VRAI&quot;;&quot;FAUX&quot;);&quot;&quot;)))">
            <text:p/>
          </table:table-cell>
          <table:table-cell table:style-name="ce228" table:formula="of:=IF(AND([.$AA$1];[.$AA$2]);INDEX([$Données.S$1:$Données.S$1048576];[$Données.T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9"/>
          <table:table-cell table:style-name="ce219" table:formula="of:=IF(OR(ISNUMBER([.H11]);ISERROR(VALUE([.H11])));&quot;FAUX&quot;;IF(ISBLANK([.H11]);&quot;&quot;;IF([.$AA$1];IF(VALUE([.H11])=INDEX([$Données.S$1:$Données.S$1048576];[$Données.T27]+3);&quot;VRAI&quot;;&quot;FAUX&quot;);&quot;&quot;)))">
            <text:p/>
          </table:table-cell>
          <table:table-cell table:style-name="ce243" table:formula="of:=IF(AND([.$AA$1];[.$AA$2]);INDEX([$Données.S$1:$Données.S$1048576];[$Données.T27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9" calcext:value-type="float">
            <text:p>9</text:p>
          </table:table-cell>
          <table:table-cell table:style-name="ce76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9"/>
          <table:table-cell table:style-name="ce218" table:formula="of:=IF(OR(ISNUMBER([.C12]);ISERROR(VALUE([.C12])));&quot;FAUX&quot;;IF(ISBLANK([.C12]);&quot;&quot;;IF([.$AA$1];IF(VALUE([.C12])=INDEX([$Données.S$1:$Données.S$1048576];[$Données.T12]+3);&quot;VRAI&quot;;&quot;FAUX&quot;);&quot;&quot;)))">
            <text:p/>
          </table:table-cell>
          <table:table-cell table:style-name="ce229" table:formula="of:=IF(AND([.$AA$1];[.$AA$2]);INDEX([$Données.S$1:$Données.S$1048576];[$Données.T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9"/>
          <table:table-cell table:style-name="ce218" table:formula="of:=IF(OR(ISNUMBER([.H12]);ISERROR(VALUE([.H12])));&quot;FAUX&quot;;IF(ISBLANK([.H12]);&quot;&quot;;IF([.$AA$1];IF(VALUE([.H12])=INDEX([$Données.S$1:$Données.S$1048576];[$Données.T28]+3);&quot;VRAI&quot;;&quot;FAUX&quot;);&quot;&quot;)))">
            <text:p/>
          </table:table-cell>
          <table:table-cell table:style-name="ce239" table:formula="of:=IF(AND([.$AA$1];[.$AA$2]);INDEX([$Données.S$1:$Données.S$1048576];[$Données.T28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10" calcext:value-type="float">
            <text:p>10</text:p>
          </table:table-cell>
          <table:table-cell table:style-name="ce78" table:formula="of:=INDEX([$Données.R$1:$Données.R$1048576];[$Données.T13]+3)" office:value-type="string" office:string-value="22²" calcext:value-type="string">
            <text:p>22²</text:p>
          </table:table-cell>
          <table:table-cell table:style-name="ce79"/>
          <table:table-cell table:style-name="ce219" table:formula="of:=IF(OR(ISNUMBER([.C13]);ISERROR(VALUE([.C13])));&quot;FAUX&quot;;IF(ISBLANK([.C13]);&quot;&quot;;IF([.$AA$1];IF(VALUE([.C13])=INDEX([$Données.S$1:$Données.S$1048576];[$Données.T13]+3);&quot;VRAI&quot;;&quot;FAUX&quot;);&quot;&quot;)))">
            <text:p/>
          </table:table-cell>
          <table:table-cell table:style-name="ce231" table:formula="of:=IF(AND([.$AA$1];[.$AA$2]);INDEX([$Données.S$1:$Données.S$1048576];[$Données.T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R$1:$Données.R$1048576];[$Données.T29]+3)" office:value-type="string" office:string-value="25²" calcext:value-type="string">
            <text:p>25²</text:p>
          </table:table-cell>
          <table:table-cell table:style-name="ce79"/>
          <table:table-cell table:style-name="ce219" table:formula="of:=IF(OR(ISNUMBER([.H13]);ISERROR(VALUE([.H13])));&quot;FAUX&quot;;IF(ISBLANK([.H13]);&quot;&quot;;IF([.$AA$1];IF(VALUE([.H13])=INDEX([$Données.S$1:$Données.S$1048576];[$Données.T29]+3);&quot;VRAI&quot;;&quot;FAUX&quot;);&quot;&quot;)))">
            <text:p/>
          </table:table-cell>
          <table:table-cell table:style-name="ce245" table:formula="of:=IF(AND([.$AA$1];[.$AA$2]);INDEX([$Données.S$1:$Données.S$1048576];[$Données.T29]+3);&quot;&quot;)">
            <text:p/>
          </table:table-cell>
          <table:table-cell table:number-columns-repeated="54"/>
        </table:table-row>
        <table:table-row table:style-name="ro6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6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6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6" table:number-rows-repeated="2">
          <table:table-cell table:style-name="ce59"/>
          <table:table-cell table:style-name="ce52"/>
          <table:table-cell table:number-columns-repeated="62"/>
        </table:table-row>
        <table:table-row table:style-name="ro6" table:number-rows-repeated="5">
          <table:table-cell table:style-name="ce52" table:number-columns-repeated="2"/>
          <table:table-cell table:number-columns-repeated="62"/>
        </table:table-row>
        <table:table-row table:style-name="ro6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6">
          <table:table-cell table:style-name="ce52" table:number-columns-repeated="2"/>
          <table:table-cell table:style-name="ce216" table:number-columns-repeated="3"/>
          <table:table-cell table:number-columns-repeated="59"/>
        </table:table-row>
        <table:table-row table:style-name="ro6" table:number-rows-repeated="62">
          <table:table-cell table:style-name="ce52" table:number-columns-repeated="2"/>
          <table:table-cell table:number-columns-repeated="62"/>
        </table:table-row>
        <table:table-row table:style-name="ro6" table:number-rows-repeated="1048488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5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5.01mm" svg:height="15mm" svg:x="250.11mm" svg:y="163mm" draw:control="control17"/>
          <draw:control draw:z-index="1" draw:style-name="gr4" draw:text-style-name="P1" svg:width="64.97mm" svg:height="15mm" svg:x="319.21mm" svg:y="164mm" draw:control="control18"/>
          <draw:control draw:z-index="2" draw:style-name="gr1" draw:text-style-name="P1" svg:width="44.53mm" svg:height="15mm" svg:x="4.04mm" svg:y="163mm" draw:control="control19"/>
          <draw:control draw:z-index="3" draw:style-name="gr1" draw:text-style-name="P1" svg:width="69.96mm" svg:height="15mm" svg:x="59.06mm" svg:y="163mm" draw:control="control20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6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6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6">
          <table:table-cell table:style-name="ce68" office:value-type="float" office:value="1" calcext:value-type="float">
            <text:p>1</text:p>
          </table:table-cell>
          <table:table-cell table:style-name="ce76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9"/>
          <table:table-cell table:style-name="ce250" table:formula="of:=IF(OR(ISNUMBER([.C4]);ISERROR(VALUE([.C4])));&quot;FAUX&quot;;IF(ISBLANK([.C4]);&quot;&quot;;IF([.$AA$1];IF(VALUE([.C4])=INDEX([$Données.Z$1:$Données.Z$1048576];[$Données.AA4]+3);&quot;VRAI&quot;;&quot;FAUX&quot;);&quot;&quot;)))">
            <text:p/>
          </table:table-cell>
          <table:table-cell table:style-name="ce252" table:formula="of:=IF(AND([.$AA$1];[.$AA$2]);INDEX([$Données.Z$1:$Données.Z$1048576];[$Données.AA4]+3);&quot;&quot;)">
            <text:p/>
          </table:table-cell>
          <table:table-cell table:style-name="ce249" office:value-type="float" office:value="11" calcext:value-type="float">
            <text:p>11</text:p>
          </table:table-cell>
          <table:table-cell table:style-name="ce76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9"/>
          <table:table-cell table:style-name="ce250" table:formula="of:=IF(OR(ISNUMBER([.H4]);ISERROR(VALUE([.H4])));&quot;FAUX&quot;;IF(ISBLANK([.H4]);&quot;&quot;;IF([.$AA$1];IF(VALUE([.H4])=INDEX([$Données.Z$1:$Données.Z$1048576];[$Données.AA14]+3);&quot;VRAI&quot;;&quot;FAUX&quot;);&quot;&quot;)))">
            <text:p/>
          </table:table-cell>
          <table:table-cell table:style-name="ce252" table:formula="of:=IF(AND([.$AA$1];[.$AA$2]);INDEX([$Données.Z$1:$Données.Z$1048576];[$Données.AA14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70" office:value-type="float" office:value="2" calcext:value-type="float">
            <text:p>2</text:p>
          </table:table-cell>
          <table:table-cell table:style-name="ce78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9"/>
          <table:table-cell table:style-name="ce251" table:formula="of:=IF(OR(ISNUMBER([.C5]);ISERROR(VALUE([.C5])));&quot;FAUX&quot;;IF(ISBLANK([.C5]);&quot;&quot;;IF([.$AA$1];IF(VALUE([.C5])=INDEX([$Données.Z$1:$Données.Z$1048576];[$Données.AA5]+3);&quot;VRAI&quot;;&quot;FAUX&quot;);&quot;&quot;)))">
            <text:p/>
          </table:table-cell>
          <table:table-cell table:style-name="ce247" table:formula="of:=IF(AND([.$AA$1];[.$AA$2]);INDEX([$Données.Z$1:$Données.Z$1048576];[$Données.AA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9"/>
          <table:table-cell table:style-name="ce251" table:formula="of:=IF(OR(ISNUMBER([.H5]);ISERROR(VALUE([.H5])));&quot;FAUX&quot;;IF(ISBLANK([.H5]);&quot;&quot;;IF([.$AA$1];IF(VALUE([.H5])=INDEX([$Données.Z$1:$Données.Z$1048576];[$Données.AA15]+3);&quot;VRAI&quot;;&quot;FAUX&quot;);&quot;&quot;)))">
            <text:p/>
          </table:table-cell>
          <table:table-cell table:style-name="ce247" table:formula="of:=IF(AND([.$AA$1];[.$AA$2]);INDEX([$Données.Z$1:$Données.Z$1048576];[$Données.AA15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68" office:value-type="float" office:value="3" calcext:value-type="float">
            <text:p>3</text:p>
          </table:table-cell>
          <table:table-cell table:style-name="ce76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9"/>
          <table:table-cell table:style-name="ce250" table:formula="of:=IF(OR(ISNUMBER([.C6]);ISERROR(VALUE([.C6])));&quot;FAUX&quot;;IF(ISBLANK([.C6]);&quot;&quot;;IF([.$AA$1];IF(VALUE([.C6])=INDEX([$Données.Z$1:$Données.Z$1048576];[$Données.AA6]+3);&quot;VRAI&quot;;&quot;FAUX&quot;);&quot;&quot;)))">
            <text:p/>
          </table:table-cell>
          <table:table-cell table:style-name="ce252" table:formula="of:=IF(AND([.$AA$1];[.$AA$2]);INDEX([$Données.Z$1:$Données.Z$1048576];[$Données.AA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9"/>
          <table:table-cell table:style-name="ce250" table:formula="of:=IF(OR(ISNUMBER([.H6]);ISERROR(VALUE([.H6])));&quot;FAUX&quot;;IF(ISBLANK([.H6]);&quot;&quot;;IF([.$AA$1];IF(VALUE([.H6])=INDEX([$Données.Z$1:$Données.Z$1048576];[$Données.AA16]+3);&quot;VRAI&quot;;&quot;FAUX&quot;);&quot;&quot;)))">
            <text:p/>
          </table:table-cell>
          <table:table-cell table:style-name="ce252" table:formula="of:=IF(AND([.$AA$1];[.$AA$2]);INDEX([$Données.Z$1:$Données.Z$1048576];[$Données.AA16]+3);&quot;&quot;)">
            <text:p/>
          </table:table-cell>
          <table:table-cell table:style-name="ce59"/>
          <table:table-cell table:number-columns-repeated="53"/>
        </table:table-row>
        <table:table-row table:style-name="ro6">
          <table:table-cell table:style-name="ce70" office:value-type="float" office:value="4" calcext:value-type="float">
            <text:p>4</text:p>
          </table:table-cell>
          <table:table-cell table:style-name="ce78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9"/>
          <table:table-cell table:style-name="ce251" table:formula="of:=IF(OR(ISNUMBER([.C7]);ISERROR(VALUE([.C7])));&quot;FAUX&quot;;IF(ISBLANK([.C7]);&quot;&quot;;IF([.$AA$1];IF(VALUE([.C7])=INDEX([$Données.Z$1:$Données.Z$1048576];[$Données.AA7]+3);&quot;VRAI&quot;;&quot;FAUX&quot;);&quot;&quot;)))">
            <text:p/>
          </table:table-cell>
          <table:table-cell table:style-name="ce247" table:formula="of:=IF(AND([.$AA$1];[.$AA$2]);INDEX([$Données.Z$1:$Données.Z$1048576];[$Données.AA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9"/>
          <table:table-cell table:style-name="ce251" table:formula="of:=IF(OR(ISNUMBER([.H7]);ISERROR(VALUE([.H7])));&quot;FAUX&quot;;IF(ISBLANK([.H7]);&quot;&quot;;IF([.$AA$1];IF(VALUE([.H7])=INDEX([$Données.Z$1:$Données.Z$1048576];[$Données.AA17]+3);&quot;VRAI&quot;;&quot;FAUX&quot;);&quot;&quot;)))">
            <text:p/>
          </table:table-cell>
          <table:table-cell table:style-name="ce247" table:formula="of:=IF(AND([.$AA$1];[.$AA$2]);INDEX([$Données.Z$1:$Données.Z$1048576];[$Données.AA17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5" calcext:value-type="float">
            <text:p>5</text:p>
          </table:table-cell>
          <table:table-cell table:style-name="ce76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9"/>
          <table:table-cell table:style-name="ce250" table:formula="of:=IF(OR(ISNUMBER([.C8]);ISERROR(VALUE([.C8])));&quot;FAUX&quot;;IF(ISBLANK([.C8]);&quot;&quot;;IF([.$AA$1];IF(VALUE([.C8])=INDEX([$Données.Z$1:$Données.Z$1048576];[$Données.AA8]+3);&quot;VRAI&quot;;&quot;FAUX&quot;);&quot;&quot;)))">
            <text:p/>
          </table:table-cell>
          <table:table-cell table:style-name="ce252" table:formula="of:=IF(AND([.$AA$1];[.$AA$2]);INDEX([$Données.Z$1:$Données.Z$1048576];[$Données.AA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9"/>
          <table:table-cell table:style-name="ce250" table:formula="of:=IF(OR(ISNUMBER([.H8]);ISERROR(VALUE([.H8])));&quot;FAUX&quot;;IF(ISBLANK([.H8]);&quot;&quot;;IF([.$AA$1];IF(VALUE([.H8])=INDEX([$Données.Z$1:$Données.Z$1048576];[$Données.AA18]+3);&quot;VRAI&quot;;&quot;FAUX&quot;);&quot;&quot;)))">
            <text:p/>
          </table:table-cell>
          <table:table-cell table:style-name="ce252" table:formula="of:=IF(AND([.$AA$1];[.$AA$2]);INDEX([$Données.Z$1:$Données.Z$1048576];[$Données.AA18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6" calcext:value-type="float">
            <text:p>6</text:p>
          </table:table-cell>
          <table:table-cell table:style-name="ce78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9"/>
          <table:table-cell table:style-name="ce251" table:formula="of:=IF(OR(ISNUMBER([.C9]);ISERROR(VALUE([.C9])));&quot;FAUX&quot;;IF(ISBLANK([.C9]);&quot;&quot;;IF([.$AA$1];IF(VALUE([.C9])=INDEX([$Données.Z$1:$Données.Z$1048576];[$Données.AA9]+3);&quot;VRAI&quot;;&quot;FAUX&quot;);&quot;&quot;)))">
            <text:p/>
          </table:table-cell>
          <table:table-cell table:style-name="ce247" table:formula="of:=IF(AND([.$AA$1];[.$AA$2]);INDEX([$Données.Z$1:$Données.Z$1048576];[$Données.AA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9"/>
          <table:table-cell table:style-name="ce251" table:formula="of:=IF(OR(ISNUMBER([.H9]);ISERROR(VALUE([.H9])));&quot;FAUX&quot;;IF(ISBLANK([.H9]);&quot;&quot;;IF([.$AA$1];IF(VALUE([.H9])=INDEX([$Données.Z$1:$Données.Z$1048576];[$Données.AA19]+3);&quot;VRAI&quot;;&quot;FAUX&quot;);&quot;&quot;)))">
            <text:p/>
          </table:table-cell>
          <table:table-cell table:style-name="ce247" table:formula="of:=IF(AND([.$AA$1];[.$AA$2]);INDEX([$Données.Z$1:$Données.Z$1048576];[$Données.AA19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7" calcext:value-type="float">
            <text:p>7</text:p>
          </table:table-cell>
          <table:table-cell table:style-name="ce76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9"/>
          <table:table-cell table:style-name="ce250" table:formula="of:=IF(OR(ISNUMBER([.C10]);ISERROR(VALUE([.C10])));&quot;FAUX&quot;;IF(ISBLANK([.C10]);&quot;&quot;;IF([.$AA$1];IF(VALUE([.C10])=INDEX([$Données.Z$1:$Données.Z$1048576];[$Données.AA10]+3);&quot;VRAI&quot;;&quot;FAUX&quot;);&quot;&quot;)))">
            <text:p/>
          </table:table-cell>
          <table:table-cell table:style-name="ce252" table:formula="of:=IF(AND([.$AA$1];[.$AA$2]);INDEX([$Données.Z$1:$Données.Z$1048576];[$Données.AA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9"/>
          <table:table-cell table:style-name="ce250" table:formula="of:=IF(OR(ISNUMBER([.H10]);ISERROR(VALUE([.H10])));&quot;FAUX&quot;;IF(ISBLANK([.H10]);&quot;&quot;;IF([.$AA$1];IF(VALUE([.H10])=INDEX([$Données.Z$1:$Données.Z$1048576];[$Données.AA20]+3);&quot;VRAI&quot;;&quot;FAUX&quot;);&quot;&quot;)))">
            <text:p/>
          </table:table-cell>
          <table:table-cell table:style-name="ce252" table:formula="of:=IF(AND([.$AA$1];[.$AA$2]);INDEX([$Données.Z$1:$Données.Z$1048576];[$Données.AA20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8" calcext:value-type="float">
            <text:p>8</text:p>
          </table:table-cell>
          <table:table-cell table:style-name="ce78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9"/>
          <table:table-cell table:style-name="ce251" table:formula="of:=IF(OR(ISNUMBER([.C11]);ISERROR(VALUE([.C11])));&quot;FAUX&quot;;IF(ISBLANK([.C11]);&quot;&quot;;IF([.$AA$1];IF(VALUE([.C11])=INDEX([$Données.Z$1:$Données.Z$1048576];[$Données.AA11]+3);&quot;VRAI&quot;;&quot;FAUX&quot;);&quot;&quot;)))">
            <text:p/>
          </table:table-cell>
          <table:table-cell table:style-name="ce247" table:formula="of:=IF(AND([.$AA$1];[.$AA$2]);INDEX([$Données.Z$1:$Données.Z$1048576];[$Données.AA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9"/>
          <table:table-cell table:style-name="ce251" table:formula="of:=IF(OR(ISNUMBER([.H11]);ISERROR(VALUE([.H11])));&quot;FAUX&quot;;IF(ISBLANK([.H11]);&quot;&quot;;IF([.$AA$1];IF(VALUE([.H11])=INDEX([$Données.Z$1:$Données.Z$1048576];[$Données.AA21]+3);&quot;VRAI&quot;;&quot;FAUX&quot;);&quot;&quot;)))">
            <text:p/>
          </table:table-cell>
          <table:table-cell table:style-name="ce247" table:formula="of:=IF(AND([.$AA$1];[.$AA$2]);INDEX([$Données.Z$1:$Données.Z$1048576];[$Données.AA21]+3);&quot;&quot;)">
            <text:p/>
          </table:table-cell>
          <table:table-cell table:number-columns-repeated="54"/>
        </table:table-row>
        <table:table-row table:style-name="ro6">
          <table:table-cell table:style-name="ce68" office:value-type="float" office:value="9" calcext:value-type="float">
            <text:p>9</text:p>
          </table:table-cell>
          <table:table-cell table:style-name="ce76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9"/>
          <table:table-cell table:style-name="ce250" table:formula="of:=IF(OR(ISNUMBER([.C12]);ISERROR(VALUE([.C12])));&quot;FAUX&quot;;IF(ISBLANK([.C12]);&quot;&quot;;IF([.$AA$1];IF(VALUE([.C12])=INDEX([$Données.Z$1:$Données.Z$1048576];[$Données.AA12]+3);&quot;VRAI&quot;;&quot;FAUX&quot;);&quot;&quot;)))">
            <text:p/>
          </table:table-cell>
          <table:table-cell table:style-name="ce252" table:formula="of:=IF(AND([.$AA$1];[.$AA$2]);INDEX([$Données.Z$1:$Données.Z$1048576];[$Données.AA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9"/>
          <table:table-cell table:style-name="ce250" table:formula="of:=IF(OR(ISNUMBER([.H12]);ISERROR(VALUE([.H12])));&quot;FAUX&quot;;IF(ISBLANK([.H12]);&quot;&quot;;IF([.$AA$1];IF(VALUE([.H12])=INDEX([$Données.Z$1:$Données.Z$1048576];[$Données.AA22]+3);&quot;VRAI&quot;;&quot;FAUX&quot;);&quot;&quot;)))">
            <text:p/>
          </table:table-cell>
          <table:table-cell table:style-name="ce252" table:formula="of:=IF(AND([.$AA$1];[.$AA$2]);INDEX([$Données.Z$1:$Données.Z$1048576];[$Données.AA22]+3);&quot;&quot;)">
            <text:p/>
          </table:table-cell>
          <table:table-cell table:number-columns-repeated="54"/>
        </table:table-row>
        <table:table-row table:style-name="ro6">
          <table:table-cell table:style-name="ce70" office:value-type="float" office:value="10" calcext:value-type="float">
            <text:p>10</text:p>
          </table:table-cell>
          <table:table-cell table:style-name="ce78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9"/>
          <table:table-cell table:style-name="ce251" table:formula="of:=IF(OR(ISNUMBER([.C13]);ISERROR(VALUE([.C13])));&quot;FAUX&quot;;IF(ISBLANK([.C13]);&quot;&quot;;IF([.$AA$1];IF(VALUE([.C13])=INDEX([$Données.Z$1:$Données.Z$1048576];[$Données.AA13]+3);&quot;VRAI&quot;;&quot;FAUX&quot;);&quot;&quot;)))">
            <text:p/>
          </table:table-cell>
          <table:table-cell table:style-name="ce247" table:formula="of:=IF(AND([.$AA$1];[.$AA$2]);INDEX([$Données.Z$1:$Données.Z$1048576];[$Données.AA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9"/>
          <table:table-cell table:style-name="ce251" table:formula="of:=IF(OR(ISNUMBER([.H13]);ISERROR(VALUE([.H13])));&quot;FAUX&quot;;IF(ISBLANK([.H13]);&quot;&quot;;IF([.$AA$1];IF(VALUE([.H13])=INDEX([$Données.Z$1:$Données.Z$1048576];[$Données.AA23]+3);&quot;VRAI&quot;;&quot;FAUX&quot;);&quot;&quot;)))">
            <text:p/>
          </table:table-cell>
          <table:table-cell table:style-name="ce247" table:formula="of:=IF(AND([.$AA$1];[.$AA$2]);INDEX([$Données.Z$1:$Données.Z$1048576];[$Données.AA23]+3);&quot;&quot;)">
            <text:p/>
          </table:table-cell>
          <table:table-cell table:number-columns-repeated="54"/>
        </table:table-row>
        <table:table-row table:style-name="ro6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6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6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6" table:number-rows-repeated="7">
          <table:table-cell table:style-name="ce52" table:number-columns-repeated="2"/>
          <table:table-cell table:number-columns-repeated="62"/>
        </table:table-row>
        <table:table-row table:style-name="ro6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6" table:number-rows-repeated="63">
          <table:table-cell table:style-name="ce52" table:number-columns-repeated="2"/>
          <table:table-cell table:number-columns-repeated="62"/>
        </table:table-row>
        <table:table-row table:style-name="ro6" table:number-rows-repeated="1048488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6" table:protected="true" table:protection-key="y8SkOVJhlOJOnbKk/lwFoJVjUeY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64"/>
        <table:table-column table:style-name="co20" table:number-columns-repeated="2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264"/>
        <table:table-column table:style-name="co24" table:default-cell-style-name="ce264"/>
        <table:table-column table:style-name="co19" table:default-cell-style-name="ce264"/>
        <table:table-column table:style-name="co25" table:number-columns-repeated="2" table:default-cell-style-name="ce264"/>
        <table:table-column table:style-name="co26" table:default-cell-style-name="ce264"/>
        <table:table-column table:style-name="co22" table:default-cell-style-name="ce264"/>
        <table:table-column table:style-name="co23" table:default-cell-style-name="ce264"/>
        <table:table-column table:style-name="co27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0" table:default-cell-style-name="ce264"/>
        <table:table-column table:style-name="co31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2" table:default-cell-style-name="ce264"/>
        <table:table-column table:style-name="co31" table:default-cell-style-name="ce264"/>
        <table:table-column table:style-name="co1" table:number-columns-repeated="36" table:default-cell-style-name="ce264"/>
        <table:table-row table:style-name="ro6">
          <table:table-cell table:style-name="ce255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7" table:style-name="ce309"/>
          <table:covered-table-cell table:style-name="ce323"/>
          <table:covered-table-cell/>
          <table:covered-table-cell table:number-columns-repeated="5" table:style-name="ce325"/>
          <table:covered-table-cell table:number-columns-repeated="4"/>
          <table:covered-table-cell table:number-columns-repeated="3" table:style-name="ce325"/>
          <table:covered-table-cell table:number-columns-repeated="4"/>
          <table:table-cell table:number-columns-repeated="36"/>
        </table:table-row>
        <table:table-row table:style-name="ro6">
          <table:table-cell table:style-name="ce256"/>
          <table:table-cell table:style-name="ce256" office:value-type="string" calcext:value-type="string" table:number-columns-spanned="6" table:number-rows-spanned="1">
            <text:p>Niveau 1</text:p>
          </table:table-cell>
          <table:covered-table-cell table:style-name="ce256"/>
          <table:covered-table-cell table:number-columns-repeated="3" table:style-name="ce309"/>
          <table:covered-table-cell table:style-name="ce317"/>
          <table:table-cell table:style-name="ce256" office:value-type="string" calcext:value-type="string" table:number-columns-spanned="7" table:number-rows-spanned="1">
            <text:p>Niveau 2</text:p>
          </table:table-cell>
          <table:covered-table-cell table:number-columns-repeated="2" table:style-name="ce309"/>
          <table:covered-table-cell table:style-name="ce323"/>
          <table:covered-table-cell/>
          <table:covered-table-cell table:number-columns-repeated="2" table:style-name="ce325"/>
          <table:table-cell table:style-name="ce256" office:value-type="string" calcext:value-type="string" table:number-columns-spanned="7" table:number-rows-spanned="1">
            <text:p>Niveau 3</text:p>
          </table:table-cell>
          <table:covered-table-cell table:number-columns-repeated="2" table:style-name="ce325"/>
          <table:covered-table-cell table:number-columns-repeated="4"/>
          <table:table-cell table:style-name="ce256" office:value-type="string" calcext:value-type="string" table:number-columns-spanned="7" table:number-rows-spanned="1">
            <text:p>Niveau 4</text:p>
          </table:table-cell>
          <table:covered-table-cell table:number-columns-repeated="2" table:style-name="ce325"/>
          <table:covered-table-cell table:number-columns-repeated="4"/>
          <table:table-cell table:number-columns-repeated="36"/>
        </table:table-row>
        <table:table-row table:style-name="ro4"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number-columns-repeated="36"/>
        </table:table-row>
        <table:table-row table:style-name="ro4">
          <table:table-cell table:style-name="ce302" office:value-type="float" office:value="0.481856156533461" calcext:value-type="float">
            <text:p>0,481856156533461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5" calcext:value-type="float">
            <text:p>5</text:p>
          </table:table-cell>
          <table:table-cell table:style-name="ce302" table:formula="of:=COM.MICROSOFT.CONCAT([.B4];&quot; × &quot;;[.C4])" office:value-type="string" office:string-value="6 × 5" calcext:value-type="string">
            <text:p>6 × 5</text:p>
          </table:table-cell>
          <table:table-cell table:style-name="ce310" table:formula="of:=[.B4]*[.C4]" office:value-type="float" office:value="30" calcext:value-type="float">
            <text:p>30</text:p>
          </table:table-cell>
          <table:table-cell table:style-name="ce302" table:formula="of:=RANK([.A4];[.$A$4:.$A$28];0)" office:value-type="float" office:value="18" calcext:value-type="float">
            <text:p>18</text:p>
          </table:table-cell>
          <table:table-cell table:style-name="ce319" office:value-type="float" office:value="1" calcext:value-type="float">
            <text:p>1</text:p>
          </table:table-cell>
          <table:table-cell table:style-name="ce307" office:value-type="float" office:value="0.0638460944283975" calcext:value-type="float">
            <text:p>0,063846094428398</text:p>
          </table:table-cell>
          <table:table-cell table:style-name="ce307" office:value-type="float" office:value="15" calcext:value-type="float">
            <text:p>15</text:p>
          </table:table-cell>
          <table:table-cell table:style-name="ce307"/>
          <table:table-cell table:style-name="ce307" table:formula="of:=COM.MICROSOFT.CONCAT([.I4];&quot;²&quot;)" office:value-type="string" office:string-value="15²" calcext:value-type="string">
            <text:p>15²</text:p>
          </table:table-cell>
          <table:table-cell table:style-name="ce316" table:formula="of:=[.I4]^2" office:value-type="float" office:value="225" calcext:value-type="float">
            <text:p>225</text:p>
          </table:table-cell>
          <table:table-cell table:style-name="ce307" table:formula="of:=RANK([.H4];[.$H$4:.$H$49];0)" office:value-type="float" office:value="41" calcext:value-type="float">
            <text:p>41</text:p>
          </table:table-cell>
          <table:table-cell table:style-name="ce319" office:value-type="float" office:value="1" calcext:value-type="float">
            <text:p>1</text:p>
          </table:table-cell>
          <table:table-cell table:style-name="ce326" office:value-type="float" office:value="0.324644693516574" calcext:value-type="float">
            <text:p>0,324644693516574</text:p>
          </table:table-cell>
          <table:table-cell table:style-name="ce326" office:value-type="float" office:value="15" calcext:value-type="float">
            <text:p>15</text:p>
          </table:table-cell>
          <table:table-cell table:style-name="ce326"/>
          <table:table-cell table:style-name="ce326" table:formula="of:=COM.MICROSOFT.CONCAT([.P4];&quot;²&quot;)" office:value-type="string" office:string-value="15²" calcext:value-type="string">
            <text:p>15²</text:p>
          </table:table-cell>
          <table:table-cell table:style-name="ce328" table:formula="of:=[.P4]^2" office:value-type="float" office:value="225" calcext:value-type="float">
            <text:p>225</text:p>
          </table:table-cell>
          <table:table-cell table:style-name="ce326" table:formula="of:=RANK([.O4];[.$O$4:.$O$44];0)" office:value-type="float" office:value="30" calcext:value-type="float">
            <text:p>30</text:p>
          </table:table-cell>
          <table:table-cell table:style-name="ce331" office:value-type="float" office:value="1" calcext:value-type="float">
            <text:p>1</text:p>
          </table:table-cell>
          <table:table-cell table:style-name="ce332" office:value-type="float" office:value="0.765376521182329" calcext:value-type="float">
            <text:p>0,765376521182329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3" calcext:value-type="float">
            <text:p>13</text:p>
          </table:table-cell>
          <table:table-cell table:style-name="ce332" table:formula="of:=COM.MICROSOFT.CONCAT([.W4];&quot; × &quot;;[.X4])" office:value-type="string" office:string-value="12 × 13" calcext:value-type="string">
            <text:p>12 × 13</text:p>
          </table:table-cell>
          <table:table-cell table:style-name="ce343" table:formula="of:=[.W4]*[.X4]" office:value-type="float" office:value="156" calcext:value-type="float">
            <text:p>156</text:p>
          </table:table-cell>
          <table:table-cell table:style-name="ce332" table:formula="of:=RANK([.V4];[.$V$4:.$V$36];0)" office:value-type="float" office:value="9" calcext:value-type="float">
            <text:p>9</text:p>
          </table:table-cell>
          <table:table-cell table:style-name="ce378" office:value-type="float" office:value="1" calcext:value-type="float">
            <text:p>1</text:p>
          </table:table-cell>
          <table:table-cell table:number-columns-repeated="36"/>
        </table:table-row>
        <table:table-row table:style-name="ro4">
          <table:table-cell table:style-name="ce302" office:value-type="float" office:value="0.209990326990457" calcext:value-type="float">
            <text:p>0,209990326990457</text:p>
          </table:table-cell>
          <table:table-cell table:number-columns-repeated="2" table:style-name="ce302" office:value-type="float" office:value="6" calcext:value-type="float">
            <text:p>6</text:p>
          </table:table-cell>
          <table:table-cell table:style-name="ce302" table:formula="of:=COM.MICROSOFT.CONCAT([.B5];&quot; × &quot;;[.C5])" office:value-type="string" office:string-value="6 × 6" calcext:value-type="string">
            <text:p>6 × 6</text:p>
          </table:table-cell>
          <table:table-cell table:style-name="ce310" table:formula="of:=[.B5]*[.C5]" office:value-type="float" office:value="36" calcext:value-type="float">
            <text:p>36</text:p>
          </table:table-cell>
          <table:table-cell table:style-name="ce302" table:formula="of:=RANK([.A5];[.$A$4:.$A$33];0)" office:value-type="float" office:value="25" calcext:value-type="float">
            <text:p>25</text:p>
          </table:table-cell>
          <table:table-cell table:style-name="ce319" office:value-type="float" office:value="2" calcext:value-type="float">
            <text:p>2</text:p>
          </table:table-cell>
          <table:table-cell table:style-name="ce307" office:value-type="float" office:value="0.139689468013757" calcext:value-type="float">
            <text:p>0,139689468013757</text:p>
          </table:table-cell>
          <table:table-cell table:style-name="ce307" office:value-type="float" office:value="25" calcext:value-type="float">
            <text:p>25</text:p>
          </table:table-cell>
          <table:table-cell table:style-name="ce307"/>
          <table:table-cell table:style-name="ce307" table:formula="of:=COM.MICROSOFT.CONCAT([.I5];&quot;²&quot;)" office:value-type="string" office:string-value="25²" calcext:value-type="string">
            <text:p>25²</text:p>
          </table:table-cell>
          <table:table-cell table:style-name="ce316" table:formula="of:=[.I5]^2" office:value-type="float" office:value="625" calcext:value-type="float">
            <text:p>625</text:p>
          </table:table-cell>
          <table:table-cell table:style-name="ce307" table:formula="of:=RANK([.H5];[.$H$4:.$H$49];0)" office:value-type="float" office:value="35" calcext:value-type="float">
            <text:p>35</text:p>
          </table:table-cell>
          <table:table-cell table:style-name="ce319" office:value-type="float" office:value="2" calcext:value-type="float">
            <text:p>2</text:p>
          </table:table-cell>
          <table:table-cell table:style-name="ce326" office:value-type="float" office:value="0.119280898779582" calcext:value-type="float">
            <text:p>0,119280898779582</text:p>
          </table:table-cell>
          <table:table-cell table:style-name="ce326" office:value-type="float" office:value="25" calcext:value-type="float">
            <text:p>25</text:p>
          </table:table-cell>
          <table:table-cell table:style-name="ce326"/>
          <table:table-cell table:style-name="ce326" table:formula="of:=COM.MICROSOFT.CONCAT([.P5];&quot;²&quot;)" office:value-type="string" office:string-value="25²" calcext:value-type="string">
            <text:p>25²</text:p>
          </table:table-cell>
          <table:table-cell table:style-name="ce328" table:formula="of:=[.P5]^2" office:value-type="float" office:value="625" calcext:value-type="float">
            <text:p>625</text:p>
          </table:table-cell>
          <table:table-cell table:style-name="ce326" table:formula="of:=RANK([.O5];[.$O$4:.$O$44];0)" office:value-type="float" office:value="37" calcext:value-type="float">
            <text:p>37</text:p>
          </table:table-cell>
          <table:table-cell table:style-name="ce331" office:value-type="float" office:value="2" calcext:value-type="float">
            <text:p>2</text:p>
          </table:table-cell>
          <table:table-cell table:style-name="ce332" office:value-type="float" office:value="0.471595824244764" calcext:value-type="float">
            <text:p>0,471595824244764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2" table:formula="of:=COM.MICROSOFT.CONCAT([.W5];&quot; × &quot;;[.X5])" office:value-type="string" office:string-value="12 × 14" calcext:value-type="string">
            <text:p>12 × 14</text:p>
          </table:table-cell>
          <table:table-cell table:style-name="ce343" table:formula="of:=[.W5]*[.X5]" office:value-type="float" office:value="168" calcext:value-type="float">
            <text:p>168</text:p>
          </table:table-cell>
          <table:table-cell table:style-name="ce332" table:formula="of:=RANK([.V5];[.$V$4:.$V$36];0)" office:value-type="float" office:value="16" calcext:value-type="float">
            <text:p>16</text:p>
          </table:table-cell>
          <table:table-cell table:style-name="ce378" office:value-type="float" office:value="2" calcext:value-type="float">
            <text:p>2</text:p>
          </table:table-cell>
          <table:table-cell table:number-columns-repeated="36"/>
        </table:table-row>
        <table:table-row table:style-name="ro4">
          <table:table-cell table:style-name="ce302" office:value-type="float" office:value="0.814599581269186" calcext:value-type="float">
            <text:p>0,814599581269186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7" calcext:value-type="float">
            <text:p>7</text:p>
          </table:table-cell>
          <table:table-cell table:style-name="ce302" table:formula="of:=COM.MICROSOFT.CONCAT([.B6];&quot; × &quot;;[.C6])" office:value-type="string" office:string-value="6 × 7" calcext:value-type="string">
            <text:p>6 × 7</text:p>
          </table:table-cell>
          <table:table-cell table:style-name="ce310" table:formula="of:=[.B6]*[.C6]" office:value-type="float" office:value="42" calcext:value-type="float">
            <text:p>42</text:p>
          </table:table-cell>
          <table:table-cell table:style-name="ce302" table:formula="of:=RANK([.A6];[.$A$4:.$A$33];0)" office:value-type="float" office:value="6" calcext:value-type="float">
            <text:p>6</text:p>
          </table:table-cell>
          <table:table-cell table:style-name="ce319" office:value-type="float" office:value="3" calcext:value-type="float">
            <text:p>3</text:p>
          </table:table-cell>
          <table:table-cell table:style-name="ce307" office:value-type="float" office:value="0.326991333508133" calcext:value-type="float">
            <text:p>0,326991333508133</text:p>
          </table:table-cell>
          <table:table-cell table:style-name="ce307" office:value-type="float" office:value="35" calcext:value-type="float">
            <text:p>35</text:p>
          </table:table-cell>
          <table:table-cell table:style-name="ce307"/>
          <table:table-cell table:style-name="ce307" table:formula="of:=COM.MICROSOFT.CONCAT([.I6];&quot;²&quot;)" office:value-type="string" office:string-value="35²" calcext:value-type="string">
            <text:p>35²</text:p>
          </table:table-cell>
          <table:table-cell table:style-name="ce316" table:formula="of:=[.I6]^2" office:value-type="float" office:value="1225" calcext:value-type="float">
            <text:p>1 225</text:p>
          </table:table-cell>
          <table:table-cell table:style-name="ce307" table:formula="of:=RANK([.H6];[.$H$4:.$H$49];0)" office:value-type="float" office:value="28" calcext:value-type="float">
            <text:p>28</text:p>
          </table:table-cell>
          <table:table-cell table:style-name="ce319" office:value-type="float" office:value="3" calcext:value-type="float">
            <text:p>3</text:p>
          </table:table-cell>
          <table:table-cell table:style-name="ce326" office:value-type="float" office:value="0.624182705569022" calcext:value-type="float">
            <text:p>0,624182705569022</text:p>
          </table:table-cell>
          <table:table-cell table:style-name="ce326" office:value-type="float" office:value="35" calcext:value-type="float">
            <text:p>35</text:p>
          </table:table-cell>
          <table:table-cell table:style-name="ce326"/>
          <table:table-cell table:style-name="ce326" table:formula="of:=COM.MICROSOFT.CONCAT([.P6];&quot;²&quot;)" office:value-type="string" office:string-value="35²" calcext:value-type="string">
            <text:p>35²</text:p>
          </table:table-cell>
          <table:table-cell table:style-name="ce328" table:formula="of:=[.P6]^2" office:value-type="float" office:value="1225" calcext:value-type="float">
            <text:p>1 225</text:p>
          </table:table-cell>
          <table:table-cell table:style-name="ce326" table:formula="of:=RANK([.O6];[.$O$4:.$O$44];0)" office:value-type="float" office:value="20" calcext:value-type="float">
            <text:p>20</text:p>
          </table:table-cell>
          <table:table-cell table:style-name="ce331" office:value-type="float" office:value="3" calcext:value-type="float">
            <text:p>3</text:p>
          </table:table-cell>
          <table:table-cell table:style-name="ce332" office:value-type="float" office:value="0.585886417503795" calcext:value-type="float">
            <text:p>0,585886417503795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formula="of:=COM.MICROSOFT.CONCAT([.W6];&quot; × &quot;;[.X6])" office:value-type="string" office:string-value="12 × 15" calcext:value-type="string">
            <text:p>12 × 15</text:p>
          </table:table-cell>
          <table:table-cell table:style-name="ce343" table:formula="of:=[.W6]*[.X6]" office:value-type="float" office:value="180" calcext:value-type="float">
            <text:p>180</text:p>
          </table:table-cell>
          <table:table-cell table:style-name="ce332" table:formula="of:=RANK([.V6];[.$V$4:.$V$36];0)" office:value-type="float" office:value="13" calcext:value-type="float">
            <text:p>13</text:p>
          </table:table-cell>
          <table:table-cell table:style-name="ce378" office:value-type="float" office:value="3" calcext:value-type="float">
            <text:p>3</text:p>
          </table:table-cell>
          <table:table-cell table:number-columns-repeated="36"/>
        </table:table-row>
        <table:table-row table:style-name="ro4">
          <table:table-cell table:style-name="ce302" office:value-type="float" office:value="0.759540034768555" calcext:value-type="float">
            <text:p>0,759540034768555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8" calcext:value-type="float">
            <text:p>8</text:p>
          </table:table-cell>
          <table:table-cell table:style-name="ce302" table:formula="of:=COM.MICROSOFT.CONCAT([.B7];&quot; × &quot;;[.C7])" office:value-type="string" office:string-value="6 × 8" calcext:value-type="string">
            <text:p>6 × 8</text:p>
          </table:table-cell>
          <table:table-cell table:style-name="ce310" table:formula="of:=[.B7]*[.C7]" office:value-type="float" office:value="48" calcext:value-type="float">
            <text:p>48</text:p>
          </table:table-cell>
          <table:table-cell table:style-name="ce302" table:formula="of:=RANK([.A7];[.$A$4:.$A$33];0)" office:value-type="float" office:value="11" calcext:value-type="float">
            <text:p>11</text:p>
          </table:table-cell>
          <table:table-cell table:style-name="ce319" office:value-type="float" office:value="4" calcext:value-type="float">
            <text:p>4</text:p>
          </table:table-cell>
          <table:table-cell table:style-name="ce307" office:value-type="float" office:value="0.330416526745239" calcext:value-type="float">
            <text:p>0,330416526745239</text:p>
          </table:table-cell>
          <table:table-cell table:style-name="ce307" office:value-type="float" office:value="45" calcext:value-type="float">
            <text:p>45</text:p>
          </table:table-cell>
          <table:table-cell table:style-name="ce307"/>
          <table:table-cell table:style-name="ce307" table:formula="of:=COM.MICROSOFT.CONCAT([.I7];&quot;²&quot;)" office:value-type="string" office:string-value="45²" calcext:value-type="string">
            <text:p>45²</text:p>
          </table:table-cell>
          <table:table-cell table:style-name="ce316" table:formula="of:=[.I7]^2" office:value-type="float" office:value="2025" calcext:value-type="float">
            <text:p>2 025</text:p>
          </table:table-cell>
          <table:table-cell table:style-name="ce307" table:formula="of:=RANK([.H7];[.$H$4:.$H$49];0)" office:value-type="float" office:value="27" calcext:value-type="float">
            <text:p>27</text:p>
          </table:table-cell>
          <table:table-cell table:style-name="ce319" office:value-type="float" office:value="4" calcext:value-type="float">
            <text:p>4</text:p>
          </table:table-cell>
          <table:table-cell table:style-name="ce326" office:value-type="float" office:value="0.772357932828424" calcext:value-type="float">
            <text:p>0,772357932828424</text:p>
          </table:table-cell>
          <table:table-cell table:style-name="ce326" office:value-type="float" office:value="45" calcext:value-type="float">
            <text:p>45</text:p>
          </table:table-cell>
          <table:table-cell table:style-name="ce326"/>
          <table:table-cell table:style-name="ce326" table:formula="of:=COM.MICROSOFT.CONCAT([.P7];&quot;²&quot;)" office:value-type="string" office:string-value="45²" calcext:value-type="string">
            <text:p>45²</text:p>
          </table:table-cell>
          <table:table-cell table:style-name="ce328" table:formula="of:=[.P7]^2" office:value-type="float" office:value="2025" calcext:value-type="float">
            <text:p>2 025</text:p>
          </table:table-cell>
          <table:table-cell table:style-name="ce326" table:formula="of:=RANK([.O7];[.$O$4:.$O$44];0)" office:value-type="float" office:value="13" calcext:value-type="float">
            <text:p>13</text:p>
          </table:table-cell>
          <table:table-cell table:style-name="ce331" office:value-type="float" office:value="4" calcext:value-type="float">
            <text:p>4</text:p>
          </table:table-cell>
          <table:table-cell table:style-name="ce332" office:value-type="float" office:value="0.908368309617729" calcext:value-type="float">
            <text:p>0,908368309617729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6" calcext:value-type="float">
            <text:p>16</text:p>
          </table:table-cell>
          <table:table-cell table:style-name="ce332" table:formula="of:=COM.MICROSOFT.CONCAT([.W7];&quot; × &quot;;[.X7])" office:value-type="string" office:string-value="12 × 16" calcext:value-type="string">
            <text:p>12 × 16</text:p>
          </table:table-cell>
          <table:table-cell table:style-name="ce343" table:formula="of:=[.W7]*[.X7]" office:value-type="float" office:value="192" calcext:value-type="float">
            <text:p>192</text:p>
          </table:table-cell>
          <table:table-cell table:style-name="ce332" table:formula="of:=RANK([.V7];[.$V$4:.$V$36];0)" office:value-type="float" office:value="2" calcext:value-type="float">
            <text:p>2</text:p>
          </table:table-cell>
          <table:table-cell table:style-name="ce378" office:value-type="float" office:value="4" calcext:value-type="float">
            <text:p>4</text:p>
          </table:table-cell>
          <table:table-cell table:number-columns-repeated="36"/>
        </table:table-row>
        <table:table-row table:style-name="ro4">
          <table:table-cell table:style-name="ce302" office:value-type="float" office:value="0.439424587673056" calcext:value-type="float">
            <text:p>0,439424587673056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9" calcext:value-type="float">
            <text:p>9</text:p>
          </table:table-cell>
          <table:table-cell table:style-name="ce302" table:formula="of:=COM.MICROSOFT.CONCAT([.B8];&quot; × &quot;;[.C8])" office:value-type="string" office:string-value="6 × 9" calcext:value-type="string">
            <text:p>6 × 9</text:p>
          </table:table-cell>
          <table:table-cell table:style-name="ce310" table:formula="of:=[.B8]*[.C8]" office:value-type="float" office:value="54" calcext:value-type="float">
            <text:p>54</text:p>
          </table:table-cell>
          <table:table-cell table:style-name="ce302" table:formula="of:=RANK([.A8];[.$A$4:.$A$33];0)" office:value-type="float" office:value="21" calcext:value-type="float">
            <text:p>21</text:p>
          </table:table-cell>
          <table:table-cell table:style-name="ce319" office:value-type="float" office:value="5" calcext:value-type="float">
            <text:p>5</text:p>
          </table:table-cell>
          <table:table-cell table:style-name="ce307" office:value-type="float" office:value="0.150465144165658" calcext:value-type="float">
            <text:p>0,150465144165658</text:p>
          </table:table-cell>
          <table:table-cell table:style-name="ce307" office:value-type="float" office:value="55" calcext:value-type="float">
            <text:p>55</text:p>
          </table:table-cell>
          <table:table-cell table:style-name="ce307"/>
          <table:table-cell table:style-name="ce307" table:formula="of:=COM.MICROSOFT.CONCAT([.I8];&quot;²&quot;)" office:value-type="string" office:string-value="55²" calcext:value-type="string">
            <text:p>55²</text:p>
          </table:table-cell>
          <table:table-cell table:style-name="ce316" table:formula="of:=[.I8]^2" office:value-type="float" office:value="3025" calcext:value-type="float">
            <text:p>3 025</text:p>
          </table:table-cell>
          <table:table-cell table:style-name="ce307" table:formula="of:=RANK([.H8];[.$H$4:.$H$49];0)" office:value-type="float" office:value="34" calcext:value-type="float">
            <text:p>34</text:p>
          </table:table-cell>
          <table:table-cell table:style-name="ce319" office:value-type="float" office:value="5" calcext:value-type="float">
            <text:p>5</text:p>
          </table:table-cell>
          <table:table-cell table:style-name="ce326" office:value-type="float" office:value="0.921053642164168" calcext:value-type="float">
            <text:p>0,921053642164168</text:p>
          </table:table-cell>
          <table:table-cell table:style-name="ce326" office:value-type="float" office:value="55" calcext:value-type="float">
            <text:p>55</text:p>
          </table:table-cell>
          <table:table-cell table:style-name="ce326"/>
          <table:table-cell table:style-name="ce326" table:formula="of:=COM.MICROSOFT.CONCAT([.P8];&quot;²&quot;)" office:value-type="string" office:string-value="55²" calcext:value-type="string">
            <text:p>55²</text:p>
          </table:table-cell>
          <table:table-cell table:style-name="ce328" table:formula="of:=[.P8]^2" office:value-type="float" office:value="3025" calcext:value-type="float">
            <text:p>3 025</text:p>
          </table:table-cell>
          <table:table-cell table:style-name="ce326" table:formula="of:=RANK([.O8];[.$O$4:.$O$44];0)" office:value-type="float" office:value="7" calcext:value-type="float">
            <text:p>7</text:p>
          </table:table-cell>
          <table:table-cell table:style-name="ce331" office:value-type="float" office:value="5" calcext:value-type="float">
            <text:p>5</text:p>
          </table:table-cell>
          <table:table-cell table:style-name="ce332" office:value-type="float" office:value="0.398596803314797" calcext:value-type="float">
            <text:p>0,398596803314797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7" calcext:value-type="float">
            <text:p>17</text:p>
          </table:table-cell>
          <table:table-cell table:style-name="ce332" table:formula="of:=COM.MICROSOFT.CONCAT([.W8];&quot; × &quot;;[.X8])" office:value-type="string" office:string-value="12 × 17" calcext:value-type="string">
            <text:p>12 × 17</text:p>
          </table:table-cell>
          <table:table-cell table:style-name="ce343" table:formula="of:=[.W8]*[.X8]" office:value-type="float" office:value="204" calcext:value-type="float">
            <text:p>204</text:p>
          </table:table-cell>
          <table:table-cell table:style-name="ce332" table:formula="of:=RANK([.V8];[.$V$4:.$V$36];0)" office:value-type="float" office:value="19" calcext:value-type="float">
            <text:p>19</text:p>
          </table:table-cell>
          <table:table-cell table:style-name="ce378" office:value-type="float" office:value="5" calcext:value-type="float">
            <text:p>5</text:p>
          </table:table-cell>
          <table:table-cell table:number-columns-repeated="36"/>
        </table:table-row>
        <table:table-row table:style-name="ro4">
          <table:table-cell table:style-name="ce303" office:value-type="float" office:value="0.849316002132315" calcext:value-type="float">
            <text:p>0,84931600213231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5" calcext:value-type="float">
            <text:p>5</text:p>
          </table:table-cell>
          <table:table-cell table:style-name="ce303" table:formula="of:=COM.MICROSOFT.CONCAT([.B9];&quot; × &quot;;[.C9])" office:value-type="string" office:string-value="7 × 5" calcext:value-type="string">
            <text:p>7 × 5</text:p>
          </table:table-cell>
          <table:table-cell table:style-name="ce311" table:formula="of:=[.B9]*[.C9]" office:value-type="float" office:value="35" calcext:value-type="float">
            <text:p>35</text:p>
          </table:table-cell>
          <table:table-cell table:style-name="ce303" table:formula="of:=RANK([.A9];[.$A$4:.$A$33];0)" office:value-type="float" office:value="4" calcext:value-type="float">
            <text:p>4</text:p>
          </table:table-cell>
          <table:table-cell table:style-name="ce319" office:value-type="float" office:value="6" calcext:value-type="float">
            <text:p>6</text:p>
          </table:table-cell>
          <table:table-cell table:style-name="ce307" office:value-type="float" office:value="0.464593011529541" calcext:value-type="float">
            <text:p>0,464593011529541</text:p>
          </table:table-cell>
          <table:table-cell table:style-name="ce307" office:value-type="float" office:value="65" calcext:value-type="float">
            <text:p>65</text:p>
          </table:table-cell>
          <table:table-cell table:style-name="ce307"/>
          <table:table-cell table:style-name="ce307" table:formula="of:=COM.MICROSOFT.CONCAT([.I9];&quot;²&quot;)" office:value-type="string" office:string-value="65²" calcext:value-type="string">
            <text:p>65²</text:p>
          </table:table-cell>
          <table:table-cell table:style-name="ce316" table:formula="of:=[.I9]^2" office:value-type="float" office:value="4225" calcext:value-type="float">
            <text:p>4 225</text:p>
          </table:table-cell>
          <table:table-cell table:style-name="ce307" table:formula="of:=RANK([.H9];[.$H$4:.$H$49];0)" office:value-type="float" office:value="21" calcext:value-type="float">
            <text:p>21</text:p>
          </table:table-cell>
          <table:table-cell table:style-name="ce319" office:value-type="float" office:value="6" calcext:value-type="float">
            <text:p>6</text:p>
          </table:table-cell>
          <table:table-cell table:style-name="ce326" office:value-type="float" office:value="0.196777933881988" calcext:value-type="float">
            <text:p>0,196777933881988</text:p>
          </table:table-cell>
          <table:table-cell table:style-name="ce326" office:value-type="float" office:value="65" calcext:value-type="float">
            <text:p>65</text:p>
          </table:table-cell>
          <table:table-cell table:style-name="ce326"/>
          <table:table-cell table:style-name="ce326" table:formula="of:=COM.MICROSOFT.CONCAT([.P9];&quot;²&quot;)" office:value-type="string" office:string-value="65²" calcext:value-type="string">
            <text:p>65²</text:p>
          </table:table-cell>
          <table:table-cell table:style-name="ce328" table:formula="of:=[.P9]^2" office:value-type="float" office:value="4225" calcext:value-type="float">
            <text:p>4 225</text:p>
          </table:table-cell>
          <table:table-cell table:style-name="ce326" table:formula="of:=RANK([.O9];[.$O$4:.$O$44];0)" office:value-type="float" office:value="34" calcext:value-type="float">
            <text:p>34</text:p>
          </table:table-cell>
          <table:table-cell table:style-name="ce331" office:value-type="float" office:value="6" calcext:value-type="float">
            <text:p>6</text:p>
          </table:table-cell>
          <table:table-cell table:style-name="ce332" office:value-type="float" office:value="0.586926876366141" calcext:value-type="float">
            <text:p>0,586926876366141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8" calcext:value-type="float">
            <text:p>18</text:p>
          </table:table-cell>
          <table:table-cell table:style-name="ce332" table:formula="of:=COM.MICROSOFT.CONCAT([.W9];&quot; × &quot;;[.X9])" office:value-type="string" office:string-value="12 × 18" calcext:value-type="string">
            <text:p>12 × 18</text:p>
          </table:table-cell>
          <table:table-cell table:style-name="ce343" table:formula="of:=[.W9]*[.X9]" office:value-type="float" office:value="216" calcext:value-type="float">
            <text:p>216</text:p>
          </table:table-cell>
          <table:table-cell table:style-name="ce332" table:formula="of:=RANK([.V9];[.$V$4:.$V$36];0)" office:value-type="float" office:value="12" calcext:value-type="float">
            <text:p>12</text:p>
          </table:table-cell>
          <table:table-cell table:style-name="ce378" office:value-type="float" office:value="6" calcext:value-type="float">
            <text:p>6</text:p>
          </table:table-cell>
          <table:table-cell table:number-columns-repeated="36"/>
        </table:table-row>
        <table:table-row table:style-name="ro4">
          <table:table-cell table:style-name="ce303" office:value-type="float" office:value="0.671951617134168" calcext:value-type="float">
            <text:p>0,671951617134168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B10];&quot; × &quot;;[.C10])" office:value-type="string" office:string-value="7 × 6" calcext:value-type="string">
            <text:p>7 × 6</text:p>
          </table:table-cell>
          <table:table-cell table:style-name="ce311" table:formula="of:=[.B10]*[.C10]" office:value-type="float" office:value="42" calcext:value-type="float">
            <text:p>42</text:p>
          </table:table-cell>
          <table:table-cell table:style-name="ce303" table:formula="of:=RANK([.A10];[.$A$4:.$A$33];0)" office:value-type="float" office:value="14" calcext:value-type="float">
            <text:p>14</text:p>
          </table:table-cell>
          <table:table-cell table:style-name="ce319" office:value-type="float" office:value="7" calcext:value-type="float">
            <text:p>7</text:p>
          </table:table-cell>
          <table:table-cell table:style-name="ce307" office:value-type="float" office:value="0.0709903870175381" calcext:value-type="float">
            <text:p>0,070990387017538</text:p>
          </table:table-cell>
          <table:table-cell table:style-name="ce307" office:value-type="float" office:value="75" calcext:value-type="float">
            <text:p>75</text:p>
          </table:table-cell>
          <table:table-cell table:style-name="ce307"/>
          <table:table-cell table:style-name="ce307" table:formula="of:=COM.MICROSOFT.CONCAT([.I10];&quot;²&quot;)" office:value-type="string" office:string-value="75²" calcext:value-type="string">
            <text:p>75²</text:p>
          </table:table-cell>
          <table:table-cell table:style-name="ce316" table:formula="of:=[.I10]^2" office:value-type="float" office:value="5625" calcext:value-type="float">
            <text:p>5 625</text:p>
          </table:table-cell>
          <table:table-cell table:style-name="ce307" table:formula="of:=RANK([.H10];[.$H$4:.$H$49];0)" office:value-type="float" office:value="40" calcext:value-type="float">
            <text:p>40</text:p>
          </table:table-cell>
          <table:table-cell table:style-name="ce319" office:value-type="float" office:value="7" calcext:value-type="float">
            <text:p>7</text:p>
          </table:table-cell>
          <table:table-cell table:style-name="ce326" office:value-type="float" office:value="0.973291973055779" calcext:value-type="float">
            <text:p>0,973291973055779</text:p>
          </table:table-cell>
          <table:table-cell table:style-name="ce326" office:value-type="float" office:value="75" calcext:value-type="float">
            <text:p>75</text:p>
          </table:table-cell>
          <table:table-cell table:style-name="ce326"/>
          <table:table-cell table:style-name="ce326" table:formula="of:=COM.MICROSOFT.CONCAT([.P10];&quot;²&quot;)" office:value-type="string" office:string-value="75²" calcext:value-type="string">
            <text:p>75²</text:p>
          </table:table-cell>
          <table:table-cell table:style-name="ce328" table:formula="of:=[.P10]^2" office:value-type="float" office:value="5625" calcext:value-type="float">
            <text:p>5 625</text:p>
          </table:table-cell>
          <table:table-cell table:style-name="ce326" table:formula="of:=RANK([.O10];[.$O$4:.$O$44];0)" office:value-type="float" office:value="3" calcext:value-type="float">
            <text:p>3</text:p>
          </table:table-cell>
          <table:table-cell table:style-name="ce331" office:value-type="float" office:value="7" calcext:value-type="float">
            <text:p>7</text:p>
          </table:table-cell>
          <table:table-cell table:style-name="ce332" office:value-type="float" office:value="0.223017690585753" calcext:value-type="float">
            <text:p>0,223017690585753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9" calcext:value-type="float">
            <text:p>19</text:p>
          </table:table-cell>
          <table:table-cell table:style-name="ce332" table:formula="of:=COM.MICROSOFT.CONCAT([.W10];&quot; × &quot;;[.X10])" office:value-type="string" office:string-value="12 × 19" calcext:value-type="string">
            <text:p>12 × 19</text:p>
          </table:table-cell>
          <table:table-cell table:style-name="ce343" table:formula="of:=[.W10]*[.X10]" office:value-type="float" office:value="228" calcext:value-type="float">
            <text:p>228</text:p>
          </table:table-cell>
          <table:table-cell table:style-name="ce332" table:formula="of:=RANK([.V10];[.$V$4:.$V$36];0)" office:value-type="float" office:value="25" calcext:value-type="float">
            <text:p>25</text:p>
          </table:table-cell>
          <table:table-cell table:style-name="ce378" office:value-type="float" office:value="7" calcext:value-type="float">
            <text:p>7</text:p>
          </table:table-cell>
          <table:table-cell table:number-columns-repeated="36"/>
        </table:table-row>
        <table:table-row table:style-name="ro4">
          <table:table-cell table:style-name="ce303" office:value-type="float" office:value="0.540756176785761" calcext:value-type="float">
            <text:p>0,540756176785761</text:p>
          </table:table-cell>
          <table:table-cell table:number-columns-repeated="2" table:style-name="ce303" office:value-type="float" office:value="7" calcext:value-type="float">
            <text:p>7</text:p>
          </table:table-cell>
          <table:table-cell table:style-name="ce303" table:formula="of:=COM.MICROSOFT.CONCAT([.B11];&quot; × &quot;;[.C11])" office:value-type="string" office:string-value="7 × 7" calcext:value-type="string">
            <text:p>7 × 7</text:p>
          </table:table-cell>
          <table:table-cell table:style-name="ce311" table:formula="of:=[.B11]*[.C11]" office:value-type="float" office:value="49" calcext:value-type="float">
            <text:p>49</text:p>
          </table:table-cell>
          <table:table-cell table:style-name="ce303" table:formula="of:=RANK([.A11];[.$A$4:.$A$33];0)" office:value-type="float" office:value="17" calcext:value-type="float">
            <text:p>17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float" office:value="0.160127549659" calcext:value-type="float">
            <text:p>0,160127549659</text:p>
          </table:table-cell>
          <table:table-cell table:style-name="ce307" office:value-type="float" office:value="85" calcext:value-type="float">
            <text:p>85</text:p>
          </table:table-cell>
          <table:table-cell table:style-name="ce307"/>
          <table:table-cell table:style-name="ce307" table:formula="of:=COM.MICROSOFT.CONCAT([.I11];&quot;²&quot;)" office:value-type="string" office:string-value="85²" calcext:value-type="string">
            <text:p>85²</text:p>
          </table:table-cell>
          <table:table-cell table:style-name="ce316" table:formula="of:=[.I11]^2" office:value-type="float" office:value="7225" calcext:value-type="float">
            <text:p>7 225</text:p>
          </table:table-cell>
          <table:table-cell table:style-name="ce307" table:formula="of:=RANK([.H11];[.$H$4:.$H$49];0)" office:value-type="float" office:value="33" calcext:value-type="float">
            <text:p>33</text:p>
          </table:table-cell>
          <table:table-cell table:style-name="ce319" office:value-type="float" office:value="8" calcext:value-type="float">
            <text:p>8</text:p>
          </table:table-cell>
          <table:table-cell table:style-name="ce326" office:value-type="float" office:value="0.100944916074461" calcext:value-type="float">
            <text:p>0,100944916074461</text:p>
          </table:table-cell>
          <table:table-cell table:style-name="ce326" office:value-type="float" office:value="85" calcext:value-type="float">
            <text:p>85</text:p>
          </table:table-cell>
          <table:table-cell table:style-name="ce326"/>
          <table:table-cell table:style-name="ce326" table:formula="of:=COM.MICROSOFT.CONCAT([.P11];&quot;²&quot;)" office:value-type="string" office:string-value="85²" calcext:value-type="string">
            <text:p>85²</text:p>
          </table:table-cell>
          <table:table-cell table:style-name="ce328" table:formula="of:=[.P11]^2" office:value-type="float" office:value="7225" calcext:value-type="float">
            <text:p>7 225</text:p>
          </table:table-cell>
          <table:table-cell table:style-name="ce326" table:formula="of:=RANK([.O11];[.$O$4:.$O$44];0)" office:value-type="float" office:value="39" calcext:value-type="float">
            <text:p>39</text:p>
          </table:table-cell>
          <table:table-cell table:style-name="ce331" office:value-type="float" office:value="8" calcext:value-type="float">
            <text:p>8</text:p>
          </table:table-cell>
          <table:table-cell table:style-name="ce306" office:value-type="float" office:value="0.161043985629604" calcext:value-type="float">
            <text:p>0,161043985629604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2" calcext:value-type="float">
            <text:p>12</text:p>
          </table:table-cell>
          <table:table-cell table:style-name="ce306" table:formula="of:=COM.MICROSOFT.CONCAT([.W11];&quot; × &quot;;[.X11])" office:value-type="string" office:string-value="13 × 12" calcext:value-type="string">
            <text:p>13 × 12</text:p>
          </table:table-cell>
          <table:table-cell table:style-name="ce314" table:formula="of:=[.W11]*[.X11]" office:value-type="float" office:value="156" calcext:value-type="float">
            <text:p>156</text:p>
          </table:table-cell>
          <table:table-cell table:style-name="ce306" table:formula="of:=RANK([.V11];[.$V$4:.$V$36];0)" office:value-type="float" office:value="26" calcext:value-type="float">
            <text:p>26</text:p>
          </table:table-cell>
          <table:table-cell table:style-name="ce378" office:value-type="float" office:value="8" calcext:value-type="float">
            <text:p>8</text:p>
          </table:table-cell>
          <table:table-cell table:number-columns-repeated="36"/>
        </table:table-row>
        <table:table-row table:style-name="ro4">
          <table:table-cell table:style-name="ce303" office:value-type="float" office:value="0.0125245857810645" calcext:value-type="float">
            <text:p>0,01252458578106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B12];&quot; × &quot;;[.C12])" office:value-type="string" office:string-value="7 × 8" calcext:value-type="string">
            <text:p>7 × 8</text:p>
          </table:table-cell>
          <table:table-cell table:style-name="ce311" table:formula="of:=[.B12]*[.C12]" office:value-type="float" office:value="56" calcext:value-type="float">
            <text:p>56</text:p>
          </table:table-cell>
          <table:table-cell table:style-name="ce303" table:formula="of:=RANK([.A12];[.$A$4:.$A$33];0)" office:value-type="float" office:value="30" calcext:value-type="float">
            <text:p>30</text:p>
          </table:table-cell>
          <table:table-cell table:style-name="ce319" office:value-type="float" office:value="9" calcext:value-type="float">
            <text:p>9</text:p>
          </table:table-cell>
          <table:table-cell table:style-name="ce303" office:value-type="float" office:value="0.323105765945137" calcext:value-type="float">
            <text:p>0,323105765945137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2];&quot; × &quot;;[.J12])" office:value-type="string" office:string-value="7 × 12" calcext:value-type="string">
            <text:p>7 × 12</text:p>
          </table:table-cell>
          <table:table-cell table:style-name="ce311" table:formula="of:=[.I12]*[.J12]" office:value-type="float" office:value="84" calcext:value-type="float">
            <text:p>84</text:p>
          </table:table-cell>
          <table:table-cell table:style-name="ce303" table:formula="of:=RANK([.H12];[.$H$4:.$H$49];0)" office:value-type="float" office:value="30" calcext:value-type="float">
            <text:p>30</text:p>
          </table:table-cell>
          <table:table-cell table:style-name="ce319" office:value-type="float" office:value="9" calcext:value-type="float">
            <text:p>9</text:p>
          </table:table-cell>
          <table:table-cell table:style-name="ce327" office:value-type="float" office:value="0.319064598219911" calcext:value-type="float">
            <text:p>0,319064598219911</text:p>
          </table:table-cell>
          <table:table-cell table:style-name="ce327" office:value-type="float" office:value="16" calcext:value-type="float">
            <text:p>16</text:p>
          </table:table-cell>
          <table:table-cell table:style-name="ce327"/>
          <table:table-cell table:style-name="ce327" table:formula="of:=COM.MICROSOFT.CONCAT([.P12];&quot;²&quot;)" office:value-type="string" office:string-value="16²" calcext:value-type="string">
            <text:p>16²</text:p>
          </table:table-cell>
          <table:table-cell table:style-name="ce329" table:formula="of:=[.P12]^2" office:value-type="float" office:value="256" calcext:value-type="float">
            <text:p>256</text:p>
          </table:table-cell>
          <table:table-cell table:style-name="ce327" table:formula="of:=RANK([.O12];[.$O$4:.$O$44];0)" office:value-type="float" office:value="31" calcext:value-type="float">
            <text:p>31</text:p>
          </table:table-cell>
          <table:table-cell table:style-name="ce331" office:value-type="float" office:value="9" calcext:value-type="float">
            <text:p>9</text:p>
          </table:table-cell>
          <table:table-cell table:style-name="ce306" office:value-type="float" office:value="0.827710662571011" calcext:value-type="float">
            <text:p>0,827710662571011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4" calcext:value-type="float">
            <text:p>14</text:p>
          </table:table-cell>
          <table:table-cell table:style-name="ce306" table:formula="of:=COM.MICROSOFT.CONCAT([.W12];&quot; × &quot;;[.X12])" office:value-type="string" office:string-value="13 × 14" calcext:value-type="string">
            <text:p>13 × 14</text:p>
          </table:table-cell>
          <table:table-cell table:style-name="ce314" table:formula="of:=[.W12]*[.X12]" office:value-type="float" office:value="182" calcext:value-type="float">
            <text:p>182</text:p>
          </table:table-cell>
          <table:table-cell table:style-name="ce306" table:formula="of:=RANK([.V12];[.$V$4:.$V$36];0)" office:value-type="float" office:value="5" calcext:value-type="float">
            <text:p>5</text:p>
          </table:table-cell>
          <table:table-cell table:style-name="ce378" office:value-type="float" office:value="9" calcext:value-type="float">
            <text:p>9</text:p>
          </table:table-cell>
          <table:table-cell table:number-columns-repeated="36"/>
        </table:table-row>
        <table:table-row table:style-name="ro4">
          <table:table-cell table:style-name="ce303" office:value-type="float" office:value="0.300886971735685" calcext:value-type="float">
            <text:p>0,30088697173568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B13];&quot; × &quot;;[.C13])" office:value-type="string" office:string-value="7 × 9" calcext:value-type="string">
            <text:p>7 × 9</text:p>
          </table:table-cell>
          <table:table-cell table:style-name="ce311" table:formula="of:=[.B13]*[.C13]" office:value-type="float" office:value="63" calcext:value-type="float">
            <text:p>63</text:p>
          </table:table-cell>
          <table:table-cell table:style-name="ce303" table:formula="of:=RANK([.A13];[.$A$4:.$A$33];0)" office:value-type="float" office:value="23" calcext:value-type="float">
            <text:p>23</text:p>
          </table:table-cell>
          <table:table-cell table:style-name="ce319" office:value-type="float" office:value="10" calcext:value-type="float">
            <text:p>10</text:p>
          </table:table-cell>
          <table:table-cell table:style-name="ce303" office:value-type="float" office:value="0.00824502149829834" calcext:value-type="float">
            <text:p>0,008245021498298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3];&quot; × &quot;;[.J13])" office:value-type="string" office:string-value="7 × 13" calcext:value-type="string">
            <text:p>7 × 13</text:p>
          </table:table-cell>
          <table:table-cell table:style-name="ce311" table:formula="of:=[.I13]*[.J13]" office:value-type="float" office:value="91" calcext:value-type="float">
            <text:p>91</text:p>
          </table:table-cell>
          <table:table-cell table:style-name="ce303" table:formula="of:=RANK([.H13];[.$H$4:.$H$49];0)" office:value-type="float" office:value="46" calcext:value-type="float">
            <text:p>46</text:p>
          </table:table-cell>
          <table:table-cell table:style-name="ce319" office:value-type="float" office:value="10" calcext:value-type="float">
            <text:p>10</text:p>
          </table:table-cell>
          <table:table-cell table:style-name="ce327" office:value-type="float" office:value="0.764482611428589" calcext:value-type="float">
            <text:p>0,76448261142858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/>
          <table:table-cell table:style-name="ce327" table:formula="of:=COM.MICROSOFT.CONCAT([.P13];&quot;²&quot;)" office:value-type="string" office:string-value="17²" calcext:value-type="string">
            <text:p>17²</text:p>
          </table:table-cell>
          <table:table-cell table:style-name="ce329" table:formula="of:=[.P13]^2" office:value-type="float" office:value="289" calcext:value-type="float">
            <text:p>289</text:p>
          </table:table-cell>
          <table:table-cell table:style-name="ce327" table:formula="of:=RANK([.O13];[.$O$4:.$O$44];0)" office:value-type="float" office:value="14" calcext:value-type="float">
            <text:p>14</text:p>
          </table:table-cell>
          <table:table-cell table:style-name="ce331" office:value-type="float" office:value="10" calcext:value-type="float">
            <text:p>10</text:p>
          </table:table-cell>
          <table:table-cell table:style-name="ce306" office:value-type="float" office:value="0.701953725997045" calcext:value-type="float">
            <text:p>0,701953725997045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5" calcext:value-type="float">
            <text:p>15</text:p>
          </table:table-cell>
          <table:table-cell table:style-name="ce306" table:formula="of:=COM.MICROSOFT.CONCAT([.W13];&quot; × &quot;;[.X13])" office:value-type="string" office:string-value="13 × 15" calcext:value-type="string">
            <text:p>13 × 15</text:p>
          </table:table-cell>
          <table:table-cell table:style-name="ce314" table:formula="of:=[.W13]*[.X13]" office:value-type="float" office:value="195" calcext:value-type="float">
            <text:p>195</text:p>
          </table:table-cell>
          <table:table-cell table:style-name="ce306" table:formula="of:=RANK([.V13];[.$V$4:.$V$36];0)" office:value-type="float" office:value="10" calcext:value-type="float">
            <text:p>10</text:p>
          </table:table-cell>
          <table:table-cell table:style-name="ce378" office:value-type="float" office:value="10" calcext:value-type="float">
            <text:p>10</text:p>
          </table:table-cell>
          <table:table-cell table:number-columns-repeated="36"/>
        </table:table-row>
        <table:table-row table:style-name="ro4">
          <table:table-cell table:style-name="ce304" office:value-type="float" office:value="0.984214866976726" calcext:value-type="float">
            <text:p>0,984214866976726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COM.MICROSOFT.CONCAT([.B14];&quot; × &quot;;[.C14])" office:value-type="string" office:string-value="8 × 5" calcext:value-type="string">
            <text:p>8 × 5</text:p>
          </table:table-cell>
          <table:table-cell table:style-name="ce312" table:formula="of:=[.B14]*[.C14]" office:value-type="float" office:value="40" calcext:value-type="float">
            <text:p>40</text:p>
          </table:table-cell>
          <table:table-cell table:style-name="ce304" table:formula="of:=RANK([.A14];[.$A$4:.$A$33];0)" office:value-type="float" office:value="1" calcext:value-type="float">
            <text:p>1</text:p>
          </table:table-cell>
          <table:table-cell table:style-name="ce319" office:value-type="float" office:value="11" calcext:value-type="float">
            <text:p>11</text:p>
          </table:table-cell>
          <table:table-cell table:style-name="ce303" office:value-type="float" office:value="0.509398678733974" calcext:value-type="float">
            <text:p>0,509398678733974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14];&quot; × &quot;;[.J14])" office:value-type="string" office:string-value="7 × 14" calcext:value-type="string">
            <text:p>7 × 14</text:p>
          </table:table-cell>
          <table:table-cell table:style-name="ce311" table:formula="of:=[.I14]*[.J14]" office:value-type="float" office:value="98" calcext:value-type="float">
            <text:p>98</text:p>
          </table:table-cell>
          <table:table-cell table:style-name="ce303" table:formula="of:=RANK([.H14];[.$H$4:.$H$49];0)" office:value-type="float" office:value="19" calcext:value-type="float">
            <text:p>19</text:p>
          </table:table-cell>
          <table:table-cell table:style-name="ce319" office:value-type="float" office:value="11" calcext:value-type="float">
            <text:p>11</text:p>
          </table:table-cell>
          <table:table-cell table:style-name="ce327" office:value-type="float" office:value="0.733537112403034" calcext:value-type="float">
            <text:p>0,733537112403034</text:p>
          </table:table-cell>
          <table:table-cell table:style-name="ce327" office:value-type="float" office:value="18" calcext:value-type="float">
            <text:p>18</text:p>
          </table:table-cell>
          <table:table-cell table:style-name="ce327"/>
          <table:table-cell table:style-name="ce327" table:formula="of:=COM.MICROSOFT.CONCAT([.P14];&quot;²&quot;)" office:value-type="string" office:string-value="18²" calcext:value-type="string">
            <text:p>18²</text:p>
          </table:table-cell>
          <table:table-cell table:style-name="ce329" table:formula="of:=[.P14]^2" office:value-type="float" office:value="324" calcext:value-type="float">
            <text:p>324</text:p>
          </table:table-cell>
          <table:table-cell table:style-name="ce327" table:formula="of:=RANK([.O14];[.$O$4:.$O$44];0)" office:value-type="float" office:value="15" calcext:value-type="float">
            <text:p>15</text:p>
          </table:table-cell>
          <table:table-cell table:style-name="ce331" office:value-type="float" office:value="11" calcext:value-type="float">
            <text:p>11</text:p>
          </table:table-cell>
          <table:table-cell table:style-name="ce306" office:value-type="float" office:value="0.0203660498385733" calcext:value-type="float">
            <text:p>0,02036604983857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6" calcext:value-type="float">
            <text:p>16</text:p>
          </table:table-cell>
          <table:table-cell table:style-name="ce306" table:formula="of:=COM.MICROSOFT.CONCAT([.W14];&quot; × &quot;;[.X14])" office:value-type="string" office:string-value="13 × 16" calcext:value-type="string">
            <text:p>13 × 16</text:p>
          </table:table-cell>
          <table:table-cell table:style-name="ce314" table:formula="of:=[.W14]*[.X14]" office:value-type="float" office:value="208" calcext:value-type="float">
            <text:p>208</text:p>
          </table:table-cell>
          <table:table-cell table:style-name="ce306" table:formula="of:=RANK([.V14];[.$V$4:.$V$36];0)" office:value-type="float" office:value="33" calcext:value-type="float">
            <text:p>33</text:p>
          </table:table-cell>
          <table:table-cell table:style-name="ce378" office:value-type="float" office:value="11" calcext:value-type="float">
            <text:p>11</text:p>
          </table:table-cell>
          <table:table-cell table:number-columns-repeated="36"/>
        </table:table-row>
        <table:table-row table:style-name="ro4">
          <table:table-cell table:style-name="ce304" office:value-type="float" office:value="0.612548771401674" calcext:value-type="float">
            <text:p>0,612548771401674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6" calcext:value-type="float">
            <text:p>6</text:p>
          </table:table-cell>
          <table:table-cell table:style-name="ce304" table:formula="of:=COM.MICROSOFT.CONCAT([.B15];&quot; × &quot;;[.C15])" office:value-type="string" office:string-value="8 × 6" calcext:value-type="string">
            <text:p>8 × 6</text:p>
          </table:table-cell>
          <table:table-cell table:style-name="ce312" table:formula="of:=[.B15]*[.C15]" office:value-type="float" office:value="48" calcext:value-type="float">
            <text:p>48</text:p>
          </table:table-cell>
          <table:table-cell table:style-name="ce304" table:formula="of:=RANK([.A15];[.$A$4:.$A$33];0)" office:value-type="float" office:value="15" calcext:value-type="float">
            <text:p>15</text:p>
          </table:table-cell>
          <table:table-cell table:style-name="ce319" office:value-type="float" office:value="12" calcext:value-type="float">
            <text:p>12</text:p>
          </table:table-cell>
          <table:table-cell table:style-name="ce303" office:value-type="float" office:value="0.0474560336907971" calcext:value-type="float">
            <text:p>0,04745603369079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5];&quot; × &quot;;[.J15])" office:value-type="string" office:string-value="8 × 12" calcext:value-type="string">
            <text:p>8 × 12</text:p>
          </table:table-cell>
          <table:table-cell table:style-name="ce311" table:formula="of:=[.I15]*[.J15]" office:value-type="float" office:value="96" calcext:value-type="float">
            <text:p>96</text:p>
          </table:table-cell>
          <table:table-cell table:style-name="ce303" table:formula="of:=RANK([.H15];[.$H$4:.$H$49];0)" office:value-type="float" office:value="42" calcext:value-type="float">
            <text:p>42</text:p>
          </table:table-cell>
          <table:table-cell table:style-name="ce319" office:value-type="float" office:value="12" calcext:value-type="float">
            <text:p>12</text:p>
          </table:table-cell>
          <table:table-cell table:style-name="ce327" office:value-type="float" office:value="0.186414422330784" calcext:value-type="float">
            <text:p>0,186414422330784</text:p>
          </table:table-cell>
          <table:table-cell table:style-name="ce327" office:value-type="float" office:value="19" calcext:value-type="float">
            <text:p>19</text:p>
          </table:table-cell>
          <table:table-cell table:style-name="ce327"/>
          <table:table-cell table:style-name="ce327" table:formula="of:=COM.MICROSOFT.CONCAT([.P15];&quot;²&quot;)" office:value-type="string" office:string-value="19²" calcext:value-type="string">
            <text:p>19²</text:p>
          </table:table-cell>
          <table:table-cell table:style-name="ce329" table:formula="of:=[.P15]^2" office:value-type="float" office:value="361" calcext:value-type="float">
            <text:p>361</text:p>
          </table:table-cell>
          <table:table-cell table:style-name="ce327" table:formula="of:=RANK([.O15];[.$O$4:.$O$44];0)" office:value-type="float" office:value="36" calcext:value-type="float">
            <text:p>36</text:p>
          </table:table-cell>
          <table:table-cell table:style-name="ce331" office:value-type="float" office:value="12" calcext:value-type="float">
            <text:p>12</text:p>
          </table:table-cell>
          <table:table-cell table:style-name="ce306" office:value-type="float" office:value="0.778235558325183" calcext:value-type="float">
            <text:p>0,77823555832518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7" calcext:value-type="float">
            <text:p>17</text:p>
          </table:table-cell>
          <table:table-cell table:style-name="ce306" table:formula="of:=COM.MICROSOFT.CONCAT([.W15];&quot; × &quot;;[.X15])" office:value-type="string" office:string-value="13 × 17" calcext:value-type="string">
            <text:p>13 × 17</text:p>
          </table:table-cell>
          <table:table-cell table:style-name="ce314" table:formula="of:=[.W15]*[.X15]" office:value-type="float" office:value="221" calcext:value-type="float">
            <text:p>221</text:p>
          </table:table-cell>
          <table:table-cell table:style-name="ce306" table:formula="of:=RANK([.V15];[.$V$4:.$V$36];0)" office:value-type="float" office:value="8" calcext:value-type="float">
            <text:p>8</text:p>
          </table:table-cell>
          <table:table-cell table:style-name="ce378" office:value-type="float" office:value="12" calcext:value-type="float">
            <text:p>12</text:p>
          </table:table-cell>
          <table:table-cell table:number-columns-repeated="36"/>
        </table:table-row>
        <table:table-row table:style-name="ro4">
          <table:table-cell table:style-name="ce304" office:value-type="float" office:value="0.830099153457723" calcext:value-type="float">
            <text:p>0,830099153457723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7" calcext:value-type="float">
            <text:p>7</text:p>
          </table:table-cell>
          <table:table-cell table:style-name="ce304" table:formula="of:=COM.MICROSOFT.CONCAT([.B16];&quot; × &quot;;[.C16])" office:value-type="string" office:string-value="8 × 7" calcext:value-type="string">
            <text:p>8 × 7</text:p>
          </table:table-cell>
          <table:table-cell table:style-name="ce312" table:formula="of:=[.B16]*[.C16]" office:value-type="float" office:value="56" calcext:value-type="float">
            <text:p>56</text:p>
          </table:table-cell>
          <table:table-cell table:style-name="ce304" table:formula="of:=RANK([.A16];[.$A$4:.$A$33];0)" office:value-type="float" office:value="5" calcext:value-type="float">
            <text:p>5</text:p>
          </table:table-cell>
          <table:table-cell table:style-name="ce319" office:value-type="float" office:value="13" calcext:value-type="float">
            <text:p>13</text:p>
          </table:table-cell>
          <table:table-cell table:style-name="ce303" office:value-type="float" office:value="0.831004073318075" calcext:value-type="float">
            <text:p>0,831004073318075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6];&quot; × &quot;;[.J16])" office:value-type="string" office:string-value="8 × 13" calcext:value-type="string">
            <text:p>8 × 13</text:p>
          </table:table-cell>
          <table:table-cell table:style-name="ce311" table:formula="of:=[.I16]*[.J16]" office:value-type="float" office:value="104" calcext:value-type="float">
            <text:p>104</text:p>
          </table:table-cell>
          <table:table-cell table:style-name="ce303" table:formula="of:=RANK([.H16];[.$H$4:.$H$49];0)" office:value-type="float" office:value="6" calcext:value-type="float">
            <text:p>6</text:p>
          </table:table-cell>
          <table:table-cell table:style-name="ce319" office:value-type="float" office:value="13" calcext:value-type="float">
            <text:p>13</text:p>
          </table:table-cell>
          <table:table-cell table:style-name="ce327" office:value-type="float" office:value="0.551811609196973" calcext:value-type="float">
            <text:p>0,55181160919697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/>
          <table:table-cell table:style-name="ce327" table:formula="of:=COM.MICROSOFT.CONCAT([.P16];&quot;²&quot;)" office:value-type="string" office:string-value="21²" calcext:value-type="string">
            <text:p>21²</text:p>
          </table:table-cell>
          <table:table-cell table:style-name="ce329" table:formula="of:=[.P16]^2" office:value-type="float" office:value="441" calcext:value-type="float">
            <text:p>441</text:p>
          </table:table-cell>
          <table:table-cell table:style-name="ce327" table:formula="of:=RANK([.O16];[.$O$4:.$O$44];0)" office:value-type="float" office:value="22" calcext:value-type="float">
            <text:p>22</text:p>
          </table:table-cell>
          <table:table-cell table:style-name="ce331" office:value-type="float" office:value="13" calcext:value-type="float">
            <text:p>13</text:p>
          </table:table-cell>
          <table:table-cell table:style-name="ce306" office:value-type="float" office:value="0.354984992837459" calcext:value-type="float">
            <text:p>0,354984992837459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8" calcext:value-type="float">
            <text:p>18</text:p>
          </table:table-cell>
          <table:table-cell table:style-name="ce306" table:formula="of:=COM.MICROSOFT.CONCAT([.W16];&quot; × &quot;;[.X16])" office:value-type="string" office:string-value="13 × 18" calcext:value-type="string">
            <text:p>13 × 18</text:p>
          </table:table-cell>
          <table:table-cell table:style-name="ce314" table:formula="of:=[.W16]*[.X16]" office:value-type="float" office:value="234" calcext:value-type="float">
            <text:p>234</text:p>
          </table:table-cell>
          <table:table-cell table:style-name="ce306" table:formula="of:=RANK([.V16];[.$V$4:.$V$36];0)" office:value-type="float" office:value="20" calcext:value-type="float">
            <text:p>20</text:p>
          </table:table-cell>
          <table:table-cell table:style-name="ce378" office:value-type="float" office:value="13" calcext:value-type="float">
            <text:p>13</text:p>
          </table:table-cell>
          <table:table-cell table:number-columns-repeated="36"/>
        </table:table-row>
        <table:table-row table:style-name="ro4">
          <table:table-cell table:style-name="ce304" office:value-type="float" office:value="0.677456428980147" calcext:value-type="float">
            <text:p>0,677456428980147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8" calcext:value-type="float">
            <text:p>8</text:p>
          </table:table-cell>
          <table:table-cell table:style-name="ce304" table:formula="of:=COM.MICROSOFT.CONCAT([.B17];&quot; × &quot;;[.C17])" office:value-type="string" office:string-value="9 × 8" calcext:value-type="string">
            <text:p>9 × 8</text:p>
          </table:table-cell>
          <table:table-cell table:style-name="ce312" table:formula="of:=[.B17]*[.C17]" office:value-type="float" office:value="72" calcext:value-type="float">
            <text:p>72</text:p>
          </table:table-cell>
          <table:table-cell table:style-name="ce304" table:formula="of:=RANK([.A17];[.$A$4:.$A$33];0)" office:value-type="float" office:value="13" calcext:value-type="float">
            <text:p>13</text:p>
          </table:table-cell>
          <table:table-cell table:style-name="ce319" office:value-type="float" office:value="14" calcext:value-type="float">
            <text:p>14</text:p>
          </table:table-cell>
          <table:table-cell table:style-name="ce303" office:value-type="float" office:value="0.324464779990217" calcext:value-type="float">
            <text:p>0,32446477999021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17];&quot; × &quot;;[.J17])" office:value-type="string" office:string-value="8 × 14" calcext:value-type="string">
            <text:p>8 × 14</text:p>
          </table:table-cell>
          <table:table-cell table:style-name="ce311" table:formula="of:=[.I17]*[.J17]" office:value-type="float" office:value="112" calcext:value-type="float">
            <text:p>112</text:p>
          </table:table-cell>
          <table:table-cell table:style-name="ce303" table:formula="of:=RANK([.H17];[.$H$4:.$H$49];0)" office:value-type="float" office:value="29" calcext:value-type="float">
            <text:p>29</text:p>
          </table:table-cell>
          <table:table-cell table:style-name="ce319" office:value-type="float" office:value="14" calcext:value-type="float">
            <text:p>14</text:p>
          </table:table-cell>
          <table:table-cell table:style-name="ce327" office:value-type="float" office:value="0.720838688251498" calcext:value-type="float">
            <text:p>0,720838688251498</text:p>
          </table:table-cell>
          <table:table-cell table:style-name="ce327" office:value-type="float" office:value="22" calcext:value-type="float">
            <text:p>22</text:p>
          </table:table-cell>
          <table:table-cell table:style-name="ce327"/>
          <table:table-cell table:style-name="ce327" table:formula="of:=COM.MICROSOFT.CONCAT([.P17];&quot;²&quot;)" office:value-type="string" office:string-value="22²" calcext:value-type="string">
            <text:p>22²</text:p>
          </table:table-cell>
          <table:table-cell table:style-name="ce329" table:formula="of:=[.P17]^2" office:value-type="float" office:value="484" calcext:value-type="float">
            <text:p>484</text:p>
          </table:table-cell>
          <table:table-cell table:style-name="ce327" table:formula="of:=RANK([.O17];[.$O$4:.$O$44];0)" office:value-type="float" office:value="16" calcext:value-type="float">
            <text:p>16</text:p>
          </table:table-cell>
          <table:table-cell table:style-name="ce331" office:value-type="float" office:value="14" calcext:value-type="float">
            <text:p>14</text:p>
          </table:table-cell>
          <table:table-cell table:style-name="ce306" office:value-type="float" office:value="0.532608246106224" calcext:value-type="float">
            <text:p>0,532608246106224</text:p>
          </table:table-cell>
          <table:table-cell table:style-name="ce306" office:value-type="float" office:value="14" calcext:value-type="float">
            <text:p>14</text:p>
          </table:table-cell>
          <table:table-cell table:style-name="ce306" office:value-type="float" office:value="19" calcext:value-type="float">
            <text:p>19</text:p>
          </table:table-cell>
          <table:table-cell table:style-name="ce306" table:formula="of:=COM.MICROSOFT.CONCAT([.W17];&quot; × &quot;;[.X17])" office:value-type="string" office:string-value="14 × 19" calcext:value-type="string">
            <text:p>14 × 19</text:p>
          </table:table-cell>
          <table:table-cell table:style-name="ce314" table:formula="of:=[.W17]*[.X17]" office:value-type="float" office:value="266" calcext:value-type="float">
            <text:p>266</text:p>
          </table:table-cell>
          <table:table-cell table:style-name="ce306" table:formula="of:=RANK([.V17];[.$V$4:.$V$36];0)" office:value-type="float" office:value="14" calcext:value-type="float">
            <text:p>14</text:p>
          </table:table-cell>
          <table:table-cell table:style-name="ce378" office:value-type="float" office:value="14" calcext:value-type="float">
            <text:p>14</text:p>
          </table:table-cell>
          <table:table-cell table:number-columns-repeated="36"/>
        </table:table-row>
        <table:table-row table:style-name="ro4">
          <table:table-cell table:style-name="ce304" office:value-type="float" office:value="0.97782338454072" calcext:value-type="float">
            <text:p>0,97782338454072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9" calcext:value-type="float">
            <text:p>9</text:p>
          </table:table-cell>
          <table:table-cell table:style-name="ce304" table:formula="of:=COM.MICROSOFT.CONCAT([.B18];&quot; × &quot;;[.C18])" office:value-type="string" office:string-value="7 × 9" calcext:value-type="string">
            <text:p>7 × 9</text:p>
          </table:table-cell>
          <table:table-cell table:style-name="ce312" table:formula="of:=[.B18]*[.C18]" office:value-type="float" office:value="63" calcext:value-type="float">
            <text:p>63</text:p>
          </table:table-cell>
          <table:table-cell table:style-name="ce304" table:formula="of:=RANK([.A18];[.$A$4:.$A$33];0)" office:value-type="float" office:value="2" calcext:value-type="float">
            <text:p>2</text:p>
          </table:table-cell>
          <table:table-cell table:style-name="ce319" office:value-type="float" office:value="15" calcext:value-type="float">
            <text:p>15</text:p>
          </table:table-cell>
          <table:table-cell table:style-name="ce303" office:value-type="float" office:value="0.527692815556255" calcext:value-type="float">
            <text:p>0,527692815556255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8];&quot; × &quot;;[.J18])" office:value-type="string" office:string-value="9 × 12" calcext:value-type="string">
            <text:p>9 × 12</text:p>
          </table:table-cell>
          <table:table-cell table:style-name="ce311" table:formula="of:=[.I18]*[.J18]" office:value-type="float" office:value="108" calcext:value-type="float">
            <text:p>108</text:p>
          </table:table-cell>
          <table:table-cell table:style-name="ce303" table:formula="of:=RANK([.H18];[.$H$4:.$H$49];0)" office:value-type="float" office:value="18" calcext:value-type="float">
            <text:p>18</text:p>
          </table:table-cell>
          <table:table-cell table:style-name="ce319" office:value-type="float" office:value="15" calcext:value-type="float">
            <text:p>15</text:p>
          </table:table-cell>
          <table:table-cell table:style-name="ce327" office:value-type="float" office:value="0.694578615224302" calcext:value-type="float">
            <text:p>0,69457861522430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/>
          <table:table-cell table:style-name="ce327" table:formula="of:=COM.MICROSOFT.CONCAT([.P18];&quot;²&quot;)" office:value-type="string" office:string-value="23²" calcext:value-type="string">
            <text:p>23²</text:p>
          </table:table-cell>
          <table:table-cell table:style-name="ce329" table:formula="of:=[.P18]^2" office:value-type="float" office:value="529" calcext:value-type="float">
            <text:p>529</text:p>
          </table:table-cell>
          <table:table-cell table:style-name="ce327" table:formula="of:=RANK([.O18];[.$O$4:.$O$44];0)" office:value-type="float" office:value="18" calcext:value-type="float">
            <text:p>18</text:p>
          </table:table-cell>
          <table:table-cell table:style-name="ce331" office:value-type="float" office:value="15" calcext:value-type="float">
            <text:p>15</text:p>
          </table:table-cell>
          <table:table-cell table:style-name="ce333" office:value-type="float" office:value="0.501511900637216" calcext:value-type="float">
            <text:p>0,501511900637216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table:formula="of:=COM.MICROSOFT.CONCAT([.W18];&quot; × &quot;;[.X18])" office:value-type="string" office:string-value="14 × 12" calcext:value-type="string">
            <text:p>14 × 12</text:p>
          </table:table-cell>
          <table:table-cell table:style-name="ce375" table:formula="of:=[.W18]*[.X18]" office:value-type="float" office:value="168" calcext:value-type="float">
            <text:p>168</text:p>
          </table:table-cell>
          <table:table-cell table:style-name="ce333" table:formula="of:=RANK([.V18];[.$V$4:.$V$36];0)" office:value-type="float" office:value="15" calcext:value-type="float">
            <text:p>15</text:p>
          </table:table-cell>
          <table:table-cell table:style-name="ce378" office:value-type="float" office:value="15" calcext:value-type="float">
            <text:p>15</text:p>
          </table:table-cell>
          <table:table-cell table:number-columns-repeated="36"/>
        </table:table-row>
        <table:table-row table:style-name="ro4">
          <table:table-cell table:style-name="ce305" office:value-type="float" office:value="0.201717579676713" calcext:value-type="float">
            <text:p>0,201717579676713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5" calcext:value-type="float">
            <text:p>5</text:p>
          </table:table-cell>
          <table:table-cell table:style-name="ce305" table:formula="of:=COM.MICROSOFT.CONCAT([.B19];&quot; × &quot;;[.C19])" office:value-type="string" office:string-value="9 × 5" calcext:value-type="string">
            <text:p>9 × 5</text:p>
          </table:table-cell>
          <table:table-cell table:style-name="ce313" table:formula="of:=[.B19]*[.C19]" office:value-type="float" office:value="45" calcext:value-type="float">
            <text:p>45</text:p>
          </table:table-cell>
          <table:table-cell table:style-name="ce305" table:formula="of:=RANK([.A19];[.$A$4:.$A$33];0)" office:value-type="float" office:value="26" calcext:value-type="float">
            <text:p>26</text:p>
          </table:table-cell>
          <table:table-cell table:style-name="ce319" office:value-type="float" office:value="16" calcext:value-type="float">
            <text:p>16</text:p>
          </table:table-cell>
          <table:table-cell table:style-name="ce303" office:value-type="float" office:value="0.0186635769272736" calcext:value-type="float">
            <text:p>0,018663576927274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9];&quot; × &quot;;[.J19])" office:value-type="string" office:string-value="9 × 13" calcext:value-type="string">
            <text:p>9 × 13</text:p>
          </table:table-cell>
          <table:table-cell table:style-name="ce311" table:formula="of:=[.I19]*[.J19]" office:value-type="float" office:value="117" calcext:value-type="float">
            <text:p>117</text:p>
          </table:table-cell>
          <table:table-cell table:style-name="ce303" table:formula="of:=RANK([.H19];[.$H$4:.$H$49];0)" office:value-type="float" office:value="44" calcext:value-type="float">
            <text:p>44</text:p>
          </table:table-cell>
          <table:table-cell table:style-name="ce319" office:value-type="float" office:value="16" calcext:value-type="float">
            <text:p>16</text:p>
          </table:table-cell>
          <table:table-cell table:style-name="ce327" office:value-type="float" office:value="0.828289237550655" calcext:value-type="float">
            <text:p>0,828289237550655</text:p>
          </table:table-cell>
          <table:table-cell table:style-name="ce327" office:value-type="float" office:value="24" calcext:value-type="float">
            <text:p>24</text:p>
          </table:table-cell>
          <table:table-cell table:style-name="ce327"/>
          <table:table-cell table:style-name="ce327" table:formula="of:=COM.MICROSOFT.CONCAT([.P19];&quot;²&quot;)" office:value-type="string" office:string-value="24²" calcext:value-type="string">
            <text:p>24²</text:p>
          </table:table-cell>
          <table:table-cell table:style-name="ce329" table:formula="of:=[.P19]^2" office:value-type="float" office:value="576" calcext:value-type="float">
            <text:p>576</text:p>
          </table:table-cell>
          <table:table-cell table:style-name="ce327" table:formula="of:=RANK([.O19];[.$O$4:.$O$44];0)" office:value-type="float" office:value="11" calcext:value-type="float">
            <text:p>11</text:p>
          </table:table-cell>
          <table:table-cell table:style-name="ce331" office:value-type="float" office:value="16" calcext:value-type="float">
            <text:p>16</text:p>
          </table:table-cell>
          <table:table-cell table:style-name="ce333" office:value-type="float" office:value="0.0246689998559302" calcext:value-type="float">
            <text:p>0,02466899985593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3" calcext:value-type="float">
            <text:p>13</text:p>
          </table:table-cell>
          <table:table-cell table:style-name="ce333" table:formula="of:=COM.MICROSOFT.CONCAT([.W19];&quot; × &quot;;[.X19])" office:value-type="string" office:string-value="14 × 13" calcext:value-type="string">
            <text:p>14 × 13</text:p>
          </table:table-cell>
          <table:table-cell table:style-name="ce375" table:formula="of:=[.W19]*[.X19]" office:value-type="float" office:value="182" calcext:value-type="float">
            <text:p>182</text:p>
          </table:table-cell>
          <table:table-cell table:style-name="ce333" table:formula="of:=RANK([.V19];[.$V$4:.$V$36];0)" office:value-type="float" office:value="31" calcext:value-type="float">
            <text:p>31</text:p>
          </table:table-cell>
          <table:table-cell table:style-name="ce378" office:value-type="float" office:value="16" calcext:value-type="float">
            <text:p>16</text:p>
          </table:table-cell>
          <table:table-cell table:number-columns-repeated="36"/>
        </table:table-row>
        <table:table-row table:style-name="ro4">
          <table:table-cell table:style-name="ce305" office:value-type="float" office:value="0.51674989612556" calcext:value-type="float">
            <text:p>0,51674989612556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6" calcext:value-type="float">
            <text:p>6</text:p>
          </table:table-cell>
          <table:table-cell table:style-name="ce305" table:formula="of:=COM.MICROSOFT.CONCAT([.B20];&quot; × &quot;;[.C20])" office:value-type="string" office:string-value="9 × 6" calcext:value-type="string">
            <text:p>9 × 6</text:p>
          </table:table-cell>
          <table:table-cell table:style-name="ce313" table:formula="of:=[.B20]*[.C20]" office:value-type="float" office:value="54" calcext:value-type="float">
            <text:p>54</text:p>
          </table:table-cell>
          <table:table-cell table:style-name="ce305" table:formula="of:=RANK([.A20];[.$A$4:.$A$33];0)" office:value-type="float" office:value="18" calcext:value-type="float">
            <text:p>18</text:p>
          </table:table-cell>
          <table:table-cell table:style-name="ce319" office:value-type="float" office:value="17" calcext:value-type="float">
            <text:p>17</text:p>
          </table:table-cell>
          <table:table-cell table:style-name="ce303" office:value-type="float" office:value="0.576027132989863" calcext:value-type="float">
            <text:p>0,576027132989863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20];&quot; × &quot;;[.J20])" office:value-type="string" office:string-value="9 × 14" calcext:value-type="string">
            <text:p>9 × 14</text:p>
          </table:table-cell>
          <table:table-cell table:style-name="ce311" table:formula="of:=[.I20]*[.J20]" office:value-type="float" office:value="126" calcext:value-type="float">
            <text:p>126</text:p>
          </table:table-cell>
          <table:table-cell table:style-name="ce303" table:formula="of:=RANK([.H20];[.$H$4:.$H$49];0)" office:value-type="float" office:value="15" calcext:value-type="float">
            <text:p>15</text:p>
          </table:table-cell>
          <table:table-cell table:style-name="ce319" office:value-type="float" office:value="17" calcext:value-type="float">
            <text:p>17</text:p>
          </table:table-cell>
          <table:table-cell table:style-name="ce327" office:value-type="float" office:value="0.070036543932931" calcext:value-type="float">
            <text:p>0,070036543932931</text:p>
          </table:table-cell>
          <table:table-cell table:style-name="ce327" office:value-type="float" office:value="26" calcext:value-type="float">
            <text:p>26</text:p>
          </table:table-cell>
          <table:table-cell table:style-name="ce327"/>
          <table:table-cell table:style-name="ce327" table:formula="of:=COM.MICROSOFT.CONCAT([.P20];&quot;²&quot;)" office:value-type="string" office:string-value="26²" calcext:value-type="string">
            <text:p>26²</text:p>
          </table:table-cell>
          <table:table-cell table:style-name="ce329" table:formula="of:=[.P20]^2" office:value-type="float" office:value="676" calcext:value-type="float">
            <text:p>676</text:p>
          </table:table-cell>
          <table:table-cell table:style-name="ce327" table:formula="of:=RANK([.O20];[.$O$4:.$O$44];0)" office:value-type="float" office:value="40" calcext:value-type="float">
            <text:p>40</text:p>
          </table:table-cell>
          <table:table-cell table:style-name="ce331" office:value-type="float" office:value="17" calcext:value-type="float">
            <text:p>17</text:p>
          </table:table-cell>
          <table:table-cell table:style-name="ce333" office:value-type="float" office:value="0.0381222502173208" calcext:value-type="float">
            <text:p>0,038122250217321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formula="of:=COM.MICROSOFT.CONCAT([.W20];&quot; × &quot;;[.X20])" office:value-type="string" office:string-value="14 × 15" calcext:value-type="string">
            <text:p>14 × 15</text:p>
          </table:table-cell>
          <table:table-cell table:style-name="ce375" table:formula="of:=[.W20]*[.X20]" office:value-type="float" office:value="210" calcext:value-type="float">
            <text:p>210</text:p>
          </table:table-cell>
          <table:table-cell table:style-name="ce333" table:formula="of:=RANK([.V20];[.$V$4:.$V$36];0)" office:value-type="float" office:value="30" calcext:value-type="float">
            <text:p>30</text:p>
          </table:table-cell>
          <table:table-cell table:style-name="ce378" office:value-type="float" office:value="17" calcext:value-type="float">
            <text:p>17</text:p>
          </table:table-cell>
          <table:table-cell table:number-columns-repeated="36"/>
        </table:table-row>
        <table:table-row table:style-name="ro4">
          <table:table-cell table:style-name="ce305" office:value-type="float" office:value="0.604962250809014" calcext:value-type="float">
            <text:p>0,604962250809014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7" calcext:value-type="float">
            <text:p>7</text:p>
          </table:table-cell>
          <table:table-cell table:style-name="ce305" table:formula="of:=COM.MICROSOFT.CONCAT([.B21];&quot; × &quot;;[.C21])" office:value-type="string" office:string-value="9 × 7" calcext:value-type="string">
            <text:p>9 × 7</text:p>
          </table:table-cell>
          <table:table-cell table:style-name="ce313" table:formula="of:=[.B21]*[.C21]" office:value-type="float" office:value="63" calcext:value-type="float">
            <text:p>63</text:p>
          </table:table-cell>
          <table:table-cell table:style-name="ce305" table:formula="of:=RANK([.A21];[.$A$4:.$A$33];0)" office:value-type="float" office:value="16" calcext:value-type="float">
            <text:p>16</text:p>
          </table:table-cell>
          <table:table-cell table:style-name="ce319" office:value-type="float" office:value="18" calcext:value-type="float">
            <text:p>18</text:p>
          </table:table-cell>
          <table:table-cell table:style-name="ce304" office:value-type="float" office:value="0.955589084407702" calcext:value-type="float">
            <text:p>0,955589084407702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1];&quot; × &quot;;[.J21])" office:value-type="string" office:string-value="12 × 11" calcext:value-type="string">
            <text:p>12 × 11</text:p>
          </table:table-cell>
          <table:table-cell table:style-name="ce312" table:formula="of:=[.I21]*[.J21]" office:value-type="float" office:value="132" calcext:value-type="float">
            <text:p>132</text:p>
          </table:table-cell>
          <table:table-cell table:style-name="ce304" table:formula="of:=RANK([.H21];[.$H$4:.$H$49];0)" office:value-type="float" office:value="2" calcext:value-type="float">
            <text:p>2</text:p>
          </table:table-cell>
          <table:table-cell table:style-name="ce319" office:value-type="float" office:value="18" calcext:value-type="float">
            <text:p>18</text:p>
          </table:table-cell>
          <table:table-cell table:style-name="ce327" office:value-type="float" office:value="0.375975778409765" calcext:value-type="float">
            <text:p>0,375975778409765</text:p>
          </table:table-cell>
          <table:table-cell table:style-name="ce327" office:value-type="float" office:value="27" calcext:value-type="float">
            <text:p>27</text:p>
          </table:table-cell>
          <table:table-cell table:style-name="ce327"/>
          <table:table-cell table:style-name="ce327" table:formula="of:=COM.MICROSOFT.CONCAT([.P21];&quot;²&quot;)" office:value-type="string" office:string-value="27²" calcext:value-type="string">
            <text:p>27²</text:p>
          </table:table-cell>
          <table:table-cell table:style-name="ce329" table:formula="of:=[.P21]^2" office:value-type="float" office:value="729" calcext:value-type="float">
            <text:p>729</text:p>
          </table:table-cell>
          <table:table-cell table:style-name="ce327" table:formula="of:=RANK([.O21];[.$O$4:.$O$44];0)" office:value-type="float" office:value="27" calcext:value-type="float">
            <text:p>27</text:p>
          </table:table-cell>
          <table:table-cell table:style-name="ce331" office:value-type="float" office:value="18" calcext:value-type="float">
            <text:p>18</text:p>
          </table:table-cell>
          <table:table-cell table:style-name="ce333" office:value-type="float" office:value="0.154487102705304" calcext:value-type="float">
            <text:p>0,154487102705304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table:formula="of:=COM.MICROSOFT.CONCAT([.W21];&quot; × &quot;;[.X21])" office:value-type="string" office:string-value="14 × 16" calcext:value-type="string">
            <text:p>14 × 16</text:p>
          </table:table-cell>
          <table:table-cell table:style-name="ce375" table:formula="of:=[.W21]*[.X21]" office:value-type="float" office:value="224" calcext:value-type="float">
            <text:p>224</text:p>
          </table:table-cell>
          <table:table-cell table:style-name="ce333" table:formula="of:=RANK([.V21];[.$V$4:.$V$36];0)"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number-columns-repeated="36"/>
        </table:table-row>
        <table:table-row table:style-name="ro4">
          <table:table-cell table:style-name="ce305" office:value-type="float" office:value="0.797912949915305" calcext:value-type="float">
            <text:p>0,797912949915305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8" calcext:value-type="float">
            <text:p>8</text:p>
          </table:table-cell>
          <table:table-cell table:style-name="ce305" table:formula="of:=COM.MICROSOFT.CONCAT([.B22];&quot; × &quot;;[.C22])" office:value-type="string" office:string-value="9 × 8" calcext:value-type="string">
            <text:p>9 × 8</text:p>
          </table:table-cell>
          <table:table-cell table:style-name="ce313" table:formula="of:=[.B22]*[.C22]" office:value-type="float" office:value="72" calcext:value-type="float">
            <text:p>72</text:p>
          </table:table-cell>
          <table:table-cell table:style-name="ce305" table:formula="of:=RANK([.A22];[.$A$4:.$A$33];0)" office:value-type="float" office:value="9" calcext:value-type="float">
            <text:p>9</text:p>
          </table:table-cell>
          <table:table-cell table:style-name="ce319" office:value-type="float" office:value="19" calcext:value-type="float">
            <text:p>19</text:p>
          </table:table-cell>
          <table:table-cell table:style-name="ce304" office:value-type="float" office:value="0.950591616776323" calcext:value-type="float">
            <text:p>0,950591616776323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2];&quot; × &quot;;[.J22])" office:value-type="string" office:string-value="14 × 11" calcext:value-type="string">
            <text:p>14 × 11</text:p>
          </table:table-cell>
          <table:table-cell table:style-name="ce312" table:formula="of:=[.I22]*[.J22]" office:value-type="float" office:value="154" calcext:value-type="float">
            <text:p>154</text:p>
          </table:table-cell>
          <table:table-cell table:style-name="ce304" table:formula="of:=RANK([.H22];[.$H$4:.$H$49];0)" office:value-type="float" office:value="4" calcext:value-type="float">
            <text:p>4</text:p>
          </table:table-cell>
          <table:table-cell table:style-name="ce319" office:value-type="float" office:value="19" calcext:value-type="float">
            <text:p>19</text:p>
          </table:table-cell>
          <table:table-cell table:style-name="ce327" office:value-type="float" office:value="0.503106989812545" calcext:value-type="float">
            <text:p>0,503106989812545</text:p>
          </table:table-cell>
          <table:table-cell table:style-name="ce327" office:value-type="float" office:value="28" calcext:value-type="float">
            <text:p>28</text:p>
          </table:table-cell>
          <table:table-cell table:style-name="ce327"/>
          <table:table-cell table:style-name="ce327" table:formula="of:=COM.MICROSOFT.CONCAT([.P22];&quot;²&quot;)" office:value-type="string" office:string-value="28²" calcext:value-type="string">
            <text:p>28²</text:p>
          </table:table-cell>
          <table:table-cell table:style-name="ce329" table:formula="of:=[.P22]^2" office:value-type="float" office:value="784" calcext:value-type="float">
            <text:p>784</text:p>
          </table:table-cell>
          <table:table-cell table:style-name="ce327" table:formula="of:=RANK([.O22];[.$O$4:.$O$44];0)" office:value-type="float" office:value="24" calcext:value-type="float">
            <text:p>24</text:p>
          </table:table-cell>
          <table:table-cell table:style-name="ce331" office:value-type="float" office:value="19" calcext:value-type="float">
            <text:p>19</text:p>
          </table:table-cell>
          <table:table-cell table:style-name="ce333" office:value-type="float" office:value="0.680773795497682" calcext:value-type="float">
            <text:p>0,680773795497682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7" calcext:value-type="float">
            <text:p>17</text:p>
          </table:table-cell>
          <table:table-cell table:style-name="ce333" table:formula="of:=COM.MICROSOFT.CONCAT([.W22];&quot; × &quot;;[.X22])" office:value-type="string" office:string-value="14 × 17" calcext:value-type="string">
            <text:p>14 × 17</text:p>
          </table:table-cell>
          <table:table-cell table:style-name="ce375" table:formula="of:=[.W22]*[.X22]" office:value-type="float" office:value="238" calcext:value-type="float">
            <text:p>238</text:p>
          </table:table-cell>
          <table:table-cell table:style-name="ce333" table:formula="of:=RANK([.V22];[.$V$4:.$V$36];0)" office:value-type="float" office:value="11" calcext:value-type="float">
            <text:p>11</text:p>
          </table:table-cell>
          <table:table-cell table:style-name="ce378" office:value-type="float" office:value="19" calcext:value-type="float">
            <text:p>19</text:p>
          </table:table-cell>
          <table:table-cell table:number-columns-repeated="36"/>
        </table:table-row>
        <table:table-row table:style-name="ro4">
          <table:table-cell table:style-name="ce305" office:value-type="float" office:value="0.796848357445788" calcext:value-type="float">
            <text:p>0,796848357445788</text:p>
          </table:table-cell>
          <table:table-cell table:number-columns-repeated="2" table:style-name="ce305" office:value-type="float" office:value="9" calcext:value-type="float">
            <text:p>9</text:p>
          </table:table-cell>
          <table:table-cell table:style-name="ce305" table:formula="of:=COM.MICROSOFT.CONCAT([.B23];&quot; × &quot;;[.C23])" office:value-type="string" office:string-value="9 × 9" calcext:value-type="string">
            <text:p>9 × 9</text:p>
          </table:table-cell>
          <table:table-cell table:style-name="ce313" table:formula="of:=[.B23]*[.C23]" office:value-type="float" office:value="81" calcext:value-type="float">
            <text:p>81</text:p>
          </table:table-cell>
          <table:table-cell table:style-name="ce305" table:formula="of:=RANK([.A23];[.$A$4:.$A$33];0)" office:value-type="float" office:value="10" calcext:value-type="float">
            <text:p>10</text:p>
          </table:table-cell>
          <table:table-cell table:style-name="ce319" office:value-type="float" office:value="20" calcext:value-type="float">
            <text:p>20</text:p>
          </table:table-cell>
          <table:table-cell table:style-name="ce304" office:value-type="float" office:value="0.0961911783899054" calcext:value-type="float">
            <text:p>0,09619117838990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3];&quot; × &quot;;[.J23])" office:value-type="string" office:string-value="16 × 11" calcext:value-type="string">
            <text:p>16 × 11</text:p>
          </table:table-cell>
          <table:table-cell table:style-name="ce312" table:formula="of:=[.I23]*[.J23]" office:value-type="float" office:value="176" calcext:value-type="float">
            <text:p>176</text:p>
          </table:table-cell>
          <table:table-cell table:style-name="ce304" table:formula="of:=RANK([.H23];[.$H$4:.$H$49];0)" office:value-type="float" office:value="38" calcext:value-type="float">
            <text:p>38</text:p>
          </table:table-cell>
          <table:table-cell table:style-name="ce319" office:value-type="float" office:value="20" calcext:value-type="float">
            <text:p>20</text:p>
          </table:table-cell>
          <table:table-cell table:style-name="ce327" office:value-type="float" office:value="0.968257640698634" calcext:value-type="float">
            <text:p>0,968257640698634</text:p>
          </table:table-cell>
          <table:table-cell table:style-name="ce327" office:value-type="float" office:value="29" calcext:value-type="float">
            <text:p>29</text:p>
          </table:table-cell>
          <table:table-cell table:style-name="ce327"/>
          <table:table-cell table:style-name="ce327" table:formula="of:=COM.MICROSOFT.CONCAT([.P23];&quot;²&quot;)" office:value-type="string" office:string-value="29²" calcext:value-type="string">
            <text:p>29²</text:p>
          </table:table-cell>
          <table:table-cell table:style-name="ce329" table:formula="of:=[.P23]^2" office:value-type="float" office:value="841" calcext:value-type="float">
            <text:p>841</text:p>
          </table:table-cell>
          <table:table-cell table:style-name="ce327" table:formula="of:=RANK([.O23];[.$O$4:.$O$44];0)" office:value-type="float" office:value="4" calcext:value-type="float">
            <text:p>4</text:p>
          </table:table-cell>
          <table:table-cell table:style-name="ce331" office:value-type="float" office:value="20" calcext:value-type="float">
            <text:p>20</text:p>
          </table:table-cell>
          <table:table-cell table:style-name="ce333" office:value-type="float" office:value="0.806218322912974" calcext:value-type="float">
            <text:p>0,806218322912974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table:formula="of:=COM.MICROSOFT.CONCAT([.W23];&quot; × &quot;;[.X23])" office:value-type="string" office:string-value="15 × 18" calcext:value-type="string">
            <text:p>15 × 18</text:p>
          </table:table-cell>
          <table:table-cell table:style-name="ce375" table:formula="of:=[.W23]*[.X23]" office:value-type="float" office:value="270" calcext:value-type="float">
            <text:p>270</text:p>
          </table:table-cell>
          <table:table-cell table:style-name="ce333" table:formula="of:=RANK([.V23];[.$V$4:.$V$36];0)" office:value-type="float" office:value="7" calcext:value-type="float">
            <text:p>7</text:p>
          </table:table-cell>
          <table:table-cell table:style-name="ce378" office:value-type="float" office:value="20" calcext:value-type="float">
            <text:p>20</text:p>
          </table:table-cell>
          <table:table-cell table:number-columns-repeated="36"/>
        </table:table-row>
        <table:table-row table:style-name="ro4">
          <table:table-cell table:style-name="ce306" office:value-type="float" office:value="0.807933676091504" calcext:value-type="float">
            <text:p>0,807933676091504</text:p>
          </table:table-cell>
          <table:table-cell table:style-name="ce306" office:value-type="float" office:value="11" calcext:value-type="float">
            <text:p>11</text:p>
          </table:table-cell>
          <table:table-cell table:style-name="ce306"/>
          <table:table-cell table:style-name="ce306" table:formula="of:=COM.MICROSOFT.CONCAT([.B24];&quot;²&quot;)" office:value-type="string" office:string-value="11²" calcext:value-type="string">
            <text:p>11²</text:p>
          </table:table-cell>
          <table:table-cell table:style-name="ce314" table:formula="of:=[.B24]^2" office:value-type="float" office:value="121" calcext:value-type="float">
            <text:p>121</text:p>
          </table:table-cell>
          <table:table-cell table:style-name="ce306" table:formula="of:=RANK([.A24];[.$A$4:.$A$33];0)" office:value-type="float" office:value="7" calcext:value-type="float">
            <text:p>7</text:p>
          </table:table-cell>
          <table:table-cell table:style-name="ce319" office:value-type="float" office:value="21" calcext:value-type="float">
            <text:p>21</text:p>
          </table:table-cell>
          <table:table-cell table:style-name="ce304" office:value-type="float" office:value="0.981454123172707" calcext:value-type="float">
            <text:p>0,981454123172707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4];&quot; × &quot;;[.J24])" office:value-type="string" office:string-value="20 × 11" calcext:value-type="string">
            <text:p>20 × 11</text:p>
          </table:table-cell>
          <table:table-cell table:style-name="ce312" table:formula="of:=[.I24]*[.J24]" office:value-type="float" office:value="220" calcext:value-type="float">
            <text:p>220</text:p>
          </table:table-cell>
          <table:table-cell table:style-name="ce304" table:formula="of:=RANK([.H24];[.$H$4:.$H$49];0)" office:value-type="float" office:value="1" calcext:value-type="float">
            <text:p>1</text:p>
          </table:table-cell>
          <table:table-cell table:style-name="ce319" office:value-type="float" office:value="21" calcext:value-type="float">
            <text:p>21</text:p>
          </table:table-cell>
          <table:table-cell table:style-name="ce304" office:value-type="float" office:value="0.820691512967371" calcext:value-type="float">
            <text:p>0,820691512967371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4];&quot; × &quot;;[.Q24])" office:value-type="string" office:string-value="12 × 11" calcext:value-type="string">
            <text:p>12 × 11</text:p>
          </table:table-cell>
          <table:table-cell table:style-name="ce312" table:formula="of:=[.P24]*[.Q24]" office:value-type="float" office:value="132" calcext:value-type="float">
            <text:p>132</text:p>
          </table:table-cell>
          <table:table-cell table:style-name="ce304" table:formula="of:=RANK([.O24];[.$O$4:.$O$44];0)" office:value-type="float" office:value="12" calcext:value-type="float">
            <text:p>12</text:p>
          </table:table-cell>
          <table:table-cell table:style-name="ce331" office:value-type="float" office:value="21" calcext:value-type="float">
            <text:p>21</text:p>
          </table:table-cell>
          <table:table-cell table:style-name="ce333" office:value-type="float" office:value="0.284398410884097" calcext:value-type="float">
            <text:p>0,284398410884097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19" calcext:value-type="float">
            <text:p>19</text:p>
          </table:table-cell>
          <table:table-cell table:style-name="ce333" table:formula="of:=COM.MICROSOFT.CONCAT([.W24];&quot; × &quot;;[.X24])" office:value-type="string" office:string-value="16 × 19" calcext:value-type="string">
            <text:p>16 × 19</text:p>
          </table:table-cell>
          <table:table-cell table:style-name="ce375" table:formula="of:=[.W24]*[.X24]" office:value-type="float" office:value="304" calcext:value-type="float">
            <text:p>304</text:p>
          </table:table-cell>
          <table:table-cell table:style-name="ce333" table:formula="of:=RANK([.V24];[.$V$4:.$V$36];0)" office:value-type="float" office:value="21" calcext:value-type="float">
            <text:p>21</text:p>
          </table:table-cell>
          <table:table-cell table:style-name="ce378" office:value-type="float" office:value="21" calcext:value-type="float">
            <text:p>21</text:p>
          </table:table-cell>
          <table:table-cell table:number-columns-repeated="36"/>
        </table:table-row>
        <table:table-row table:style-name="ro4">
          <table:table-cell table:style-name="ce306" office:value-type="float" office:value="0.934034832802306" calcext:value-type="float">
            <text:p>0,934034832802306</text:p>
          </table:table-cell>
          <table:table-cell table:style-name="ce306" office:value-type="float" office:value="12" calcext:value-type="float">
            <text:p>12</text:p>
          </table:table-cell>
          <table:table-cell table:style-name="ce306"/>
          <table:table-cell table:style-name="ce306" table:formula="of:=COM.MICROSOFT.CONCAT([.B25];&quot;²&quot;)" office:value-type="string" office:string-value="12²" calcext:value-type="string">
            <text:p>12²</text:p>
          </table:table-cell>
          <table:table-cell table:style-name="ce314" table:formula="of:=[.B25]^2" office:value-type="float" office:value="144" calcext:value-type="float">
            <text:p>144</text:p>
          </table:table-cell>
          <table:table-cell table:style-name="ce306" table:formula="of:=RANK([.A25];[.$A$4:.$A$33];0)" office:value-type="float" office:value="3" calcext:value-type="float">
            <text:p>3</text:p>
          </table:table-cell>
          <table:table-cell table:style-name="ce319" office:value-type="float" office:value="22" calcext:value-type="float">
            <text:p>22</text:p>
          </table:table-cell>
          <table:table-cell table:style-name="ce304" office:value-type="float" office:value="0.0467854546165397" calcext:value-type="float">
            <text:p>0,04678545461654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5];&quot; × &quot;;[.J25])" office:value-type="string" office:string-value="22 × 11" calcext:value-type="string">
            <text:p>22 × 11</text:p>
          </table:table-cell>
          <table:table-cell table:style-name="ce312" table:formula="of:=[.I25]*[.J25]" office:value-type="float" office:value="242" calcext:value-type="float">
            <text:p>242</text:p>
          </table:table-cell>
          <table:table-cell table:style-name="ce304" table:formula="of:=RANK([.H25];[.$H$4:.$H$49];0)" office:value-type="float" office:value="43" calcext:value-type="float">
            <text:p>43</text:p>
          </table:table-cell>
          <table:table-cell table:style-name="ce319" office:value-type="float" office:value="22" calcext:value-type="float">
            <text:p>22</text:p>
          </table:table-cell>
          <table:table-cell table:style-name="ce304" office:value-type="float" office:value="0.946797692070079" calcext:value-type="float">
            <text:p>0,946797692070079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5];&quot; × &quot;;[.Q25])" office:value-type="string" office:string-value="22 × 11" calcext:value-type="string">
            <text:p>22 × 11</text:p>
          </table:table-cell>
          <table:table-cell table:style-name="ce312" table:formula="of:=[.P25]*[.Q25]" office:value-type="float" office:value="242" calcext:value-type="float">
            <text:p>242</text:p>
          </table:table-cell>
          <table:table-cell table:style-name="ce304" table:formula="of:=RANK([.O25];[.$O$4:.$O$44];0)" office:value-type="float" office:value="6" calcext:value-type="float">
            <text:p>6</text:p>
          </table:table-cell>
          <table:table-cell table:style-name="ce331" office:value-type="float" office:value="22" calcext:value-type="float">
            <text:p>22</text:p>
          </table:table-cell>
          <table:table-cell table:style-name="ce320" office:value-type="float" office:value="0.405453173028422" calcext:value-type="float">
            <text:p>0,405453173028422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formula="of:=COM.MICROSOFT.CONCAT([.W25];&quot; × &quot;;[.X25])" office:value-type="string" office:string-value="16 × 15" calcext:value-type="string">
            <text:p>16 × 15</text:p>
          </table:table-cell>
          <table:table-cell table:style-name="ce324" table:formula="of:=[.W25]*[.X25]" office:value-type="float" office:value="240" calcext:value-type="float">
            <text:p>240</text:p>
          </table:table-cell>
          <table:table-cell table:style-name="ce320" table:formula="of:=RANK([.V25];[.$V$4:.$V$36];0)" office:value-type="float" office:value="18" calcext:value-type="float">
            <text:p>18</text:p>
          </table:table-cell>
          <table:table-cell table:style-name="ce378" office:value-type="float" office:value="22" calcext:value-type="float">
            <text:p>22</text:p>
          </table:table-cell>
          <table:table-cell table:number-columns-repeated="36"/>
        </table:table-row>
        <table:table-row table:style-name="ro4">
          <table:table-cell table:style-name="ce306" office:value-type="float" office:value="0.478884306874673" calcext:value-type="float">
            <text:p>0,47888430687467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/>
          <table:table-cell table:style-name="ce306" table:formula="of:=COM.MICROSOFT.CONCAT([.B26];&quot;²&quot;)" office:value-type="string" office:string-value="13²" calcext:value-type="string">
            <text:p>13²</text:p>
          </table:table-cell>
          <table:table-cell table:style-name="ce314" table:formula="of:=[.B26]^2" office:value-type="float" office:value="169" calcext:value-type="float">
            <text:p>169</text:p>
          </table:table-cell>
          <table:table-cell table:style-name="ce306" table:formula="of:=RANK([.A26];[.$A$4:.$A$33];0)" office:value-type="float" office:value="20" calcext:value-type="float">
            <text:p>20</text:p>
          </table:table-cell>
          <table:table-cell table:style-name="ce319" office:value-type="float" office:value="23" calcext:value-type="float">
            <text:p>23</text:p>
          </table:table-cell>
          <table:table-cell table:style-name="ce304" office:value-type="float" office:value="0.238602512688636" calcext:value-type="float">
            <text:p>0,238602512688636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6];&quot; × &quot;;[.J26])" office:value-type="string" office:string-value="24 × 11" calcext:value-type="string">
            <text:p>24 × 11</text:p>
          </table:table-cell>
          <table:table-cell table:style-name="ce312" table:formula="of:=[.I26]*[.J26]" office:value-type="float" office:value="264" calcext:value-type="float">
            <text:p>264</text:p>
          </table:table-cell>
          <table:table-cell table:style-name="ce304" table:formula="of:=RANK([.H26];[.$H$4:.$H$49];0)" office:value-type="float" office:value="31" calcext:value-type="float">
            <text:p>31</text:p>
          </table:table-cell>
          <table:table-cell table:style-name="ce319" office:value-type="float" office:value="23" calcext:value-type="float">
            <text:p>23</text:p>
          </table:table-cell>
          <table:table-cell table:style-name="ce304" office:value-type="float" office:value="0.712923542435952" calcext:value-type="float">
            <text:p>0,712923542435952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6];&quot; × &quot;;[.Q26])" office:value-type="string" office:string-value="36 × 11" calcext:value-type="string">
            <text:p>36 × 11</text:p>
          </table:table-cell>
          <table:table-cell table:style-name="ce312" table:formula="of:=[.P26]*[.Q26]" office:value-type="float" office:value="396" calcext:value-type="float">
            <text:p>396</text:p>
          </table:table-cell>
          <table:table-cell table:style-name="ce304" table:formula="of:=RANK([.O26];[.$O$4:.$O$44];0)" office:value-type="float" office:value="17" calcext:value-type="float">
            <text:p>17</text:p>
          </table:table-cell>
          <table:table-cell table:style-name="ce331" office:value-type="float" office:value="23" calcext:value-type="float">
            <text:p>23</text:p>
          </table:table-cell>
          <table:table-cell table:style-name="ce320" office:value-type="float" office:value="0.252028402970676" calcext:value-type="float">
            <text:p>0,252028402970676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7" calcext:value-type="float">
            <text:p>17</text:p>
          </table:table-cell>
          <table:table-cell table:style-name="ce320" table:formula="of:=COM.MICROSOFT.CONCAT([.W26];&quot; × &quot;;[.X26])" office:value-type="string" office:string-value="16 × 17" calcext:value-type="string">
            <text:p>16 × 17</text:p>
          </table:table-cell>
          <table:table-cell table:style-name="ce324" table:formula="of:=[.W26]*[.X26]" office:value-type="float" office:value="272" calcext:value-type="float">
            <text:p>272</text:p>
          </table:table-cell>
          <table:table-cell table:style-name="ce320" table:formula="of:=RANK([.V26];[.$V$4:.$V$36];0)" office:value-type="float" office:value="24" calcext:value-type="float">
            <text:p>24</text:p>
          </table:table-cell>
          <table:table-cell table:style-name="ce378" office:value-type="float" office:value="23" calcext:value-type="float">
            <text:p>23</text:p>
          </table:table-cell>
          <table:table-cell table:number-columns-repeated="36"/>
        </table:table-row>
        <table:table-row table:style-name="ro4">
          <table:table-cell table:style-name="ce306" office:value-type="float" office:value="0.803700303381346" calcext:value-type="float">
            <text:p>0,803700303381346</text:p>
          </table:table-cell>
          <table:table-cell table:style-name="ce306" office:value-type="float" office:value="14" calcext:value-type="float">
            <text:p>14</text:p>
          </table:table-cell>
          <table:table-cell table:style-name="ce306"/>
          <table:table-cell table:style-name="ce306" table:formula="of:=COM.MICROSOFT.CONCAT([.B27];&quot;²&quot;)" office:value-type="string" office:string-value="14²" calcext:value-type="string">
            <text:p>14²</text:p>
          </table:table-cell>
          <table:table-cell table:style-name="ce314" table:formula="of:=[.B27]^2" office:value-type="float" office:value="196" calcext:value-type="float">
            <text:p>196</text:p>
          </table:table-cell>
          <table:table-cell table:style-name="ce306" table:formula="of:=RANK([.A27];[.$A$4:.$A$33];0)" office:value-type="float" office:value="8" calcext:value-type="float">
            <text:p>8</text:p>
          </table:table-cell>
          <table:table-cell table:style-name="ce319" office:value-type="float" office:value="24" calcext:value-type="float">
            <text:p>24</text:p>
          </table:table-cell>
          <table:table-cell table:style-name="ce304" office:value-type="float" office:value="0.333197822688798" calcext:value-type="float">
            <text:p>0,333197822688798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7];&quot; × &quot;;[.J27])" office:value-type="string" office:string-value="26 × 11" calcext:value-type="string">
            <text:p>26 × 11</text:p>
          </table:table-cell>
          <table:table-cell table:style-name="ce312" table:formula="of:=[.I27]*[.J27]" office:value-type="float" office:value="286" calcext:value-type="float">
            <text:p>286</text:p>
          </table:table-cell>
          <table:table-cell table:style-name="ce304" table:formula="of:=RANK([.H27];[.$H$4:.$H$49];0)" office:value-type="float" office:value="26" calcext:value-type="float">
            <text:p>26</text:p>
          </table:table-cell>
          <table:table-cell table:style-name="ce319" office:value-type="float" office:value="24" calcext:value-type="float">
            <text:p>24</text:p>
          </table:table-cell>
          <table:table-cell table:style-name="ce304" office:value-type="float" office:value="0.326056889313777" calcext:value-type="float">
            <text:p>0,326056889313777</text:p>
          </table:table-cell>
          <table:table-cell table:style-name="ce304" office:value-type="float" office:value="42" calcext:value-type="float">
            <text:p>4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7];&quot; × &quot;;[.Q27])" office:value-type="string" office:string-value="42 × 11" calcext:value-type="string">
            <text:p>42 × 11</text:p>
          </table:table-cell>
          <table:table-cell table:style-name="ce312" table:formula="of:=[.P27]*[.Q27]" office:value-type="float" office:value="462" calcext:value-type="float">
            <text:p>462</text:p>
          </table:table-cell>
          <table:table-cell table:style-name="ce304" table:formula="of:=RANK([.O27];[.$O$4:.$O$44];0)" office:value-type="float" office:value="29" calcext:value-type="float">
            <text:p>29</text:p>
          </table:table-cell>
          <table:table-cell table:style-name="ce331" office:value-type="float" office:value="24" calcext:value-type="float">
            <text:p>24</text:p>
          </table:table-cell>
          <table:table-cell table:style-name="ce320" office:value-type="float" office:value="0.837244486569078" calcext:value-type="float">
            <text:p>0,83724448656907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8" calcext:value-type="float">
            <text:p>18</text:p>
          </table:table-cell>
          <table:table-cell table:style-name="ce320" table:formula="of:=COM.MICROSOFT.CONCAT([.W27];&quot; × &quot;;[.X27])" office:value-type="string" office:string-value="16 × 18" calcext:value-type="string">
            <text:p>16 × 18</text:p>
          </table:table-cell>
          <table:table-cell table:style-name="ce324" table:formula="of:=[.W27]*[.X27]" office:value-type="float" office:value="288" calcext:value-type="float">
            <text:p>288</text:p>
          </table:table-cell>
          <table:table-cell table:style-name="ce320" table:formula="of:=RANK([.V27];[.$V$4:.$V$36];0)" office:value-type="float" office:value="4" calcext:value-type="float">
            <text:p>4</text:p>
          </table:table-cell>
          <table:table-cell table:style-name="ce378" office:value-type="float" office:value="24" calcext:value-type="float">
            <text:p>24</text:p>
          </table:table-cell>
          <table:table-cell table:number-columns-repeated="36"/>
        </table:table-row>
        <table:table-row table:style-name="ro4">
          <table:table-cell table:style-name="ce306" office:value-type="float" office:value="0.0890623587318163" calcext:value-type="float">
            <text:p>0,089062358731816</text:p>
          </table:table-cell>
          <table:table-cell table:style-name="ce306" office:value-type="float" office:value="15" calcext:value-type="float">
            <text:p>15</text:p>
          </table:table-cell>
          <table:table-cell table:style-name="ce306"/>
          <table:table-cell table:style-name="ce306" table:formula="of:=COM.MICROSOFT.CONCAT([.B28];&quot;²&quot;)" office:value-type="string" office:string-value="15²" calcext:value-type="string">
            <text:p>15²</text:p>
          </table:table-cell>
          <table:table-cell table:style-name="ce314" table:formula="of:=[.B28]^2" office:value-type="float" office:value="225" calcext:value-type="float">
            <text:p>225</text:p>
          </table:table-cell>
          <table:table-cell table:style-name="ce306" table:formula="of:=RANK([.A28];[.$A$4:.$A$33];0)" office:value-type="float" office:value="28" calcext:value-type="float">
            <text:p>28</text:p>
          </table:table-cell>
          <table:table-cell table:style-name="ce319" office:value-type="float" office:value="25" calcext:value-type="float">
            <text:p>25</text:p>
          </table:table-cell>
          <table:table-cell table:style-name="ce304" office:value-type="float" office:value="0.114792576985864" calcext:value-type="float">
            <text:p>0,114792576985864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8];&quot; × &quot;;[.J28])" office:value-type="string" office:string-value="28 × 11" calcext:value-type="string">
            <text:p>28 × 11</text:p>
          </table:table-cell>
          <table:table-cell table:style-name="ce312" table:formula="of:=[.I28]*[.J28]" office:value-type="float" office:value="308" calcext:value-type="float">
            <text:p>308</text:p>
          </table:table-cell>
          <table:table-cell table:style-name="ce304" table:formula="of:=RANK([.H28];[.$H$4:.$H$49];0)" office:value-type="float" office:value="36" calcext:value-type="float">
            <text:p>36</text:p>
          </table:table-cell>
          <table:table-cell table:style-name="ce319" office:value-type="float" office:value="25" calcext:value-type="float">
            <text:p>25</text:p>
          </table:table-cell>
          <table:table-cell table:style-name="ce305" office:value-type="float" office:value="0.587794125300647" calcext:value-type="float">
            <text:p>0,587794125300647</text:p>
          </table:table-cell>
          <table:table-cell table:style-name="ce305" office:value-type="float" office:value="62" calcext:value-type="float">
            <text:p>6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28];&quot; × &quot;;[.Q28])" office:value-type="string" office:string-value="62 × 15" calcext:value-type="string">
            <text:p>62 × 15</text:p>
          </table:table-cell>
          <table:table-cell table:style-name="ce313" table:formula="of:=[.P28]*[.Q28]" office:value-type="float" office:value="930" calcext:value-type="float">
            <text:p>930</text:p>
          </table:table-cell>
          <table:table-cell table:style-name="ce305" table:formula="of:=RANK([.O28];[.$O$4:.$O$44];0)" office:value-type="float" office:value="21" calcext:value-type="float">
            <text:p>21</text:p>
          </table:table-cell>
          <table:table-cell table:style-name="ce331" office:value-type="float" office:value="25" calcext:value-type="float">
            <text:p>25</text:p>
          </table:table-cell>
          <table:table-cell table:style-name="ce320" office:value-type="float" office:value="0.818562003252958" calcext:value-type="float">
            <text:p>0,81856200325295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9" calcext:value-type="float">
            <text:p>19</text:p>
          </table:table-cell>
          <table:table-cell table:style-name="ce320" table:formula="of:=COM.MICROSOFT.CONCAT([.W28];&quot; × &quot;;[.X28])" office:value-type="string" office:string-value="16 × 19" calcext:value-type="string">
            <text:p>16 × 19</text:p>
          </table:table-cell>
          <table:table-cell table:style-name="ce320" table:formula="of:=[.W28]*[.X28]" office:value-type="float" office:value="304" calcext:value-type="float">
            <text:p>304</text:p>
          </table:table-cell>
          <table:table-cell table:style-name="ce320" table:formula="of:=RANK([.V28];[.$V$4:.$V$36];0)" office:value-type="float" office:value="6" calcext:value-type="float">
            <text:p>6</text:p>
          </table:table-cell>
          <table:table-cell table:style-name="ce378" office:value-type="float" office:value="25" calcext:value-type="float">
            <text:p>25</text:p>
          </table:table-cell>
          <table:table-cell table:number-columns-repeated="36"/>
        </table:table-row>
        <table:table-row table:style-name="ro4">
          <table:table-cell table:style-name="ce307" office:value-type="float" office:value="0.230601165309362" calcext:value-type="float">
            <text:p>0,230601165309362</text:p>
          </table:table-cell>
          <table:table-cell table:style-name="ce307" office:value-type="float" office:value="25" calcext:value-type="float">
            <text:p>25</text:p>
          </table:table-cell>
          <table:table-cell table:style-name="ce307"/>
          <table:table-cell table:style-name="ce307" table:formula="of:=COM.MICROSOFT.CONCAT([.B29];&quot;²&quot;)" office:value-type="string" office:string-value="25²" calcext:value-type="string">
            <text:p>25²</text:p>
          </table:table-cell>
          <table:table-cell table:style-name="ce316" table:formula="of:=[.B29]^2" office:value-type="float" office:value="625" calcext:value-type="float">
            <text:p>625</text:p>
          </table:table-cell>
          <table:table-cell table:style-name="ce307" table:formula="of:=RANK([.A29];[.$A$4:.$A$33];0)" office:value-type="float" office:value="24" calcext:value-type="float">
            <text:p>24</text:p>
          </table:table-cell>
          <table:table-cell table:style-name="ce319" office:value-type="float" office:value="26" calcext:value-type="float">
            <text:p>26</text:p>
          </table:table-cell>
          <table:table-cell table:style-name="ce304" office:value-type="float" office:value="0.79474011230401" calcext:value-type="float">
            <text:p>0,79474011230401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9];&quot; × &quot;;[.J29])" office:value-type="string" office:string-value="30 × 11" calcext:value-type="string">
            <text:p>30 × 11</text:p>
          </table:table-cell>
          <table:table-cell table:style-name="ce312" table:formula="of:=[.I29]*[.J29]" office:value-type="float" office:value="330" calcext:value-type="float">
            <text:p>330</text:p>
          </table:table-cell>
          <table:table-cell table:style-name="ce304" table:formula="of:=RANK([.H29];[.$H$4:.$H$49];0)" office:value-type="float" office:value="8" calcext:value-type="float">
            <text:p>8</text:p>
          </table:table-cell>
          <table:table-cell table:style-name="ce319" office:value-type="float" office:value="26" calcext:value-type="float">
            <text:p>26</text:p>
          </table:table-cell>
          <table:table-cell table:style-name="ce305" office:value-type="float" office:value="0.982778211831815" calcext:value-type="float">
            <text:p>0,982778211831815</text:p>
          </table:table-cell>
          <table:table-cell table:style-name="ce305" office:value-type="float" office:value="66" calcext:value-type="float">
            <text:p>6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29];&quot; × &quot;;[.Q29])" office:value-type="string" office:string-value="66 × 15" calcext:value-type="string">
            <text:p>66 × 15</text:p>
          </table:table-cell>
          <table:table-cell table:style-name="ce313" table:formula="of:=[.P29]*[.Q29]" office:value-type="float" office:value="990" calcext:value-type="float">
            <text:p>990</text:p>
          </table:table-cell>
          <table:table-cell table:style-name="ce305" table:formula="of:=RANK([.O29];[.$O$4:.$O$44];0)" office:value-type="float" office:value="2" calcext:value-type="float">
            <text:p>2</text:p>
          </table:table-cell>
          <table:table-cell table:style-name="ce331" office:value-type="float" office:value="26" calcext:value-type="float">
            <text:p>26</text:p>
          </table:table-cell>
          <table:table-cell table:style-name="ce334" office:value-type="float" office:value="0.266786954459257" calcext:value-type="float">
            <text:p>0,266786954459257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5" calcext:value-type="float">
            <text:p>15</text:p>
          </table:table-cell>
          <table:table-cell table:style-name="ce334" table:formula="of:=COM.MICROSOFT.CONCAT([.W29];&quot; × &quot;;[.X29])" office:value-type="string" office:string-value="17 × 15" calcext:value-type="string">
            <text:p>17 × 15</text:p>
          </table:table-cell>
          <table:table-cell table:style-name="ce376" table:formula="of:=[.W29]*[.X29]" office:value-type="float" office:value="255" calcext:value-type="float">
            <text:p>255</text:p>
          </table:table-cell>
          <table:table-cell table:style-name="ce334" table:formula="of:=RANK([.V29];[.$V$4:.$V$36];0)" office:value-type="float" office:value="22" calcext:value-type="float">
            <text:p>22</text:p>
          </table:table-cell>
          <table:table-cell table:style-name="ce378" office:value-type="float" office:value="26" calcext:value-type="float">
            <text:p>26</text:p>
          </table:table-cell>
          <table:table-cell table:number-columns-repeated="36"/>
        </table:table-row>
        <table:table-row table:style-name="ro4">
          <table:table-cell table:style-name="ce307" office:value-type="float" office:value="0.313253170605315" calcext:value-type="float">
            <text:p>0,313253170605315</text:p>
          </table:table-cell>
          <table:table-cell table:style-name="ce307" office:value-type="float" office:value="35" calcext:value-type="float">
            <text:p>35</text:p>
          </table:table-cell>
          <table:table-cell table:style-name="ce307"/>
          <table:table-cell table:style-name="ce307" table:formula="of:=COM.MICROSOFT.CONCAT([.B30];&quot;²&quot;)" office:value-type="string" office:string-value="35²" calcext:value-type="string">
            <text:p>35²</text:p>
          </table:table-cell>
          <table:table-cell table:style-name="ce316" table:formula="of:=[.B30]^2" office:value-type="float" office:value="1225" calcext:value-type="float">
            <text:p>1 225</text:p>
          </table:table-cell>
          <table:table-cell table:style-name="ce307" table:formula="of:=RANK([.A30];[.$A$4:.$A$33];0)" office:value-type="float" office:value="22" calcext:value-type="float">
            <text:p>22</text:p>
          </table:table-cell>
          <table:table-cell table:style-name="ce319" office:value-type="float" office:value="27" calcext:value-type="float">
            <text:p>27</text:p>
          </table:table-cell>
          <table:table-cell table:style-name="ce304" office:value-type="float" office:value="0.864109196610889" calcext:value-type="float">
            <text:p>0,864109196610889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30];&quot; × &quot;;[.J30])" office:value-type="string" office:string-value="32 × 11" calcext:value-type="string">
            <text:p>32 × 11</text:p>
          </table:table-cell>
          <table:table-cell table:style-name="ce312" table:formula="of:=[.I30]*[.J30]" office:value-type="float" office:value="352" calcext:value-type="float">
            <text:p>352</text:p>
          </table:table-cell>
          <table:table-cell table:style-name="ce304" table:formula="of:=RANK([.H30];[.$H$4:.$H$49];0)" office:value-type="float" office:value="5" calcext:value-type="float">
            <text:p>5</text:p>
          </table:table-cell>
          <table:table-cell table:style-name="ce319" office:value-type="float" office:value="27" calcext:value-type="float">
            <text:p>27</text:p>
          </table:table-cell>
          <table:table-cell table:style-name="ce305" office:value-type="float" office:value="0.511880531048647" calcext:value-type="float">
            <text:p>0,511880531048647</text:p>
          </table:table-cell>
          <table:table-cell table:style-name="ce305" office:value-type="float" office:value="74" calcext:value-type="float">
            <text:p>7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30];&quot; × &quot;;[.Q30])" office:value-type="string" office:string-value="74 × 15" calcext:value-type="string">
            <text:p>74 × 15</text:p>
          </table:table-cell>
          <table:table-cell table:style-name="ce313" table:formula="of:=[.P30]*[.Q30]" office:value-type="float" office:value="1110" calcext:value-type="float">
            <text:p>1 110</text:p>
          </table:table-cell>
          <table:table-cell table:style-name="ce305" table:formula="of:=RANK([.O30];[.$O$4:.$O$44];0)" office:value-type="float" office:value="23" calcext:value-type="float">
            <text:p>23</text:p>
          </table:table-cell>
          <table:table-cell table:style-name="ce331" office:value-type="float" office:value="27" calcext:value-type="float">
            <text:p>27</text:p>
          </table:table-cell>
          <table:table-cell table:style-name="ce334" office:value-type="float" office:value="0.260582017127582" calcext:value-type="float">
            <text:p>0,260582017127582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8" calcext:value-type="float">
            <text:p>18</text:p>
          </table:table-cell>
          <table:table-cell table:style-name="ce334" table:formula="of:=COM.MICROSOFT.CONCAT([.W30];&quot; × &quot;;[.X30])" office:value-type="string" office:string-value="17 × 18" calcext:value-type="string">
            <text:p>17 × 18</text:p>
          </table:table-cell>
          <table:table-cell table:style-name="ce376" table:formula="of:=[.W30]*[.X30]" office:value-type="float" office:value="306" calcext:value-type="float">
            <text:p>306</text:p>
          </table:table-cell>
          <table:table-cell table:style-name="ce334" table:formula="of:=RANK([.V30];[.$V$4:.$V$36];0)" office:value-type="float" office:value="23" calcext:value-type="float">
            <text:p>23</text:p>
          </table:table-cell>
          <table:table-cell table:style-name="ce378" office:value-type="float" office:value="27" calcext:value-type="float">
            <text:p>27</text:p>
          </table:table-cell>
          <table:table-cell table:number-columns-repeated="36"/>
        </table:table-row>
        <table:table-row table:style-name="ro4">
          <table:table-cell table:style-name="ce307" office:value-type="float" office:value="0.0250416242041931" calcext:value-type="float">
            <text:p>0,025041624204193</text:p>
          </table:table-cell>
          <table:table-cell table:style-name="ce307" office:value-type="float" office:value="45" calcext:value-type="float">
            <text:p>45</text:p>
          </table:table-cell>
          <table:table-cell table:style-name="ce307"/>
          <table:table-cell table:style-name="ce307" table:formula="of:=COM.MICROSOFT.CONCAT([.B31];&quot;²&quot;)" office:value-type="string" office:string-value="45²" calcext:value-type="string">
            <text:p>45²</text:p>
          </table:table-cell>
          <table:table-cell table:style-name="ce316" table:formula="of:=[.B31]^2" office:value-type="float" office:value="2025" calcext:value-type="float">
            <text:p>2 025</text:p>
          </table:table-cell>
          <table:table-cell table:style-name="ce307" table:formula="of:=RANK([.A31];[.$A$4:.$A$33];0)" office:value-type="float" office:value="29" calcext:value-type="float">
            <text:p>29</text:p>
          </table:table-cell>
          <table:table-cell table:style-name="ce319" office:value-type="float" office:value="28" calcext:value-type="float">
            <text:p>28</text:p>
          </table:table-cell>
          <table:table-cell table:style-name="ce305" office:value-type="float" office:value="0.498496689311514" calcext:value-type="float">
            <text:p>0,498496689311514</text:p>
          </table:table-cell>
          <table:table-cell table:style-name="ce305" office:value-type="float" office:value="12" calcext:value-type="float">
            <text:p>1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1];&quot; × &quot;;[.J31])" office:value-type="string" office:string-value="12 × 15" calcext:value-type="string">
            <text:p>12 × 15</text:p>
          </table:table-cell>
          <table:table-cell table:style-name="ce313" table:formula="of:=[.I31]*[.J31]" office:value-type="float" office:value="180" calcext:value-type="float">
            <text:p>180</text:p>
          </table:table-cell>
          <table:table-cell table:style-name="ce305" table:formula="of:=RANK([.H31];[.$H$4:.$H$49];0)" office:value-type="float" office:value="20" calcext:value-type="float">
            <text:p>20</text:p>
          </table:table-cell>
          <table:table-cell table:style-name="ce319" office:value-type="float" office:value="28" calcext:value-type="float">
            <text:p>28</text:p>
          </table:table-cell>
          <table:table-cell table:style-name="ce305" office:value-type="float" office:value="0.833467713467131" calcext:value-type="float">
            <text:p>0,833467713467131</text:p>
          </table:table-cell>
          <table:table-cell table:style-name="ce305" office:value-type="float" office:value="28" calcext:value-type="float">
            <text:p>28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31];&quot; × &quot;;[.Q31])" office:value-type="string" office:string-value="28 × 15" calcext:value-type="string">
            <text:p>28 × 15</text:p>
          </table:table-cell>
          <table:table-cell table:style-name="ce313" table:formula="of:=[.P31]*[.Q31]" office:value-type="float" office:value="420" calcext:value-type="float">
            <text:p>420</text:p>
          </table:table-cell>
          <table:table-cell table:style-name="ce305" table:formula="of:=RANK([.O31];[.$O$4:.$O$44];0)" office:value-type="float" office:value="10" calcext:value-type="float">
            <text:p>10</text:p>
          </table:table-cell>
          <table:table-cell table:style-name="ce331" office:value-type="float" office:value="28" calcext:value-type="float">
            <text:p>28</text:p>
          </table:table-cell>
          <table:table-cell table:style-name="ce334" office:value-type="float" office:value="0.895950264473718" calcext:value-type="float">
            <text:p>0,895950264473718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9" calcext:value-type="float">
            <text:p>19</text:p>
          </table:table-cell>
          <table:table-cell table:style-name="ce334" table:formula="of:=COM.MICROSOFT.CONCAT([.W31];&quot; × &quot;;[.X31])" office:value-type="string" office:string-value="17 × 19" calcext:value-type="string">
            <text:p>17 × 19</text:p>
          </table:table-cell>
          <table:table-cell table:style-name="ce376" table:formula="of:=[.W31]*[.X31]" office:value-type="float" office:value="323" calcext:value-type="float">
            <text:p>323</text:p>
          </table:table-cell>
          <table:table-cell table:style-name="ce334" table:formula="of:=RANK([.V31];[.$V$4:.$V$36];0)" office:value-type="float" office:value="3" calcext:value-type="float">
            <text:p>3</text:p>
          </table:table-cell>
          <table:table-cell table:style-name="ce378" office:value-type="float" office:value="28" calcext:value-type="float">
            <text:p>28</text:p>
          </table:table-cell>
          <table:table-cell table:number-columns-repeated="36"/>
        </table:table-row>
        <table:table-row table:style-name="ro4">
          <table:table-cell table:style-name="ce307" office:value-type="float" office:value="0.717828013793242" calcext:value-type="float">
            <text:p>0,717828013793242</text:p>
          </table:table-cell>
          <table:table-cell table:style-name="ce307" office:value-type="float" office:value="55" calcext:value-type="float">
            <text:p>55</text:p>
          </table:table-cell>
          <table:table-cell table:style-name="ce307"/>
          <table:table-cell table:style-name="ce307" table:formula="of:=COM.MICROSOFT.CONCAT([.B32];&quot;²&quot;)" office:value-type="string" office:string-value="55²" calcext:value-type="string">
            <text:p>55²</text:p>
          </table:table-cell>
          <table:table-cell table:style-name="ce316" table:formula="of:=[.B32]^2" office:value-type="float" office:value="3025" calcext:value-type="float">
            <text:p>3 025</text:p>
          </table:table-cell>
          <table:table-cell table:style-name="ce307" table:formula="of:=RANK([.A32];[.$A$4:.$A$33];0)" office:value-type="float" office:value="12" calcext:value-type="float">
            <text:p>12</text:p>
          </table:table-cell>
          <table:table-cell table:style-name="ce319" office:value-type="float" office:value="29" calcext:value-type="float">
            <text:p>29</text:p>
          </table:table-cell>
          <table:table-cell table:style-name="ce305" office:value-type="float" office:value="0.531570168858284" calcext:value-type="float">
            <text:p>0,531570168858284</text:p>
          </table:table-cell>
          <table:table-cell table:style-name="ce305" office:value-type="float" office:value="14" calcext:value-type="float">
            <text:p>1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2];&quot; × &quot;;[.J32])" office:value-type="string" office:string-value="14 × 15" calcext:value-type="string">
            <text:p>14 × 15</text:p>
          </table:table-cell>
          <table:table-cell table:style-name="ce313" table:formula="of:=[.I32]*[.J32]" office:value-type="float" office:value="210" calcext:value-type="float">
            <text:p>210</text:p>
          </table:table-cell>
          <table:table-cell table:style-name="ce305" table:formula="of:=RANK([.H32];[.$H$4:.$H$49];0)" office:value-type="float" office:value="17" calcext:value-type="float">
            <text:p>17</text:p>
          </table:table-cell>
          <table:table-cell table:style-name="ce319" office:value-type="float" office:value="29" calcext:value-type="float">
            <text:p>29</text:p>
          </table:table-cell>
          <table:table-cell table:style-name="ce320" office:value-type="float" office:value="0.345353777630059" calcext:value-type="float">
            <text:p>0,345353777630059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table:formula="of:=COM.MICROSOFT.CONCAT([.P32];&quot; × &quot;;[.Q32])" office:value-type="string" office:string-value="8 × 16" calcext:value-type="string">
            <text:p>8 × 16</text:p>
          </table:table-cell>
          <table:table-cell table:style-name="ce324" table:formula="of:=[.P32]*[.Q32]" office:value-type="float" office:value="128" calcext:value-type="float">
            <text:p>128</text:p>
          </table:table-cell>
          <table:table-cell table:style-name="ce320" table:formula="of:=RANK([.O32];[.$O$4:.$O$44];0)" office:value-type="float" office:value="28" calcext:value-type="float">
            <text:p>28</text:p>
          </table:table-cell>
          <table:table-cell table:style-name="ce331" office:value-type="float" office:value="29" calcext:value-type="float">
            <text:p>29</text:p>
          </table:table-cell>
          <table:table-cell table:style-name="ce318" office:value-type="float" office:value="0.0952906677615059" calcext:value-type="float">
            <text:p>0,095290667761506</text:p>
          </table:table-cell>
          <table:table-cell table:style-name="ce318" office:value-type="float" office:value="19" calcext:value-type="float">
            <text:p>19</text:p>
          </table:table-cell>
          <table:table-cell table:style-name="ce318" office:value-type="float" office:value="12" calcext:value-type="float">
            <text:p>12</text:p>
          </table:table-cell>
          <table:table-cell table:style-name="ce318" table:formula="of:=COM.MICROSOFT.CONCAT([.W32];&quot; × &quot;;[.X32])" office:value-type="string" office:string-value="19 × 12" calcext:value-type="string">
            <text:p>19 × 12</text:p>
          </table:table-cell>
          <table:table-cell table:style-name="ce318" table:formula="of:=[.W32]*[.X32]" office:value-type="float" office:value="228" calcext:value-type="float">
            <text:p>228</text:p>
          </table:table-cell>
          <table:table-cell table:style-name="ce318" table:formula="of:=RANK([.V32];[.$V$4:.$V$36];0)" office:value-type="float" office:value="28" calcext:value-type="float">
            <text:p>28</text:p>
          </table:table-cell>
          <table:table-cell table:style-name="ce378" office:value-type="float" office:value="29" calcext:value-type="float">
            <text:p>29</text:p>
          </table:table-cell>
          <table:table-cell table:number-columns-repeated="36"/>
        </table:table-row>
        <table:table-row table:style-name="ro4">
          <table:table-cell table:style-name="ce307" office:value-type="float" office:value="0.197551230267204" calcext:value-type="float">
            <text:p>0,197551230267204</text:p>
          </table:table-cell>
          <table:table-cell table:style-name="ce307" office:value-type="float" office:value="65" calcext:value-type="float">
            <text:p>65</text:p>
          </table:table-cell>
          <table:table-cell table:style-name="ce307"/>
          <table:table-cell table:style-name="ce307" table:formula="of:=COM.MICROSOFT.CONCAT([.B33];&quot;²&quot;)" office:value-type="string" office:string-value="65²" calcext:value-type="string">
            <text:p>65²</text:p>
          </table:table-cell>
          <table:table-cell table:style-name="ce316" table:formula="of:=[.B33]^2" office:value-type="float" office:value="4225" calcext:value-type="float">
            <text:p>4 225</text:p>
          </table:table-cell>
          <table:table-cell table:style-name="ce307" table:formula="of:=RANK([.A33];[.$A$4:.$A$33];0)" office:value-type="float" office:value="27" calcext:value-type="float">
            <text:p>27</text:p>
          </table:table-cell>
          <table:table-cell table:style-name="ce319" office:value-type="float" office:value="30" calcext:value-type="float">
            <text:p>30</text:p>
          </table:table-cell>
          <table:table-cell table:style-name="ce305" office:value-type="float" office:value="0.792151885415158" calcext:value-type="float">
            <text:p>0,792151885415158</text:p>
          </table:table-cell>
          <table:table-cell table:style-name="ce305" office:value-type="float" office:value="16" calcext:value-type="float">
            <text:p>1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3];&quot; × &quot;;[.J33])" office:value-type="string" office:string-value="16 × 15" calcext:value-type="string">
            <text:p>16 × 15</text:p>
          </table:table-cell>
          <table:table-cell table:style-name="ce313" table:formula="of:=[.I33]*[.J33]" office:value-type="float" office:value="240" calcext:value-type="float">
            <text:p>240</text:p>
          </table:table-cell>
          <table:table-cell table:style-name="ce305" table:formula="of:=RANK([.H33];[.$H$4:.$H$49];0)" office:value-type="float" office:value="9" calcext:value-type="float">
            <text:p>9</text:p>
          </table:table-cell>
          <table:table-cell table:style-name="ce319" office:value-type="float" office:value="30" calcext:value-type="float">
            <text:p>30</text:p>
          </table:table-cell>
          <table:table-cell table:style-name="ce320" office:value-type="float" office:value="0.288101113145985" calcext:value-type="float">
            <text:p>0,288101113145985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4" calcext:value-type="float">
            <text:p>14</text:p>
          </table:table-cell>
          <table:table-cell table:style-name="ce320" table:formula="of:=COM.MICROSOFT.CONCAT([.P33];&quot; × &quot;;[.Q33])" office:value-type="string" office:string-value="8 × 14" calcext:value-type="string">
            <text:p>8 × 14</text:p>
          </table:table-cell>
          <table:table-cell table:style-name="ce324" table:formula="of:=[.P33]*[.Q33]" office:value-type="float" office:value="112" calcext:value-type="float">
            <text:p>112</text:p>
          </table:table-cell>
          <table:table-cell table:style-name="ce320" table:formula="of:=RANK([.O33];[.$O$4:.$O$44];0)" office:value-type="float" office:value="32" calcext:value-type="float">
            <text:p>32</text:p>
          </table:table-cell>
          <table:table-cell table:style-name="ce331" office:value-type="float" office:value="30" calcext:value-type="float">
            <text:p>30</text:p>
          </table:table-cell>
          <table:table-cell table:style-name="ce335" office:value-type="float" office:value="0.993693450914703" calcext:value-type="float">
            <text:p>0,993693450914703</text:p>
          </table:table-cell>
          <table:table-cell table:style-name="ce318" office:value-type="float" office:value="18" calcext:value-type="float">
            <text:p>18</text:p>
          </table:table-cell>
          <table:table-cell table:style-name="ce318" office:value-type="float" office:value="13" calcext:value-type="float">
            <text:p>13</text:p>
          </table:table-cell>
          <table:table-cell table:style-name="ce335" table:formula="of:=COM.MICROSOFT.CONCAT([.W33];&quot; × &quot;;[.X33])" office:value-type="string" office:string-value="18 × 13" calcext:value-type="string">
            <text:p>18 × 13</text:p>
          </table:table-cell>
          <table:table-cell table:style-name="ce377" table:formula="of:=[.W33]*[.X33]" office:value-type="float" office:value="234" calcext:value-type="float">
            <text:p>234</text:p>
          </table:table-cell>
          <table:table-cell table:style-name="ce335" table:formula="of:=RANK([.V33];[.$V$4:.$V$36];0)" office:value-type="float" office:value="1" calcext:value-type="float">
            <text:p>1</text:p>
          </table:table-cell>
          <table:table-cell table:style-name="ce378" office:value-type="float" office:value="30" calcext:value-type="float">
            <text:p>30</text:p>
          </table:table-cell>
          <table:table-cell table:number-columns-repeated="36"/>
        </table:table-row>
        <table:table-row table:style-name="ro4">
          <table:table-cell table:number-columns-repeated="7"/>
          <table:table-cell table:style-name="ce305" office:value-type="float" office:value="0.0912028143431211" calcext:value-type="float">
            <text:p>0,091202814343121</text:p>
          </table:table-cell>
          <table:table-cell table:style-name="ce305" office:value-type="float" office:value="18" calcext:value-type="float">
            <text:p>18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4];&quot; × &quot;;[.J34])" office:value-type="string" office:string-value="18 × 15" calcext:value-type="string">
            <text:p>18 × 15</text:p>
          </table:table-cell>
          <table:table-cell table:style-name="ce313" table:formula="of:=[.I34]*[.J34]" office:value-type="float" office:value="270" calcext:value-type="float">
            <text:p>270</text:p>
          </table:table-cell>
          <table:table-cell table:style-name="ce305" table:formula="of:=RANK([.H34];[.$H$4:.$H$49];0)" office:value-type="float" office:value="39" calcext:value-type="float">
            <text:p>39</text:p>
          </table:table-cell>
          <table:table-cell table:style-name="ce319" office:value-type="float" office:value="31" calcext:value-type="float">
            <text:p>31</text:p>
          </table:table-cell>
          <table:table-cell table:style-name="ce320" office:value-type="float" office:value="0.948730981939344" calcext:value-type="float">
            <text:p>0,948730981939344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table:formula="of:=COM.MICROSOFT.CONCAT([.P34];&quot; × &quot;;[.Q34])" office:value-type="string" office:string-value="8 × 13" calcext:value-type="string">
            <text:p>8 × 13</text:p>
          </table:table-cell>
          <table:table-cell table:style-name="ce324" table:formula="of:=[.P34]*[.Q34]" office:value-type="float" office:value="104" calcext:value-type="float">
            <text:p>104</text:p>
          </table:table-cell>
          <table:table-cell table:style-name="ce320" table:formula="of:=RANK([.O34];[.$O$4:.$O$44];0)" office:value-type="float" office:value="5" calcext:value-type="float">
            <text:p>5</text:p>
          </table:table-cell>
          <table:table-cell table:style-name="ce331" office:value-type="float" office:value="31" calcext:value-type="float">
            <text:p>31</text:p>
          </table:table-cell>
          <table:table-cell table:style-name="ce335" office:value-type="float" office:value="0.0848350272557269" calcext:value-type="float">
            <text:p>0,084835027255727</text:p>
          </table:table-cell>
          <table:table-cell table:style-name="ce318" office:value-type="float" office:value="17" calcext:value-type="float">
            <text:p>17</text:p>
          </table:table-cell>
          <table:table-cell table:style-name="ce318" office:value-type="float" office:value="14" calcext:value-type="float">
            <text:p>14</text:p>
          </table:table-cell>
          <table:table-cell table:style-name="ce335" table:formula="of:=COM.MICROSOFT.CONCAT([.W34];&quot; × &quot;;[.X34])" office:value-type="string" office:string-value="17 × 14" calcext:value-type="string">
            <text:p>17 × 14</text:p>
          </table:table-cell>
          <table:table-cell table:style-name="ce377" table:formula="of:=[.W34]*[.X34]" office:value-type="float" office:value="238" calcext:value-type="float">
            <text:p>238</text:p>
          </table:table-cell>
          <table:table-cell table:style-name="ce335" table:formula="of:=RANK([.V34];[.$V$4:.$V$36];0)" office:value-type="float" office:value="29" calcext:value-type="float">
            <text:p>29</text:p>
          </table:table-cell>
          <table:table-cell table:style-name="ce378" office:value-type="float" office:value="31" calcext:value-type="float">
            <text:p>31</text:p>
          </table:table-cell>
          <table:table-cell table:number-columns-repeated="36"/>
        </table:table-row>
        <table:table-row table:style-name="ro4">
          <table:table-cell table:number-columns-repeated="7"/>
          <table:table-cell table:style-name="ce305" office:value-type="float" office:value="0.765347869993699" calcext:value-type="float">
            <text:p>0,765347869993699</text:p>
          </table:table-cell>
          <table:table-cell table:style-name="ce305" office:value-type="float" office:value="20" calcext:value-type="float">
            <text:p>20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5];&quot; × &quot;;[.J35])" office:value-type="string" office:string-value="20 × 15" calcext:value-type="string">
            <text:p>20 × 15</text:p>
          </table:table-cell>
          <table:table-cell table:style-name="ce313" table:formula="of:=[.I35]*[.J35]" office:value-type="float" office:value="300" calcext:value-type="float">
            <text:p>300</text:p>
          </table:table-cell>
          <table:table-cell table:style-name="ce305" table:formula="of:=RANK([.H35];[.$H$4:.$H$49];0)" office:value-type="float" office:value="10" calcext:value-type="float">
            <text:p>10</text:p>
          </table:table-cell>
          <table:table-cell table:style-name="ce319" office:value-type="float" office:value="32" calcext:value-type="float">
            <text:p>32</text:p>
          </table:table-cell>
          <table:table-cell table:style-name="ce320" office:value-type="float" office:value="0.194546069055885" calcext:value-type="float">
            <text:p>0,194546069055885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table:formula="of:=COM.MICROSOFT.CONCAT([.P35];&quot; × &quot;;[.Q35])" office:value-type="string" office:string-value="7 × 12" calcext:value-type="string">
            <text:p>7 × 12</text:p>
          </table:table-cell>
          <table:table-cell table:style-name="ce324" table:formula="of:=[.P35]*[.Q35]" office:value-type="float" office:value="84" calcext:value-type="float">
            <text:p>84</text:p>
          </table:table-cell>
          <table:table-cell table:style-name="ce320" table:formula="of:=RANK([.O35];[.$O$4:.$O$44];0)" office:value-type="float" office:value="35" calcext:value-type="float">
            <text:p>35</text:p>
          </table:table-cell>
          <table:table-cell table:style-name="ce331" office:value-type="float" office:value="32" calcext:value-type="float">
            <text:p>32</text:p>
          </table:table-cell>
          <table:table-cell table:style-name="ce335" office:value-type="float" office:value="0.0232982250097377" calcext:value-type="float">
            <text:p>0,023298225009738</text:p>
          </table:table-cell>
          <table:table-cell table:style-name="ce318" office:value-type="float" office:value="19" calcext:value-type="float">
            <text:p>19</text:p>
          </table:table-cell>
          <table:table-cell table:style-name="ce318" office:value-type="float" office:value="13" calcext:value-type="float">
            <text:p>13</text:p>
          </table:table-cell>
          <table:table-cell table:style-name="ce335" table:formula="of:=COM.MICROSOFT.CONCAT([.W35];&quot; × &quot;;[.X35])" office:value-type="string" office:string-value="19 × 13" calcext:value-type="string">
            <text:p>19 × 13</text:p>
          </table:table-cell>
          <table:table-cell table:style-name="ce377" table:formula="of:=[.W35]*[.X35]" office:value-type="float" office:value="247" calcext:value-type="float">
            <text:p>247</text:p>
          </table:table-cell>
          <table:table-cell table:style-name="ce335" table:formula="of:=RANK([.V35];[.$V$4:.$V$36];0)" office:value-type="float" office:value="32" calcext:value-type="float">
            <text:p>32</text:p>
          </table:table-cell>
          <table:table-cell table:style-name="ce378" office:value-type="float" office:value="32" calcext:value-type="float">
            <text:p>32</text:p>
          </table:table-cell>
          <table:table-cell table:number-columns-repeated="36"/>
        </table:table-row>
        <table:table-row table:style-name="ro4">
          <table:table-cell table:number-columns-repeated="7"/>
          <table:table-cell table:style-name="ce305" office:value-type="float" office:value="0.569901303403509" calcext:value-type="float">
            <text:p>0,569901303403509</text:p>
          </table:table-cell>
          <table:table-cell table:style-name="ce305" office:value-type="float" office:value="24" calcext:value-type="float">
            <text:p>2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6];&quot; × &quot;;[.J36])" office:value-type="string" office:string-value="24 × 15" calcext:value-type="string">
            <text:p>24 × 15</text:p>
          </table:table-cell>
          <table:table-cell table:style-name="ce313" table:formula="of:=[.I36]*[.J36]" office:value-type="float" office:value="360" calcext:value-type="float">
            <text:p>360</text:p>
          </table:table-cell>
          <table:table-cell table:style-name="ce305" table:formula="of:=RANK([.H36];[.$H$4:.$H$49];0)" office:value-type="float" office:value="16" calcext:value-type="float">
            <text:p>16</text:p>
          </table:table-cell>
          <table:table-cell table:style-name="ce319" office:value-type="float" office:value="33" calcext:value-type="float">
            <text:p>33</text:p>
          </table:table-cell>
          <table:table-cell table:style-name="ce320" office:value-type="float" office:value="0.992580697907034" calcext:value-type="float">
            <text:p>0,992580697907034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table:formula="of:=COM.MICROSOFT.CONCAT([.P36];&quot; × &quot;;[.Q36])" office:value-type="string" office:string-value="7 × 13" calcext:value-type="string">
            <text:p>7 × 13</text:p>
          </table:table-cell>
          <table:table-cell table:style-name="ce324" table:formula="of:=[.P36]*[.Q36]" office:value-type="float" office:value="91" calcext:value-type="float">
            <text:p>91</text:p>
          </table:table-cell>
          <table:table-cell table:style-name="ce320" table:formula="of:=RANK([.O36];[.$O$4:.$O$44];0)" office:value-type="float" office:value="1" calcext:value-type="float">
            <text:p>1</text:p>
          </table:table-cell>
          <table:table-cell table:style-name="ce331" office:value-type="float" office:value="33" calcext:value-type="float">
            <text:p>33</text:p>
          </table:table-cell>
          <table:table-cell table:style-name="ce335" office:value-type="float" office:value="0.445729017522318" calcext:value-type="float">
            <text:p>0,445729017522318</text:p>
          </table:table-cell>
          <table:table-cell table:style-name="ce318" office:value-type="float" office:value="18" calcext:value-type="float">
            <text:p>18</text:p>
          </table:table-cell>
          <table:table-cell table:style-name="ce318" office:value-type="float" office:value="14" calcext:value-type="float">
            <text:p>14</text:p>
          </table:table-cell>
          <table:table-cell table:style-name="ce335" table:formula="of:=COM.MICROSOFT.CONCAT([.W36];&quot; × &quot;;[.X36])" office:value-type="string" office:string-value="18 × 14" calcext:value-type="string">
            <text:p>18 × 14</text:p>
          </table:table-cell>
          <table:table-cell table:style-name="ce377" table:formula="of:=[.W36]*[.X36]" office:value-type="float" office:value="252" calcext:value-type="float">
            <text:p>252</text:p>
          </table:table-cell>
          <table:table-cell table:style-name="ce335" table:formula="of:=RANK([.V36];[.$V$4:.$V$36];0)" office:value-type="float" office:value="17" calcext:value-type="float">
            <text:p>17</text:p>
          </table:table-cell>
          <table:table-cell table:style-name="ce378" office:value-type="float" office:value="33" calcext:value-type="float">
            <text:p>33</text:p>
          </table:table-cell>
          <table:table-cell table:number-columns-repeated="36"/>
        </table:table-row>
        <table:table-row table:style-name="ro4">
          <table:table-cell table:number-columns-repeated="7"/>
          <table:table-cell table:style-name="ce305" office:value-type="float" office:value="0.167537270029297" calcext:value-type="float">
            <text:p>0,167537270029297</text:p>
          </table:table-cell>
          <table:table-cell table:style-name="ce305" office:value-type="float" office:value="26" calcext:value-type="float">
            <text:p>2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7];&quot; × &quot;;[.J37])" office:value-type="string" office:string-value="26 × 15" calcext:value-type="string">
            <text:p>26 × 15</text:p>
          </table:table-cell>
          <table:table-cell table:style-name="ce313" table:formula="of:=[.I37]*[.J37]" office:value-type="float" office:value="390" calcext:value-type="float">
            <text:p>390</text:p>
          </table:table-cell>
          <table:table-cell table:style-name="ce305" table:formula="of:=RANK([.H37];[.$H$4:.$H$49];0)" office:value-type="float" office:value="32" calcext:value-type="float">
            <text:p>32</text:p>
          </table:table-cell>
          <table:table-cell table:style-name="ce319" office:value-type="float" office:value="34" calcext:value-type="float">
            <text:p>34</text:p>
          </table:table-cell>
          <table:table-cell table:style-name="ce322" office:value-type="float" office:value="0.904863899670305" calcext:value-type="float">
            <text:p>0,904863899670305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4" calcext:value-type="float">
            <text:p>14</text:p>
          </table:table-cell>
          <table:table-cell table:style-name="ce322" table:formula="of:=COM.MICROSOFT.CONCAT([.P37];&quot; × &quot;;[.Q37])" office:value-type="string" office:string-value="7 × 14" calcext:value-type="string">
            <text:p>7 × 14</text:p>
          </table:table-cell>
          <table:table-cell table:style-name="ce330" table:formula="of:=[.P37]*[.Q37]" office:value-type="float" office:value="98" calcext:value-type="float">
            <text:p>98</text:p>
          </table:table-cell>
          <table:table-cell table:style-name="ce322" table:formula="of:=RANK([.O37];[.$O$4:.$O$44];0)" office:value-type="float" office:value="8" calcext:value-type="float">
            <text:p>8</text:p>
          </table:table-cell>
          <table:table-cell table:style-name="ce331" office:value-type="float" office:value="34" calcext:value-type="float">
            <text:p>34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5" office:value-type="float" office:value="0.606064018339865" calcext:value-type="float">
            <text:p>0,606064018339865</text:p>
          </table:table-cell>
          <table:table-cell table:style-name="ce305" office:value-type="float" office:value="28" calcext:value-type="float">
            <text:p>28</text:p>
          </table:table-cell>
          <table:table-cell table:style-name="ce305" office:value-type="float" office:value="16" calcext:value-type="float">
            <text:p>16</text:p>
          </table:table-cell>
          <table:table-cell table:style-name="ce305" table:formula="of:=COM.MICROSOFT.CONCAT([.I38];&quot; × &quot;;[.J38])" office:value-type="string" office:string-value="28 × 16" calcext:value-type="string">
            <text:p>28 × 16</text:p>
          </table:table-cell>
          <table:table-cell table:style-name="ce313" table:formula="of:=[.I38]*[.J38]" office:value-type="float" office:value="448" calcext:value-type="float">
            <text:p>448</text:p>
          </table:table-cell>
          <table:table-cell table:style-name="ce305" table:formula="of:=RANK([.H38];[.$H$4:.$H$49];0)" office:value-type="float" office:value="14" calcext:value-type="float">
            <text:p>14</text:p>
          </table:table-cell>
          <table:table-cell table:style-name="ce319" office:value-type="float" office:value="35" calcext:value-type="float">
            <text:p>35</text:p>
          </table:table-cell>
          <table:table-cell table:style-name="ce322" office:value-type="float" office:value="0.676989707278887" calcext:value-type="float">
            <text:p>0,676989707278887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6" calcext:value-type="float">
            <text:p>16</text:p>
          </table:table-cell>
          <table:table-cell table:style-name="ce322" table:formula="of:=COM.MICROSOFT.CONCAT([.P38];&quot; × &quot;;[.Q38])" office:value-type="string" office:string-value="7 × 16" calcext:value-type="string">
            <text:p>7 × 16</text:p>
          </table:table-cell>
          <table:table-cell table:style-name="ce330" table:formula="of:=[.P38]*[.Q38]" office:value-type="float" office:value="112" calcext:value-type="float">
            <text:p>112</text:p>
          </table:table-cell>
          <table:table-cell table:style-name="ce322" table:formula="of:=RANK([.O38];[.$O$4:.$O$44];0)" office:value-type="float" office:value="19" calcext:value-type="float">
            <text:p>19</text:p>
          </table:table-cell>
          <table:table-cell table:style-name="ce331" office:value-type="float" office:value="35" calcext:value-type="float">
            <text:p>35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5" office:value-type="float" office:value="0.679070208353988" calcext:value-type="float">
            <text:p>0,679070208353988</text:p>
          </table:table-cell>
          <table:table-cell table:style-name="ce305" office:value-type="float" office:value="30" calcext:value-type="float">
            <text:p>30</text:p>
          </table:table-cell>
          <table:table-cell table:style-name="ce305" office:value-type="float" office:value="17" calcext:value-type="float">
            <text:p>17</text:p>
          </table:table-cell>
          <table:table-cell table:style-name="ce305" table:formula="of:=COM.MICROSOFT.CONCAT([.I39];&quot; × &quot;;[.J39])" office:value-type="string" office:string-value="30 × 17" calcext:value-type="string">
            <text:p>30 × 17</text:p>
          </table:table-cell>
          <table:table-cell table:style-name="ce313" table:formula="of:=[.I39]*[.J39]" office:value-type="float" office:value="510" calcext:value-type="float">
            <text:p>510</text:p>
          </table:table-cell>
          <table:table-cell table:style-name="ce305" table:formula="of:=RANK([.H39];[.$H$4:.$H$49];0)" office:value-type="float" office:value="12" calcext:value-type="float">
            <text:p>12</text:p>
          </table:table-cell>
          <table:table-cell table:style-name="ce319" office:value-type="float" office:value="36" calcext:value-type="float">
            <text:p>36</text:p>
          </table:table-cell>
          <table:table-cell table:style-name="ce322" office:value-type="float" office:value="0.0118003317331344" calcext:value-type="float">
            <text:p>0,011800331733134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3" calcext:value-type="float">
            <text:p>13</text:p>
          </table:table-cell>
          <table:table-cell table:style-name="ce322" table:formula="of:=COM.MICROSOFT.CONCAT([.P39];&quot; × &quot;;[.Q39])" office:value-type="string" office:string-value="6 × 13" calcext:value-type="string">
            <text:p>6 × 13</text:p>
          </table:table-cell>
          <table:table-cell table:style-name="ce330" table:formula="of:=[.P39]*[.Q39]" office:value-type="float" office:value="78" calcext:value-type="float">
            <text:p>78</text:p>
          </table:table-cell>
          <table:table-cell table:style-name="ce322" table:formula="of:=RANK([.O39];[.$O$4:.$O$44];0)" office:value-type="float" office:value="41" calcext:value-type="float">
            <text:p>41</text:p>
          </table:table-cell>
          <table:table-cell table:style-name="ce331" office:value-type="float" office:value="36" calcext:value-type="float">
            <text:p>36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5" office:value-type="float" office:value="0.38503262262019" calcext:value-type="float">
            <text:p>0,38503262262019</text:p>
          </table:table-cell>
          <table:table-cell table:style-name="ce305" office:value-type="float" office:value="32" calcext:value-type="float">
            <text:p>3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40];&quot; × &quot;;[.J40])" office:value-type="string" office:string-value="32 × 15" calcext:value-type="string">
            <text:p>32 × 15</text:p>
          </table:table-cell>
          <table:table-cell table:style-name="ce313" table:formula="of:=[.I40]*[.J40]" office:value-type="float" office:value="480" calcext:value-type="float">
            <text:p>480</text:p>
          </table:table-cell>
          <table:table-cell table:style-name="ce305" table:formula="of:=RANK([.H40];[.$H$4:.$H$49];0)" office:value-type="float" office:value="25" calcext:value-type="float">
            <text:p>25</text:p>
          </table:table-cell>
          <table:table-cell table:style-name="ce319" office:value-type="float" office:value="37" calcext:value-type="float">
            <text:p>37</text:p>
          </table:table-cell>
          <table:table-cell table:style-name="ce322" office:value-type="float" office:value="0.873107408667599" calcext:value-type="float">
            <text:p>0,873107408667599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4" calcext:value-type="float">
            <text:p>14</text:p>
          </table:table-cell>
          <table:table-cell table:style-name="ce322" table:formula="of:=COM.MICROSOFT.CONCAT([.P40];&quot; × &quot;;[.Q40])" office:value-type="string" office:string-value="6 × 14" calcext:value-type="string">
            <text:p>6 × 14</text:p>
          </table:table-cell>
          <table:table-cell table:style-name="ce330" table:formula="of:=[.P40]*[.Q40]" office:value-type="float" office:value="84" calcext:value-type="float">
            <text:p>84</text:p>
          </table:table-cell>
          <table:table-cell table:style-name="ce322" table:formula="of:=RANK([.O40];[.$O$4:.$O$44];0)" office:value-type="float" office:value="9" calcext:value-type="float">
            <text:p>9</text:p>
          </table:table-cell>
          <table:table-cell table:style-name="ce331" office:value-type="float" office:value="37" calcext:value-type="float">
            <text:p>37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6" office:value-type="float" office:value="0.0138401554373196" calcext:value-type="float">
            <text:p>0,01384015543732</text:p>
          </table:table-cell>
          <table:table-cell table:style-name="ce306" office:value-type="float" office:value="11" calcext:value-type="float">
            <text:p>11</text:p>
          </table:table-cell>
          <table:table-cell table:style-name="ce306"/>
          <table:table-cell table:style-name="ce306" table:formula="of:=COM.MICROSOFT.CONCAT([.I41];&quot;²&quot;)" office:value-type="string" office:string-value="11²" calcext:value-type="string">
            <text:p>11²</text:p>
          </table:table-cell>
          <table:table-cell table:style-name="ce314" table:formula="of:=[.I41]^2" office:value-type="float" office:value="121" calcext:value-type="float">
            <text:p>121</text:p>
          </table:table-cell>
          <table:table-cell table:style-name="ce306" table:formula="of:=RANK([.H41];[.$H$4:.$H$49];0)" office:value-type="float" office:value="45" calcext:value-type="float">
            <text:p>45</text:p>
          </table:table-cell>
          <table:table-cell table:style-name="ce319" office:value-type="float" office:value="38" calcext:value-type="float">
            <text:p>38</text:p>
          </table:table-cell>
          <table:table-cell table:style-name="ce322" office:value-type="float" office:value="0.381754020150403" calcext:value-type="float">
            <text:p>0,381754020150403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6" calcext:value-type="float">
            <text:p>16</text:p>
          </table:table-cell>
          <table:table-cell table:style-name="ce322" table:formula="of:=COM.MICROSOFT.CONCAT([.P41];&quot; × &quot;;[.Q41])" office:value-type="string" office:string-value="6 × 16" calcext:value-type="string">
            <text:p>6 × 16</text:p>
          </table:table-cell>
          <table:table-cell table:style-name="ce330" table:formula="of:=[.P41]*[.Q41]" office:value-type="float" office:value="96" calcext:value-type="float">
            <text:p>96</text:p>
          </table:table-cell>
          <table:table-cell table:style-name="ce322" table:formula="of:=RANK([.O41];[.$O$4:.$O$44];0)" office:value-type="float" office:value="26" calcext:value-type="float">
            <text:p>26</text:p>
          </table:table-cell>
          <table:table-cell table:style-name="ce331" office:value-type="float" office:value="38" calcext:value-type="float">
            <text:p>38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6" office:value-type="float" office:value="0.952181628695603" calcext:value-type="float">
            <text:p>0,952181628695603</text:p>
          </table:table-cell>
          <table:table-cell table:style-name="ce306" office:value-type="float" office:value="12" calcext:value-type="float">
            <text:p>12</text:p>
          </table:table-cell>
          <table:table-cell table:style-name="ce306"/>
          <table:table-cell table:style-name="ce306" table:formula="of:=COM.MICROSOFT.CONCAT([.I42];&quot;²&quot;)" office:value-type="string" office:string-value="12²" calcext:value-type="string">
            <text:p>12²</text:p>
          </table:table-cell>
          <table:table-cell table:style-name="ce314" table:formula="of:=[.I42]^2" office:value-type="float" office:value="144" calcext:value-type="float">
            <text:p>144</text:p>
          </table:table-cell>
          <table:table-cell table:style-name="ce306" table:formula="of:=RANK([.H42];[.$H$4:.$H$49];0)" office:value-type="float" office:value="3" calcext:value-type="float">
            <text:p>3</text:p>
          </table:table-cell>
          <table:table-cell table:style-name="ce319" office:value-type="float" office:value="39" calcext:value-type="float">
            <text:p>39</text:p>
          </table:table-cell>
          <table:table-cell table:style-name="ce320" office:value-type="float" office:value="0.106374300710401" calcext:value-type="float">
            <text:p>0,106374300710401</text:p>
          </table:table-cell>
          <table:table-cell table:style-name="ce322" office:value-type="float" office:value="25" calcext:value-type="float">
            <text:p>25</text:p>
          </table:table-cell>
          <table:table-cell table:style-name="ce322" office:value-type="float" office:value="35" calcext:value-type="float">
            <text:p>35</text:p>
          </table:table-cell>
          <table:table-cell table:style-name="ce320" table:formula="of:=COM.MICROSOFT.CONCAT([.P42];&quot; × &quot;;[.Q42])" office:value-type="string" office:string-value="25 × 35" calcext:value-type="string">
            <text:p>25 × 35</text:p>
          </table:table-cell>
          <table:table-cell table:style-name="ce324" table:formula="of:=[.P42]*[.Q42]" office:value-type="float" office:value="875" calcext:value-type="float">
            <text:p>875</text:p>
          </table:table-cell>
          <table:table-cell table:style-name="ce320" table:formula="of:=RANK([.O42];[.$O$4:.$O$44];0)" office:value-type="float" office:value="38" calcext:value-type="float">
            <text:p>38</text:p>
          </table:table-cell>
          <table:table-cell table:style-name="ce331" office:value-type="float" office:value="39" calcext:value-type="float">
            <text:p>39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6" office:value-type="float" office:value="0.438178767387592" calcext:value-type="float">
            <text:p>0,438178767387592</text:p>
          </table:table-cell>
          <table:table-cell table:style-name="ce306" office:value-type="float" office:value="13" calcext:value-type="float">
            <text:p>13</text:p>
          </table:table-cell>
          <table:table-cell table:style-name="ce306"/>
          <table:table-cell table:style-name="ce306" table:formula="of:=COM.MICROSOFT.CONCAT([.I43];&quot;²&quot;)" office:value-type="string" office:string-value="13²" calcext:value-type="string">
            <text:p>13²</text:p>
          </table:table-cell>
          <table:table-cell table:style-name="ce314" table:formula="of:=[.I43]^2" office:value-type="float" office:value="169" calcext:value-type="float">
            <text:p>169</text:p>
          </table:table-cell>
          <table:table-cell table:style-name="ce306" table:formula="of:=RANK([.H43];[.$H$4:.$H$49];0)" office:value-type="float" office:value="22" calcext:value-type="float">
            <text:p>22</text:p>
          </table:table-cell>
          <table:table-cell table:style-name="ce319" office:value-type="float" office:value="40" calcext:value-type="float">
            <text:p>40</text:p>
          </table:table-cell>
          <table:table-cell table:style-name="ce320" office:value-type="float" office:value="0.197127510996151" calcext:value-type="float">
            <text:p>0,197127510996151</text:p>
          </table:table-cell>
          <table:table-cell table:style-name="ce322" office:value-type="float" office:value="26" calcext:value-type="float">
            <text:p>26</text:p>
          </table:table-cell>
          <table:table-cell table:style-name="ce322" office:value-type="float" office:value="34" calcext:value-type="float">
            <text:p>34</text:p>
          </table:table-cell>
          <table:table-cell table:style-name="ce320" table:formula="of:=COM.MICROSOFT.CONCAT([.P43];&quot; × &quot;;[.Q43])" office:value-type="string" office:string-value="26 × 34" calcext:value-type="string">
            <text:p>26 × 34</text:p>
          </table:table-cell>
          <table:table-cell table:style-name="ce324" table:formula="of:=[.P43]*[.Q43]" office:value-type="float" office:value="884" calcext:value-type="float">
            <text:p>884</text:p>
          </table:table-cell>
          <table:table-cell table:style-name="ce320" table:formula="of:=RANK([.O43];[.$O$4:.$O$44];0)" office:value-type="float" office:value="33" calcext:value-type="float">
            <text:p>33</text:p>
          </table:table-cell>
          <table:table-cell table:style-name="ce331" office:value-type="float" office:value="40" calcext:value-type="float">
            <text:p>40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6" office:value-type="float" office:value="0.0991417969011104" calcext:value-type="float">
            <text:p>0,09914179690111</text:p>
          </table:table-cell>
          <table:table-cell table:style-name="ce306" office:value-type="float" office:value="14" calcext:value-type="float">
            <text:p>14</text:p>
          </table:table-cell>
          <table:table-cell table:style-name="ce306"/>
          <table:table-cell table:style-name="ce306" table:formula="of:=COM.MICROSOFT.CONCAT([.I44];&quot;²&quot;)" office:value-type="string" office:string-value="14²" calcext:value-type="string">
            <text:p>14²</text:p>
          </table:table-cell>
          <table:table-cell table:style-name="ce314" table:formula="of:=[.I44]^2" office:value-type="float" office:value="196" calcext:value-type="float">
            <text:p>196</text:p>
          </table:table-cell>
          <table:table-cell table:style-name="ce306" table:formula="of:=RANK([.H44];[.$H$4:.$H$49];0)" office:value-type="float" office:value="37" calcext:value-type="float">
            <text:p>37</text:p>
          </table:table-cell>
          <table:table-cell table:style-name="ce319" office:value-type="float" office:value="41" calcext:value-type="float">
            <text:p>41</text:p>
          </table:table-cell>
          <table:table-cell table:style-name="ce320" office:value-type="float" office:value="0.456378150145172" calcext:value-type="float">
            <text:p>0,456378150145172</text:p>
          </table:table-cell>
          <table:table-cell table:style-name="ce322" office:value-type="float" office:value="27" calcext:value-type="float">
            <text:p>27</text:p>
          </table:table-cell>
          <table:table-cell table:style-name="ce322" office:value-type="float" office:value="33" calcext:value-type="float">
            <text:p>33</text:p>
          </table:table-cell>
          <table:table-cell table:style-name="ce320" table:formula="of:=COM.MICROSOFT.CONCAT([.P44];&quot; × &quot;;[.Q44])" office:value-type="string" office:string-value="27 × 33" calcext:value-type="string">
            <text:p>27 × 33</text:p>
          </table:table-cell>
          <table:table-cell table:style-name="ce324" table:formula="of:=[.P44]*[.Q44]" office:value-type="float" office:value="891" calcext:value-type="float">
            <text:p>891</text:p>
          </table:table-cell>
          <table:table-cell table:style-name="ce320" table:formula="of:=RANK([.O44];[.$O$4:.$O$44];0)" office:value-type="float" office:value="25" calcext:value-type="float">
            <text:p>25</text:p>
          </table:table-cell>
          <table:table-cell table:style-name="ce331" office:value-type="float" office:value="41" calcext:value-type="float">
            <text:p>41</text:p>
          </table:table-cell>
          <table:table-cell table:number-columns-repeated="43"/>
        </table:table-row>
        <table:table-row table:style-name="ro4">
          <table:table-cell table:number-columns-repeated="7"/>
          <table:table-cell table:style-name="ce306" office:value-type="float" office:value="0.812424844770186" calcext:value-type="float">
            <text:p>0,812424844770186</text:p>
          </table:table-cell>
          <table:table-cell table:style-name="ce306" office:value-type="float" office:value="15" calcext:value-type="float">
            <text:p>15</text:p>
          </table:table-cell>
          <table:table-cell table:style-name="ce306"/>
          <table:table-cell table:style-name="ce306" table:formula="of:=COM.MICROSOFT.CONCAT([.I45];&quot;²&quot;)" office:value-type="string" office:string-value="15²" calcext:value-type="string">
            <text:p>15²</text:p>
          </table:table-cell>
          <table:table-cell table:style-name="ce314" table:formula="of:=[.I45]^2" office:value-type="float" office:value="225" calcext:value-type="float">
            <text:p>225</text:p>
          </table:table-cell>
          <table:table-cell table:style-name="ce306" table:formula="of:=RANK([.H45];[.$H$4:.$H$49];0)" office:value-type="float" office:value="7" calcext:value-type="float">
            <text:p>7</text:p>
          </table:table-cell>
          <table:table-cell table:style-name="ce319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4">
          <table:table-cell table:number-columns-repeated="7"/>
          <table:table-cell table:style-name="ce320" office:value-type="float" office:value="0.656608807148444" calcext:value-type="float">
            <text:p>0,656608807148444</text:p>
          </table:table-cell>
          <table:table-cell table:style-name="ce322" office:value-type="float" office:value="16" calcext:value-type="float">
            <text:p>16</text:p>
          </table:table-cell>
          <table:table-cell table:style-name="ce322"/>
          <table:table-cell table:style-name="ce320" table:formula="of:=COM.MICROSOFT.CONCAT([.I46];&quot;²&quot;)" office:value-type="string" office:string-value="16²" calcext:value-type="string">
            <text:p>16²</text:p>
          </table:table-cell>
          <table:table-cell table:style-name="ce324" table:formula="of:=[.I46]^2" office:value-type="float" office:value="256" calcext:value-type="float">
            <text:p>256</text:p>
          </table:table-cell>
          <table:table-cell table:style-name="ce320" table:formula="of:=RANK([.H46];[.$H$4:.$H$49];0)" office:value-type="float" office:value="13" calcext:value-type="float">
            <text:p>13</text:p>
          </table:table-cell>
          <table:table-cell table:style-name="ce319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4">
          <table:table-cell table:number-columns-repeated="7"/>
          <table:table-cell table:style-name="ce320" office:value-type="float" office:value="0.401461577271168" calcext:value-type="float">
            <text:p>0,401461577271168</text:p>
          </table:table-cell>
          <table:table-cell table:style-name="ce322" office:value-type="float" office:value="17" calcext:value-type="float">
            <text:p>17</text:p>
          </table:table-cell>
          <table:table-cell table:style-name="ce322"/>
          <table:table-cell table:style-name="ce320" table:formula="of:=COM.MICROSOFT.CONCAT([.I47];&quot;²&quot;)" office:value-type="string" office:string-value="17²" calcext:value-type="string">
            <text:p>17²</text:p>
          </table:table-cell>
          <table:table-cell table:style-name="ce324" table:formula="of:=[.I47]^2" office:value-type="float" office:value="289" calcext:value-type="float">
            <text:p>289</text:p>
          </table:table-cell>
          <table:table-cell table:style-name="ce320" table:formula="of:=RANK([.H47];[.$H$4:.$H$49];0)" office:value-type="float" office:value="23" calcext:value-type="float">
            <text:p>23</text:p>
          </table:table-cell>
          <table:table-cell table:style-name="ce319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4">
          <table:table-cell table:number-columns-repeated="7"/>
          <table:table-cell table:style-name="ce320" office:value-type="float" office:value="0.388947295554665" calcext:value-type="float">
            <text:p>0,388947295554665</text:p>
          </table:table-cell>
          <table:table-cell table:style-name="ce322" office:value-type="float" office:value="18" calcext:value-type="float">
            <text:p>18</text:p>
          </table:table-cell>
          <table:table-cell table:style-name="ce322"/>
          <table:table-cell table:style-name="ce320" table:formula="of:=COM.MICROSOFT.CONCAT([.I48];&quot;²&quot;)" office:value-type="string" office:string-value="18²" calcext:value-type="string">
            <text:p>18²</text:p>
          </table:table-cell>
          <table:table-cell table:style-name="ce324" table:formula="of:=[.I48]^2" office:value-type="float" office:value="324" calcext:value-type="float">
            <text:p>324</text:p>
          </table:table-cell>
          <table:table-cell table:style-name="ce320" table:formula="of:=RANK([.H48];[.$H$4:.$H$49];0)" office:value-type="float" office:value="24" calcext:value-type="float">
            <text:p>24</text:p>
          </table:table-cell>
          <table:table-cell table:style-name="ce319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4">
          <table:table-cell table:number-columns-repeated="7"/>
          <table:table-cell table:style-name="ce320" office:value-type="float" office:value="0.697508014655687" calcext:value-type="float">
            <text:p>0,697508014655687</text:p>
          </table:table-cell>
          <table:table-cell table:style-name="ce322" office:value-type="float" office:value="19" calcext:value-type="float">
            <text:p>19</text:p>
          </table:table-cell>
          <table:table-cell table:style-name="ce322"/>
          <table:table-cell table:style-name="ce320" table:formula="of:=COM.MICROSOFT.CONCAT([.I49];&quot;²&quot;)" office:value-type="string" office:string-value="19²" calcext:value-type="string">
            <text:p>19²</text:p>
          </table:table-cell>
          <table:table-cell table:style-name="ce324" table:formula="of:=[.I49]^2" office:value-type="float" office:value="361" calcext:value-type="float">
            <text:p>361</text:p>
          </table:table-cell>
          <table:table-cell table:style-name="ce320" table:formula="of:=RANK([.H49];[.$H$4:.$H$49];0)" office:value-type="float" office:value="11" calcext:value-type="float">
            <text:p>11</text:p>
          </table:table-cell>
          <table:table-cell table:style-name="ce319" office:value-type="float" office:value="46" calcext:value-type="float">
            <text:p>46</text:p>
          </table:table-cell>
          <table:table-cell table:number-columns-repeated="50"/>
        </table:table-row>
        <table:table-row table:style-name="ro4" table:number-rows-repeated="2">
          <table:table-cell table:number-columns-repeated="64"/>
        </table:table-row>
        <table:table-row table:style-name="ro4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table:number-columns-repeated="7"/>
          <table:table-cell table:style-name="ce321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 table:number-rows-repeated="104851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5:50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21-01-18T10:16:19.846000000</dc:date>
    <meta:editing-duration>P1DT22H25M57S</meta:editing-duration>
    <meta:editing-cycles>490</meta:editing-cycles>
    <meta:generator>LibreOffice/6.1.5.2$Windows_X86_64 LibreOffice_project/90f8dcf33c87b3705e78202e3df5142b201bd805</meta:generator>
    <meta:document-statistic meta:table-count="6" meta:cell-count="1438" meta:object-count="2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RAZ niveau 1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2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3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4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purge nombres saisis niveau 1
Sub RAZ_Niveau1()
	Dim Feuille as Object, Plage1 as Object, Plage2 as Object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2
Sub RAZ_Niveau2()
	Dim Feuille as Object, Plage1 as Object, Plage2 as Object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3
Sub RAZ_Niveau3()
	Dim Feuille as Object, Plage1 as Object, Plage2 as Object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4
Sub RAZ_Niveau4()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